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gif" manifest:full-path="Pictures/10000000000002140000000C0B56A8A5.gif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Replacements/Object 40"/>
  <manifest:file-entry manifest:media-type="" manifest:full-path="ObjectReplacements/Object 41"/>
  <manifest:file-entry manifest:media-type="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" manifest:full-path="ObjectReplacements/Object 56"/>
  <manifest:file-entry manifest:media-type="application/x-openoffice-gdimetafile;windows_formatname=&quot;GDIMetaFile&quot;" manifest:full-path="ObjectReplacements/Object 57"/>
  <manifest:file-entry manifest:media-type="" manifest:full-path="ObjectReplacements/Object 58"/>
  <manifest:file-entry manifest:media-type="" manifest:full-path="ObjectReplacements/Object 59"/>
  <manifest:file-entry manifest:media-type="" manifest:full-path="ObjectReplacements/Object 60"/>
  <manifest:file-entry manifest:media-type="" manifest:full-path="ObjectReplacements/Object 61"/>
  <manifest:file-entry manifest:media-type="" manifest:full-path="ObjectReplacements/Object 62"/>
  <manifest:file-entry manifest:media-type="" manifest:full-path="ObjectReplacements/Object 63"/>
  <manifest:file-entry manifest:media-type="" manifest:full-path="ObjectReplacements/Object 64"/>
  <manifest:file-entry manifest:media-type="" manifest:full-path="ObjectReplacements/Object 65"/>
  <manifest:file-entry manifest:media-type="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Replacements/Object 37"/>
  <manifest:file-entry manifest:media-type="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8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23.25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Default-title">
      <style:graphic-properties draw:fill-color="#ffffff" fo:min-height="7.93cm"/>
    </style:style>
    <style:style style:name="pr2" style:family="presentation" style:parent-style-name="Default-subtitle">
      <style:graphic-properties draw:fill-color="#ffffff" fo:min-height="7.855cm"/>
    </style:style>
    <style:style style:name="pr3" style:family="presentation" style:parent-style-name="Default-notes" style:list-style-name="L3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4cm"/>
    </style:style>
    <style:style style:name="pr5" style:family="presentation" style:parent-style-name="Default-outline1">
      <style:graphic-properties fo:min-height="13.613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notes" style:list-style-name="L3">
      <style:graphic-properties draw:fill-color="#ffffff" draw:auto-grow-height="true" fo:min-height="12.573cm"/>
    </style:style>
    <style:style style:name="pr8" style:family="presentation" style:parent-style-name="Default-subtitle">
      <style:graphic-properties draw:fill-color="#ffffff" draw:auto-grow-height="true" fo:min-height="17.941cm"/>
    </style:style>
    <style:style style:name="pr9" style:family="presentation" style:parent-style-name="Default-title">
      <style:graphic-properties fo:min-height="2.723cm"/>
    </style:style>
    <style:style style:name="pr10" style:family="presentation" style:parent-style-name="Default-title" style:list-style-name="L4">
      <style:graphic-properties draw:fill-color="#ffffff" draw:auto-grow-height="true" fo:min-height="2.974cm"/>
    </style:style>
    <style:style style:name="pr11" style:family="presentation" style:parent-style-name="Default-notes" style:list-style-name="L3">
      <style:graphic-properties draw:fill-color="#ffffff" draw:auto-grow-height="true" fo:min-height="12.573cm"/>
    </style:style>
    <style:style style:name="pr12" style:family="presentation" style:parent-style-name="Default-title" style:list-style-name="L4">
      <style:graphic-properties draw:fill-color="#ffffff" draw:auto-grow-height="true" fo:min-height="2.974cm"/>
    </style:style>
    <style:style style:name="pr13" style:family="presentation" style:parent-style-name="Default-notes" style:list-style-name="L3">
      <style:graphic-properties draw:fill-color="#ffffff" draw:auto-grow-height="true" fo:min-height="12.573cm"/>
    </style:style>
    <style:style style:name="pr14" style:family="presentation" style:parent-style-name="Default-subtitle">
      <style:graphic-properties draw:fill-color="#ffffff" fo:min-height="17.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18pt"/>
    </style:style>
    <style:style style:name="T4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ne's Method for N-Body Spacecraf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7.93cm" svg:x="1.399cm" svg:y="4.063cm" presentation:class="title" presentation:user-transformed="true">
          <draw:text-box>
            <text:p text:style-name="P1">Modeling Multi-Body Spacecraft Using Momentum State Dynamics <text:line-break/>(MSD)</text:p>
          </draw:text-box>
        </draw:frame>
        <draw:frame presentation:style-name="pr2" draw:text-style-name="P2" draw:layer="layout" svg:width="25.191cm" svg:height="7.855cm" svg:x="1.399cm" svg:y="10.798cm" presentation:class="subtitle" presentation:user-transformed="true">
          <draw:text-box>
            <text:p text:style-name="P1"><text:span text:style-name="T1">Eric Stoneking</text:span></text:p>
            <text:p text:style-name="P1"><text:span text:style-name="T1">October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2.974cm" svg:x="1.399cm" svg:y="0.837cm" presentation:class="title">
          <draw:text-box>
            <text:p>Objectives</text:p>
          </draw:text-box>
        </draw:frame>
        <draw:frame presentation:style-name="pr5" draw:layer="layout" svg:width="25.191cm" svg:height="13.613cm" svg:x="1.399cm" svg:y="4.915cm" presentation:class="outline">
          <draw:text-box>
            <text:list text:style-name="L2">
              <text:list-item>
                <text:p>To formulate momentum state dynamics for Freespace, adding these capabilities</text:p>
                <text:list>
                  <text:list-item>
                    <text:p>Tree topology</text:p>
                  </text:list-item>
                  <text:list-item>
                    <text:p>Flexible modes</text:p>
                  </text:list-item>
                  <text:list-item>
                    <text:p>2-DOF and 3-DOF gimbal joints</text:p>
                  </text:list-item>
                  <text:list-item>
                    <text:p>Slider joints</text:p>
                  </text:list-item>
                  <text:list-item>
                    <text:p>Lockable joints</text:p>
                  </text:list-item>
                </text:list>
              </text:list-item>
              <text:list-item>
                <text:p>By request, we seek to preserve the decoupling between the differential equations of mo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draw:style-name="gr2" draw:layer="layout" svg:width="14.831cm" svg:height="1.1cm" svg:x="5.945cm" svg:y="10.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footer-name="ftr1">
        <office:forms form:automatic-focus="false" form:apply-design-mode="false"/>
        <draw:frame presentation:style-name="pr8" draw:layer="layout" svg:width="25.191cm" svg:height="17.941cm" svg:x="1.399cm" svg:y="0.837cm" presentation:class="subtitle">
          <draw:text-box>
            <text:p>Rigid Bodi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Linear and Angular Momentum</text:p>
          </draw:text-box>
        </draw:frame>
        <draw:ellipse draw:style-name="gr3" draw:text-style-name="P4" draw:layer="layout" svg:width="13.074cm" svg:height="7.787cm" draw:transform="skewX (7.31682177800021E-017) rotate (0.352556508902788) translate (10.38cm 8.714cm)">
          <text:p/>
        </draw:ellipse>
        <draw:ellipse draw:style-name="gr4" draw:text-style-name="P4" draw:layer="layout" svg:width="0.371cm" svg:height="0.338cm" svg:x="12.082cm" svg:y="13.127cm">
          <text:p/>
        </draw:ellipse>
        <draw:line draw:style-name="gr3" draw:text-style-name="P4" draw:layer="layout" svg:x1="1.857cm" svg:y1="14.752cm" svg:x2="1.857cm" svg:y2="18.635cm">
          <text:p/>
        </draw:line>
        <draw:line draw:style-name="gr3" draw:text-style-name="P4" draw:layer="layout" svg:x1="1.857cm" svg:y1="18.635cm" svg:x2="4.794cm" svg:y2="18.635cm">
          <text:p/>
        </draw:line>
        <draw:line draw:style-name="gr3" draw:text-style-name="P4" draw:layer="layout" svg:x1="1.857cm" svg:y1="18.635cm" svg:x2="0.776cm" svg:y2="19.951cm">
          <text:p/>
        </draw:line>
        <draw:frame draw:style-name="gr2" draw:layer="layout" svg:width="0.676cm" svg:height="0.698cm" svg:x="2.005cm" svg:y="18.9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977cm" svg:height="0.707cm" svg:x="17.845cm" svg:y="9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34cm" svg:height="0.698cm" svg:x="12.045cm" svg:y="12.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ellipse draw:style-name="gr4" draw:text-style-name="P4" draw:layer="layout" svg:width="0.371cm" svg:height="0.338cm" svg:x="17.582cm" svg:y="10.227cm">
          <text:p/>
        </draw:ellipse>
        <draw:g>
          <draw:ellipse draw:style-name="gr4" draw:text-style-name="P4" draw:layer="layout" svg:width="0.371cm" svg:height="0.338cm" svg:x="6.181cm" svg:y="14.327cm">
            <text:p/>
          </draw:ellipse>
          <draw:frame draw:style-name="gr2" draw:layer="layout" svg:width="0.658cm" svg:height="0.698cm" svg:x="6.352cm" svg:y="14.604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line draw:style-name="gr5" draw:text-style-name="P4" draw:layer="layout" svg:x1="1.857cm" svg:y1="18.635cm" svg:x2="6.245cm" svg:y2="14.617cm">
          <text:p/>
        </draw:line>
        <draw:line draw:style-name="gr5" draw:text-style-name="P4" draw:layer="layout" svg:x1="6.549cm" svg:y1="14.482cm" svg:x2="12.086cm" svg:y2="13.368cm">
          <text:p/>
        </draw:line>
        <draw:line draw:style-name="gr5" draw:text-style-name="P4" draw:layer="layout" svg:x1="12.389cm" svg:y1="13.166cm" svg:x2="17.622cm" svg:y2="10.499cm">
          <text:p/>
        </draw:line>
        <draw:frame draw:style-name="gr2" draw:layer="layout" svg:width="1.12cm" svg:height="0.79cm" svg:x="3.016cm" svg:y="15.7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1.056cm" svg:height="0.79cm" svg:x="8.554cm" svg:y="13.07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238cm" svg:height="0.794cm" svg:x="14.245cm" svg:y="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3.71cm" svg:height="0.857cm" svg:x="1.045cm" svg:y="4.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5.258cm" svg:height="0.853cm" svg:x="9.445cm" svg:y="15.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27cm" svg:height="0.794cm" svg:x="1.331cm" svg:y="5.92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5.82cm" svg:height="0.796cm" svg:x="9.445cm" svg:y="16.4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0.085cm" svg:height="0.707cm" svg:x="1.162cm" svg:y="7.13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.999cm" svg:height="0.999cm" svg:x="9.972cm" svg:y="13.611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6" draw:layer="layout" svg:width="10.065cm" svg:height="2.384cm" svg:x="1.284cm" svg:y="8.056cm">
          <draw:text-box>
            <text:p>R is fixed in B</text:p>
            <text:p>(R may be joint or cm)</text:p>
            <text:p>G undergoes arbitrary motion in N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MSD Equations of Motion</text:p>
          </draw:text-box>
        </draw:frame>
        <draw:frame draw:style-name="gr2" draw:layer="layout" svg:width="18.282cm" svg:height="4.984cm" svg:x="4.145cm" svg:y="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25.03cm" svg:height="3.745cm" svg:x="2.045cm" svg:y="10.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 presentation:use-footer-name="ftr1">
        <office:forms form:automatic-focus="false" form:apply-design-mode="false"/>
        <draw:frame presentation:style-name="pr10" draw:text-style-name="P1" draw:layer="layout" svg:width="25.191cm" svg:height="2.974cm" svg:x="1.399cm" svg:y="0.837cm" presentation:class="title" presentation:user-transformed="true">
          <draw:text-box>
            <text:p>Example Problem</text:p>
          </draw:text-box>
        </draw:frame>
        <draw:ellipse draw:style-name="gr7" draw:text-style-name="P4" draw:layer="layout" svg:width="5.713cm" svg:height="3.632cm" draw:transform="skewX (0.307701547126542) rotate (0.344527994343616) translate (9.783cm 11.989cm)">
          <text:p/>
        </draw:ellipse>
        <draw:line draw:style-name="gr3" draw:text-style-name="P4" draw:layer="layout" svg:x1="3.183cm" svg:y1="13.338cm" svg:x2="3.183cm" svg:y2="17.149cm">
          <text:p/>
        </draw:line>
        <draw:line draw:style-name="gr3" draw:text-style-name="P4" draw:layer="layout" svg:x1="3.173cm" svg:y1="17.149cm" svg:x2="6.982cm" svg:y2="17.149cm">
          <text:p/>
        </draw:line>
        <draw:line draw:style-name="gr3" draw:text-style-name="P4" draw:layer="layout" svg:x1="3.173cm" svg:y1="17.149cm" svg:x2="1.269cm" svg:y2="19.055cm">
          <text:p/>
        </draw:line>
        <draw:frame draw:style-name="gr6" draw:text-style-name="P5" draw:layer="layout" svg:width="1.065cm" svg:height="1.187cm" svg:x="2.269cm" svg:y="16.314cm">
          <draw:text-box>
            <text:p text:style-name="P1"><text:span text:style-name="T2">N</text:span></text:p>
          </draw:text-box>
        </draw:frame>
        <draw:ellipse draw:style-name="gr7" draw:text-style-name="P4" draw:layer="layout" svg:width="4.444cm" svg:height="3.476cm" draw:transform="skewX (-0.422544211907747) rotate (-0.422718744834134) translate (13.086cm 13.421cm)">
          <text:p/>
        </draw:ellipse>
        <draw:ellipse draw:style-name="gr7" draw:text-style-name="P4" draw:layer="layout" svg:width="4.269cm" svg:height="4.385cm" draw:transform="skewX (-0.100181899064456) rotate (0.710174472636359) translate (13.827cm 10.212cm)">
          <text:p/>
        </draw:ellipse>
        <draw:ellipse draw:style-name="gr7" draw:text-style-name="P4" draw:layer="layout" svg:width="4.54cm" svg:height="3.015cm" draw:transform="skewX (0.320616983591298) rotate (0.320616983591298) translate (16.504cm 5.716cm)">
          <text:p/>
        </draw:ellipse>
        <draw:ellipse draw:style-name="gr7" draw:text-style-name="P4" draw:layer="layout" svg:width="5.862cm" svg:height="4.28cm" draw:transform="skewX (-0.0089011791851694) rotate (-0.123743843967561) translate (17.906cm 11.123cm)">
          <text:p/>
        </draw:ellipse>
        <draw:line draw:style-name="gr5" draw:text-style-name="P4" draw:layer="layout" svg:x1="3.174cm" svg:y1="17.149cm" svg:x2="9.992cm" svg:y2="14.381cm">
          <text:p/>
        </draw:line>
        <draw:ellipse draw:style-name="gr4" draw:text-style-name="P4" draw:layer="layout" svg:width="-0.281cm" svg:height="-0.252cm" svg:x="17.62cm" svg:y="8.457cm">
          <text:p/>
        </draw:ellipse>
        <draw:ellipse draw:style-name="gr8" draw:text-style-name="P4" draw:layer="layout" svg:width="-0.281cm" svg:height="-0.252cm" svg:x="19.42cm" svg:y="6.156cm">
          <text:p/>
        </draw:ellipse>
        <draw:ellipse draw:style-name="gr8" draw:text-style-name="P4" draw:layer="layout" svg:width="-0.281cm" svg:height="-0.252cm" svg:x="17.021cm" svg:y="10.457cm">
          <text:p/>
        </draw:ellipse>
        <draw:ellipse draw:style-name="gr4" draw:text-style-name="P4" draw:layer="layout" svg:width="-0.281cm" svg:height="-0.252cm" svg:x="15.223cm" svg:y="11.558cm">
          <text:p/>
        </draw:ellipse>
        <draw:ellipse draw:style-name="gr4" draw:text-style-name="P4" draw:layer="layout" svg:width="-0.281cm" svg:height="-0.252cm" svg:x="18.523cm" svg:y="12.158cm">
          <text:p/>
        </draw:ellipse>
        <draw:ellipse draw:style-name="gr8" draw:text-style-name="P4" draw:layer="layout" svg:width="-0.281cm" svg:height="-0.252cm" svg:x="22.222cm" svg:y="13.058cm">
          <text:p/>
        </draw:ellipse>
        <draw:ellipse draw:style-name="gr4" draw:text-style-name="P4" draw:layer="layout" svg:width="-0.267cm" svg:height="-0.231cm" svg:x="13.724cm" svg:y="14.459cm">
          <text:p/>
        </draw:ellipse>
        <draw:ellipse draw:style-name="gr8" draw:text-style-name="P4" draw:layer="layout" svg:width="-0.267cm" svg:height="-0.231cm" svg:x="15.425cm" svg:y="17.66cm">
          <text:p/>
        </draw:ellipse>
        <draw:ellipse draw:style-name="gr8" draw:text-style-name="P4" draw:layer="layout" svg:width="-0.267cm" svg:height="-0.264cm" svg:x="11.026cm" svg:y="13.592cm">
          <text:p/>
        </draw:ellipse>
        <draw:frame draw:style-name="gr2" draw:layer="layout" svg:width="1.057cm" svg:height="1.058cm" svg:x="11.175cm" svg:y="11.41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069cm" svg:height="1.058cm" svg:x="16.012cm" svg:y="15.91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.061cm" svg:height="1.058cm" svg:x="15.013cm" svg:y="9.213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1.074cm" svg:height="1.058cm" svg:x="17.221cm" svg:y="5.591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.057cm" svg:height="1.058cm" svg:x="20.22cm" svg:y="14.594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1.108cm" svg:height="1.058cm" svg:x="12.836cm" svg:y="14.41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.12cm" svg:height="1.058cm" svg:x="14.936cm" svg:y="11.509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1.112cm" svg:height="1.058cm" svg:x="16.528cm" svg:y="7.179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2" draw:layer="layout" svg:width="1.125cm" svg:height="1.058cm" svg:x="17.828cm" svg:y="12.18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1.588cm" svg:height="1.07cm" svg:x="5.788cm" svg:y="14.627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1.111cm" svg:height="1.057cm" svg:x="8.636cm" svg:y="13.21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ellipse draw:style-name="gr4" draw:text-style-name="P4" draw:layer="layout" svg:width="-0.281cm" svg:height="-0.252cm" svg:x="10.124cm" svg:y="14.458cm">
          <text:p/>
        </draw:ellips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Composite Momenta</text:p>
          </draw:text-box>
        </draw:frame>
        <draw:frame draw:style-name="gr2" draw:layer="layout" svg:width="25.498cm" svg:height="12.884cm" svg:x="1.745cm" svg:y="5.3cm"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Handling Non-spherical Joints</text:p>
          </draw:text-box>
        </draw:frame>
        <draw:frame draw:style-name="gr2" draw:layer="layout" svg:width="25.228cm" svg:height="13.012cm" svg:x="1.203cm" svg:y="4.834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2" draw:text-style-name="P1" draw:layer="layout" svg:width="25.191cm" svg:height="2.974cm" svg:x="1.399cm" svg:y="0.837cm" presentation:class="title">
          <draw:text-box>
            <text:p text:style-name="P1">Joint Partials</text:p>
          </draw:text-box>
        </draw:frame>
        <draw:frame draw:style-name="gr9" draw:text-style-name="P6" draw:layer="layout" svg:width="23.752cm" svg:height="3.096cm" svg:x="1.739cm" svg:y="5.14cm">
          <draw:text-box>
            <text:p text:style-name="P1"><text:span text:style-name="T3">Consider two bodies connected by a gimballed joint. <text:s/>The relative angular velocity</text:span></text:p>
            <text:p text:style-name="P1"><text:span text:style-name="T3">of the outer body, </text:span><text:span text:style-name="T4">B</text:span><text:span text:style-name="T3">, with respect to the inner body, </text:span><text:span text:style-name="T4">A</text:span><text:span text:style-name="T3">, may be written as a function </text:span></text:p>
            <text:p text:style-name="P1"><text:span text:style-name="T3">of the gimbal angles, <text:s text:c="2"/>, and the gimbal rates, <text:s text:c="7"/>. <text:s/>For example, a Body-3, 2-1-3 </text:span></text:p>
            <text:p text:style-name="P1"><text:span text:style-name="T3">Euler rotation through <text:s text:c="14"/>gives: </text:span></text:p>
          </draw:text-box>
        </draw:frame>
        <draw:frame draw:style-name="gr2" draw:layer="layout" svg:width="0.546cm" svg:height="0.702cm" svg:x="7.937cm" svg:y="6.6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1.531cm" svg:height="0.707cm" svg:x="14.735cm" svg:y="6.68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2.583cm" svg:height="0.796cm" svg:x="8.087cm" svg:y="7.39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938cm" svg:height="3.799cm" svg:x="8.737cm" svg:y="8.58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3.178cm" svg:height="5.462cm" svg:x="2.151cm" svg:y="12.733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Joint Partials and Momentum States</text:p>
          </draw:text-box>
        </draw:frame>
        <draw:frame draw:style-name="gr2" draw:layer="layout" svg:width="23.463cm" svg:height="10.84cm" svg:x="1.267cm" svg:y="4.834cm"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 presentation:user-transformed="true">
          <draw:text-box>
            <text:p>Construction Preliminaries</text:p>
          </draw:text-box>
        </draw:frame>
        <draw:frame draw:style-name="gr2" draw:layer="layout" svg:width="18.478cm" svg:height="9.753cm" svg:x="1.215cm" svg:y="5.137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21.01cm" svg:height="2.816cm" svg:x="1.529cm" svg:y="15.217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Assembly Notation</text:p>
          </draw:text-box>
        </draw:frame>
        <draw:frame draw:style-name="gr2" draw:layer="layout" svg:width="21.611cm" svg:height="7.589cm" svg:x="1.406cm" svg:y="4.719cm"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Linear and Angular Velocities</text:p>
          </draw:text-box>
        </draw:frame>
        <draw:frame draw:style-name="gr2" draw:layer="layout" svg:width="11.156cm" svg:height="6.622cm" svg:x="5.784cm" svg:y="5.16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18.828cm" svg:height="6.595cm" svg:x="5.985cm" svg:y="11.991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Body Momenta</text:p>
          </draw:text-box>
        </draw:frame>
        <draw:frame draw:style-name="gr2" draw:layer="layout" svg:width="17.621cm" svg:height="13.853cm" svg:x="1.43cm" svg:y="4.766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Composite Momenta</text:p>
          </draw:text-box>
        </draw:frame>
        <draw:frame draw:style-name="gr2" draw:layer="layout" svg:width="18.159cm" svg:height="15.068cm" svg:x="4.565cm" svg:y="4.43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Partial Momenta</text:p>
          </draw:text-box>
        </draw:frame>
        <draw:frame draw:style-name="gr2" draw:layer="layout" svg:width="25.84cm" svg:height="13.786cm" svg:x="1.498cm" svg:y="4.564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MSD Equations of Motion</text:p>
          </draw:text-box>
        </draw:frame>
        <draw:frame draw:style-name="gr2" draw:layer="layout" svg:width="19.615cm" svg:height="13.154cm" svg:x="1.566cm" svg:y="4.936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Locking a Single DOF</text:p>
          </draw:text-box>
        </draw:frame>
        <draw:frame draw:style-name="gr2" draw:layer="layout" svg:width="23.943cm" svg:height="3.667cm" svg:x="1.442cm" svg:y="5.033cm"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 presentation:use-footer-name="ftr1">
        <office:forms form:automatic-focus="false" form:apply-design-mode="false"/>
        <draw:frame presentation:style-name="pr14" draw:layer="layout" svg:width="25.191cm" svg:height="17.69cm" svg:x="1.399cm" svg:y="0.962cm" presentation:class="subtitle">
          <draw:text-box>
            <text:p>Flexible Bodi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Linear and Angular Momentum</text:p>
          </draw:text-box>
        </draw:frame>
        <draw:ellipse draw:style-name="gr3" draw:text-style-name="P4" draw:layer="layout" svg:width="13.074cm" svg:height="7.787cm" draw:transform="skewX (7.31682177800021E-017) rotate (0.352556508902788) translate (10.38cm 8.714cm)">
          <text:p/>
        </draw:ellipse>
        <draw:ellipse draw:style-name="gr4" draw:text-style-name="P4" draw:layer="layout" svg:width="0.371cm" svg:height="0.338cm" svg:x="12.082cm" svg:y="13.127cm">
          <text:p/>
        </draw:ellipse>
        <draw:line draw:style-name="gr3" draw:text-style-name="P4" draw:layer="layout" svg:x1="1.857cm" svg:y1="14.752cm" svg:x2="1.857cm" svg:y2="18.635cm">
          <text:p/>
        </draw:line>
        <draw:line draw:style-name="gr3" draw:text-style-name="P4" draw:layer="layout" svg:x1="1.857cm" svg:y1="18.635cm" svg:x2="4.794cm" svg:y2="18.635cm">
          <text:p/>
        </draw:line>
        <draw:line draw:style-name="gr3" draw:text-style-name="P4" draw:layer="layout" svg:x1="1.857cm" svg:y1="18.635cm" svg:x2="0.776cm" svg:y2="19.951cm">
          <text:p/>
        </draw:line>
        <draw:frame draw:style-name="gr2" draw:layer="layout" svg:width="0.676cm" svg:height="0.698cm" svg:x="2.005cm" svg:y="18.962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0.634cm" svg:height="0.698cm" svg:x="12.045cm" svg:y="12.2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g>
          <draw:ellipse draw:style-name="gr4" draw:text-style-name="P4" draw:layer="layout" svg:width="0.371cm" svg:height="0.338cm" svg:x="6.181cm" svg:y="14.327cm">
            <text:p/>
          </draw:ellipse>
          <draw:frame draw:style-name="gr2" draw:layer="layout" svg:width="0.658cm" svg:height="0.698cm" svg:x="6.352cm" svg:y="14.604cm"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</draw:g>
        <draw:line draw:style-name="gr5" draw:text-style-name="P4" draw:layer="layout" svg:x1="1.857cm" svg:y1="18.635cm" svg:x2="6.245cm" svg:y2="14.617cm">
          <text:p/>
        </draw:line>
        <draw:line draw:style-name="gr5" draw:text-style-name="P4" draw:layer="layout" svg:x1="6.549cm" svg:y1="14.482cm" svg:x2="12.086cm" svg:y2="13.368cm">
          <text:p/>
        </draw:line>
        <draw:custom-shape draw:style-name="gr10" draw:text-style-name="P4" draw:layer="layout" svg:width="0.834cm" svg:height="0.897cm" svg:x="18.238cm" svg:y="9.2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4" draw:layer="layout" svg:x1="12.389cm" svg:y1="13.166cm" svg:x2="18.516cm" svg:y2="9.799cm">
          <text:p/>
        </draw:line>
        <draw:frame draw:style-name="gr2" draw:layer="layout" svg:width="1.12cm" svg:height="0.79cm" svg:x="3.016cm" svg:y="15.70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layer="layout" svg:width="1.056cm" svg:height="0.79cm" svg:x="8.554cm" svg:y="13.07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0.682cm" svg:height="0.792cm" svg:x="16.069cm" svg:y="11.186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9.828cm" svg:height="1.369cm" svg:x="1.107cm" svg:y="4.9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9.628cm" svg:height="2.116cm" svg:x="0.975cm" svg:y="6.7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layer="layout" svg:width="15.82cm" svg:height="0.796cm" svg:x="6.416cm" svg:y="18.379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layer="layout" svg:width="1.999cm" svg:height="0.999cm" svg:x="9.972cm" svg:y="13.611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" draw:layer="layout" svg:width="0.999cm" svg:height="0.702cm" svg:x="19.247cm" svg:y="8.95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Linear and Angular Momentum</text:p>
          </draw:text-box>
        </draw:frame>
        <draw:frame draw:style-name="gr2" draw:layer="layout" svg:width="10.801cm" svg:height="3.149cm" svg:x="1.076cm" svg:y="5.425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layer="layout" svg:width="17.635cm" svg:height="4.599cm" svg:x="1.222cm" svg:y="9.605cm"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Linear and Angular Velocities</text:p>
          </draw:text-box>
        </draw:frame>
        <draw:frame draw:style-name="gr2" draw:layer="layout" svg:width="19.503cm" svg:height="5.205cm" svg:x="3.804cm" svg:y="5.272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layer="layout" svg:width="25.082cm" svg:height="8.379cm" svg:x="0.842cm" svg:y="10.894cm"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layer="layout" svg:width="25.191cm" svg:height="3.473cm" svg:x="1.399cm" svg:y="0.587cm" presentation:class="title" presentation:user-transformed="true">
          <draw:text-box>
            <text:p>Effect of Flexibility on Rotation at Joints</text:p>
          </draw:text-box>
        </draw:frame>
        <draw:frame draw:style-name="gr2" draw:layer="layout" svg:width="9.591cm" svg:height="2.681cm" svg:x="7.963cm" svg:y="9.73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layer="layout" svg:width="24.708cm" svg:height="4.581cm" svg:x="1.288cm" svg:y="4.477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g>
          <draw:path draw:style-name="gr11" draw:text-style-name="P4" draw:layer="layout" svg:width="9.111cm" svg:height="3.434cm" draw:transform="rotate (0.0467748239534392) translate (2.05235165905067cm 14.9797930649137cm)" svg:viewBox="0 0 9112 3435" svg:d="m0 30119c4917 0 9112 3435 9112 3435">
            <text:p/>
          </draw:path>
          <draw:path draw:style-name="gr11" draw:text-style-name="P4" draw:layer="layout" svg:width="8.537cm" svg:height="3.219cm" draw:transform="rotate (0.0467748239534392) translate (2.17643722645066cm 15.6466482005789cm)" svg:viewBox="0 0 8538 3220" svg:d="m0 31463c4917 0 8538 3220 8538 3220">
            <text:p/>
          </draw:path>
          <draw:line draw:style-name="gr3" draw:text-style-name="P4" draw:layer="layout" svg:x1="2.08cm" svg:y1="14.989cm" svg:x2="2.143cm" svg:y2="15.653cm">
            <text:p/>
          </draw:line>
          <draw:line draw:style-name="gr3" draw:text-style-name="P4" draw:layer="layout" svg:x1="11.287cm" svg:y1="17.976cm" svg:x2="10.85cm" svg:y2="18.478cm">
            <text:p/>
          </draw:line>
        </draw:g>
        <draw:g>
          <draw:path draw:style-name="gr11" draw:text-style-name="P4" draw:layer="layout" svg:width="9.111cm" svg:height="3.434cm" draw:transform="rotate (0.667064840112107) translate (14.1861983362956cm 18.0118169442901cm)" svg:viewBox="0 0 9112 3435" svg:d="m0 45855c4917 0 9112 3435 9112 3435">
            <text:p/>
          </draw:path>
          <draw:path draw:style-name="gr11" draw:text-style-name="P4" draw:layer="layout" svg:width="8.537cm" svg:height="3.22cm" draw:transform="skewX (6.77303391775037E-017) rotate (0.667064840112107) translate (14.6747916601286cm 18.4823162151778cm)" svg:viewBox="0 0 8538 3221" svg:d="m0 47199c4917 0 8538 3221 8538 3221">
            <text:p/>
          </draw:path>
          <draw:line draw:style-name="gr3" draw:text-style-name="P4" draw:layer="layout" svg:x1="14.214cm" svg:y1="18.003cm" svg:x2="14.651cm" svg:y2="18.507cm">
            <text:p/>
          </draw:line>
          <draw:line draw:style-name="gr3" draw:text-style-name="P4" draw:layer="layout" svg:x1="23.443cm" svg:y1="15.082cm" svg:x2="23.379cm" svg:y2="15.745cm">
            <text:p/>
          </draw:line>
        </draw:g>
        <draw:g>
          <draw:line draw:style-name="gr3" draw:text-style-name="P4" draw:layer="layout" svg:x1="7.202cm" svg:y1="14.46cm" svg:x2="6.735cm" svg:y2="15.977cm">
            <text:p/>
          </draw:line>
          <draw:line draw:style-name="gr3" draw:text-style-name="P4" draw:layer="layout" svg:x1="6.735cm" svg:y1="15.977cm" svg:x2="8.076cm" svg:y2="16.472cm">
            <text:p/>
          </draw:line>
        </draw:g>
        <draw:frame draw:style-name="gr2" draw:layer="layout" svg:width="0.761cm" svg:height="0.792cm" svg:x="7.076cm" svg:y="14.835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line draw:style-name="gr3" draw:text-style-name="P4" draw:layer="layout" svg:x1="11.138cm" svg:y1="18.251cm" svg:x2="12.275cm" svg:y2="17.026cm">
          <text:p/>
        </draw:line>
        <draw:line draw:style-name="gr3" draw:text-style-name="P4" draw:layer="layout" svg:x1="11.138cm" svg:y1="18.251cm" svg:x2="12.187cm" svg:y2="19.271cm">
          <text:p/>
        </draw:line>
        <draw:frame draw:style-name="gr2" draw:layer="layout" svg:width="0.801cm" svg:height="0.792cm" svg:x="11.362cm" svg:y="17.8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g>
          <draw:g>
            <draw:line draw:style-name="gr3" draw:text-style-name="P4" draw:layer="layout" svg:x1="13.401cm" svg:y1="17.061cm" svg:x2="14.349cm" svg:y2="18.334cm">
              <text:p/>
            </draw:line>
            <draw:line draw:style-name="gr3" draw:text-style-name="P4" draw:layer="layout" svg:x1="14.35cm" svg:y1="18.334cm" svg:x2="15.541cm" svg:y2="17.544cm">
              <text:p/>
            </draw:line>
          </draw:g>
        </draw:g>
        <draw:g>
          <draw:g>
            <draw:line draw:style-name="gr3" draw:text-style-name="P4" draw:layer="layout" svg:x1="17.742cm" svg:y1="14.669cm" svg:x2="18.265cm" svg:y2="16.168cm">
              <text:p/>
            </draw:line>
            <draw:line draw:style-name="gr3" draw:text-style-name="P4" draw:layer="layout" svg:x1="18.264cm" svg:y1="16.168cm" svg:x2="19.638cm" svg:y2="15.772cm">
              <text:p/>
            </draw:line>
          </draw:g>
        </draw:g>
        <draw:frame draw:style-name="gr2" draw:layer="layout" svg:width="0.851cm" svg:height="0.791cm" svg:x="17.977cm" svg:y="14.735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0.891cm" svg:height="0.791cm" svg:x="13.763cm" svg:y="16.937cm"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draw:style-name="gr2" draw:layer="layout" svg:width="17.372cm" svg:height="1.978cm" svg:x="5.894cm" svg:y="1.385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24.952cm" svg:height="3.219cm" svg:x="1.349cm" svg:y="4.786cm"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Body Momenta</text:p>
          </draw:text-box>
        </draw:frame>
        <draw:frame draw:style-name="gr2" draw:layer="layout" svg:width="25.023cm" svg:height="13.753cm" svg:x="1.43cm" svg:y="4.766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Composite Momenta</text:p>
          </draw:text-box>
        </draw:frame>
        <draw:frame draw:style-name="gr2" draw:layer="layout" svg:width="24.159cm" svg:height="14.98cm" svg:x="1.565cm" svg:y="4.438cm"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Partial Momenta</text:p>
          </draw:text-box>
        </draw:frame>
        <draw:frame draw:style-name="gr2" draw:layer="layout" svg:width="25.576cm" svg:height="7.708cm" svg:x="1.442cm" svg:y="4.535cm"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Flexible Body Momenta</text:p>
          </draw:text-box>
        </draw:frame>
        <draw:frame draw:style-name="gr2" draw:layer="layout" svg:width="25.734cm" svg:height="15.703cm" svg:x="1.357cm" svg:y="4.549cm">
          <draw:object xlink:href="./Object 73" xlink:type="simple" xlink:show="embed" xlink:actuate="onLoad"/>
          <draw:image xlink:href="./ObjectReplacements/Object 7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9" draw:layer="layout" svg:width="25.191cm" svg:height="2.723cm" svg:x="1.399cm" svg:y="0.962cm" presentation:class="title">
          <draw:text-box>
            <text:p>MSD Equations of Motion</text:p>
          </draw:text-box>
        </draw:frame>
        <draw:frame draw:style-name="gr2" draw:layer="layout" svg:width="23.772cm" svg:height="14.251cm" svg:x="0.666cm" svg:y="4.478cm">
          <draw:object xlink:href="./Object 67" xlink:type="simple" xlink:show="embed" xlink:actuate="onLoad"/>
          <draw:image xlink:href="./ObjectReplacements/Object 6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808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color="#808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73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5.4cm" svg:height="0.228cm" svg:x="1.397cm" svg:y="4.071cm">
        <draw:image xlink:href="Pictures/10000000000002140000000C0B56A8A5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initial-creator>Eric Stoneking</meta:initial-creator>
    <meta:creation-date>2008-05-18T22:13:56</meta:creation-date>
    <dc:date>2010-12-29T11:00:51</dc:date>
    <meta:editing-cycles>129</meta:editing-cycles>
    <meta:editing-duration>PT46H30M57S</meta:editing-duration>
    <dc:creator>Eric Stoneking</dc:creator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F</mi>
        <mi mathvariant="normal">=</mi>
        <mover accent="true">
          <mi>p</mi>
          <mi mathvariant="normal">˙</mi>
        </mover>
      </mrow>
      <mtext>  The rest is just accounting.</mtext>
    </mrow>
    <annotation encoding="StarMath 5.0">F = dot{p}"  The rest is just accounting."</annotation>
  </semantics>
</math>
</file>

<file path=Object 10/content.xml><?xml version="1.0" encoding="utf-8"?>
<math xmlns="http://www.w3.org/1998/Math/MathML">
  <semantics>
    <mrow>
      <mtext>Angular Momentum of B about R:</mtext>
      <mrow>
        <mmultiscripts>
          <mi>H</mi>
          <none/>
          <mi>B</mi>
          <mprescripts/>
          <none/>
          <mi>R</mi>
        </mmultiscripts>
        <mi mathvariant="normal">=</mi>
        <mi>J</mi>
      </mrow>
      <mrow>
        <mmultiscripts>
          <mo stretchy="false">ω</mo>
          <none/>
          <mi>B</mi>
          <mprescripts/>
          <none/>
          <mi>N</mi>
        </mmultiscripts>
        <mi mathvariant="normal">−</mi>
        <mrow>
          <mmultiscripts>
            <mi>v</mi>
            <none/>
            <mi>R</mi>
            <mprescripts/>
            <none/>
            <mi>N</mi>
          </mmultiscripts>
          <mi mathvariant="normal">×</mi>
          <mi>c</mi>
        </mrow>
      </mrow>
    </mrow>
    <annotation encoding="StarMath 5.0">"Angular Momentum of B about R:"  H lsup R ^B = J %omega lsup N ^B - v lsup N ^R times c</annotation>
  </semantics>
</math>
</file>

<file path=Object 11/content.xml><?xml version="1.0" encoding="utf-8"?>
<math xmlns="http://www.w3.org/1998/Math/MathML">
  <semantics>
    <mrow>
      <mrow>
        <mi>c</mi>
        <mi mathvariant="normal">=</mi>
        <mi>m</mi>
      </mrow>
      <mmultiscripts>
        <mi>r</mi>
        <none/>
        <mrow>
          <mi>B</mi>
          <mtext>*</mtext>
        </mrow>
        <mprescripts/>
        <none/>
        <mi>R</mi>
      </mmultiscripts>
    </mrow>
    <annotation encoding="StarMath 5.0">c = m r lsup R ^{B"*"}</annotation>
  </semantics>
</math>
</file>

<file path=Object 12/content.xml><?xml version="1.0" encoding="utf-8"?>
<math xmlns="http://www.w3.org/1998/Math/MathML">
  <semantics>
    <mrow>
      <mtext>Angular Momentum of B about G:</mtext>
      <mrow>
        <mmultiscripts>
          <mi>H</mi>
          <none/>
          <mi>B</mi>
          <mprescripts/>
          <none/>
          <mi>G</mi>
        </mmultiscripts>
        <mi mathvariant="normal">=</mi>
        <mrow>
          <mmultiscripts>
            <mi>H</mi>
            <none/>
            <mi>B</mi>
            <mprescripts/>
            <none/>
            <mi>R</mi>
          </mmultiscripts>
          <mo stretchy="false">+</mo>
          <mrow>
            <mmultiscripts>
              <mi>r</mi>
              <none/>
              <mi>R</mi>
              <mprescripts/>
              <none/>
              <mi>G</mi>
            </mmultiscripts>
            <mi mathvariant="normal">×</mi>
            <mmultiscripts>
              <mi>P</mi>
              <none/>
              <mrow>
                <mi>B</mi>
                <mtext>*</mtext>
              </mrow>
              <mprescripts/>
              <none/>
              <mi>N</mi>
            </mmultiscripts>
          </mrow>
        </mrow>
      </mrow>
    </mrow>
    <annotation encoding="StarMath 5.0">"Angular Momentum of B about G:"  H lsup G ^B = H lsup R ^B + r lsup G ^R times P lsup N ^{B"*"}</annotation>
  </semantics>
</math>
</file>

<file path=Object 13/content.xml><?xml version="1.0" encoding="utf-8"?>
<math xmlns="http://www.w3.org/1998/Math/MathML">
  <semantics>
    <mtable>
      <mtr>
        <mtd>
          <mrow>
            <mrow>
              <mover accent="true">
                <mmultiscripts>
                  <mi>P</mi>
                  <none/>
                  <mrow>
                    <mi>B</mi>
                    <mtext>*</mtext>
                  </mrow>
                  <mprescripts/>
                  <none/>
                  <mi>N</mi>
                </mmultiscripts>
                <mi mathvariant="normal">˙</mi>
              </mover>
              <mi mathvariant="normal">≡</mi>
              <mmultiscripts>
                <mfrac>
                  <mrow>
                    <mi>d</mi>
                    <mmultiscripts>
                      <mi>P</mi>
                      <none/>
                      <mrow>
                        <mi>B</mi>
                        <mtext>*</mtext>
                      </mrow>
                      <mprescripts/>
                      <none/>
                      <mi>N</mi>
                    </mmultiscripts>
                  </mrow>
                  <mi mathvariant="italic">dt</mi>
                </mfrac>
                <mprescripts/>
                <none/>
                <mi>N</mi>
              </mmultiscripts>
            </mrow>
            <mi mathvariant="normal">=</mi>
            <mi>F</mi>
          </mrow>
        </mtd>
      </mtr>
      <mtr>
        <mtd>
          <mrow>
            <mrow>
              <mover accent="true">
                <mmultiscripts>
                  <mi>H</mi>
                  <none/>
                  <mi>B</mi>
                  <mprescripts/>
                  <none/>
                  <mi>G</mi>
                </mmultiscripts>
                <mi mathvariant="normal">˙</mi>
              </mover>
              <mi mathvariant="normal">≡</mi>
              <mmultiscripts>
                <mfrac>
                  <mrow>
                    <mi>d</mi>
                    <mmultiscripts>
                      <mi>H</mi>
                      <none/>
                      <mi>B</mi>
                      <mprescripts/>
                      <none/>
                      <mi>G</mi>
                    </mmultiscripts>
                  </mrow>
                  <mi mathvariant="italic">dt</mi>
                </mfrac>
                <mprescripts/>
                <none/>
                <mi>B</mi>
              </mmultiscripts>
            </mrow>
            <mi mathvariant="normal">=</mi>
            <mrow>
              <mrow>
                <msub>
                  <mi>T</mi>
                  <mi>G</mi>
                </msub>
                <mi mathvariant="normal">−</mi>
                <mrow>
                  <mmultiscripts>
                    <mi>v</mi>
                    <none/>
                    <mi>G</mi>
                    <mprescripts/>
                    <none/>
                    <mi>N</mi>
                  </mmultiscripts>
                  <mi mathvariant="normal">×</mi>
                  <mmultiscripts>
                    <mi>P</mi>
                    <none/>
                    <mrow>
                      <mi>B</mi>
                      <mtext>*</mtext>
                    </mrow>
                    <mprescripts/>
                    <none/>
                    <mi>N</mi>
                  </mmultiscripts>
                </mrow>
              </mrow>
              <mi mathvariant="normal">−</mi>
              <mrow>
                <mmultiscripts>
                  <mo stretchy="false">ω</mo>
                  <none/>
                  <mi>B</mi>
                  <mprescripts/>
                  <none/>
                  <mi>N</mi>
                </mmultiscripts>
                <mi mathvariant="normal">×</mi>
                <mmultiscripts>
                  <mi>H</mi>
                  <none/>
                  <mi>B</mi>
                  <mprescripts/>
                  <none/>
                  <mi>G</mi>
                </mmultiscripts>
              </mrow>
            </mrow>
          </mrow>
        </mtd>
      </mtr>
    </mtable>
    <annotation encoding="StarMath 5.0">alignl dot{P} lsup N ^{B"*"} equiv {{d{P} lsup N ^{B"*"}} over dt} lsup N = F newline
dot{H} lsup G ^{B} equiv {{d{H} lsup G ^B} over dt} lsup B = T_G - v lsup N ^G times P lsup N ^{B"*"} - %omega lsup N ^B times H lsup G ^B</annotation>
  </semantics>
</math>
</file>

<file path=Object 14/content.xml><?xml version="1.0" encoding="utf-8"?>
<math xmlns="http://www.w3.org/1998/Math/MathML">
  <semantics>
    <mtable>
      <mtr>
        <mtd>
          <mrow>
            <mtext>Since </mtext>
            <mover accent="true">
              <mi>H</mi>
              <mi mathvariant="normal">˙</mi>
            </mover>
            <mtext> and </mtext>
            <mover accent="true">
              <mi>P</mi>
              <mi mathvariant="normal">˙</mi>
            </mover>
            <mtext> appear alone on the lefthand side, the EOM may be integrated without</mtext>
          </mrow>
        </mtd>
      </mtr>
      <mtr>
        <mtd>
          <mtext>solving a system of equations for them.</mtext>
        </mtd>
      </mtr>
      <mtr>
        <mtd/>
      </mtr>
      <mtr>
        <mtd>
          <mrow>
            <mtext>However, since </mtext>
            <mi>H</mi>
            <mtext> and </mtext>
            <mi>P</mi>
            <mtext> depend explicitly on </mtext>
            <mo stretchy="false">ω</mo>
            <mtext> and </mtext>
            <mi>v</mi>
            <mtext>, a system of equations must still</mtext>
          </mrow>
        </mtd>
      </mtr>
      <mtr>
        <mtd>
          <mtext>be solved at each evaluation of the EOM.</mtext>
        </mtd>
      </mtr>
    </mtable>
    <annotation encoding="StarMath 5.0">"Since " dot{H} " and " dot{P} " appear alone on the lefthand side, the EOM may be integrated without" newline
"solving a system of equations for them." newline newline
"However, since " H " and " P " depend explicitly on " %omega " and " v ", a system of equations must still" newline 
"be solved at each evaluation of the EOM."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sub>
      <math:mi>B</math:mi>
      <math:mn>1</math:mn>
    </math:msub>
    <math:annotation math:encoding="StarMath 5.0">B_1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>
      <math:mi>B</math:mi>
      <math:mn>2</math:mn>
    </math:msub>
    <math:annotation math:encoding="StarMath 5.0">B_2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>
      <math:mi>B</math:mi>
      <math:mn>3</math:mn>
    </math:msub>
    <math:annotation math:encoding="StarMath 5.0">B_3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b>
      <math:mi>B</math:mi>
      <math:mn>4</math:mn>
    </math:msub>
    <math:annotation math:encoding="StarMath 5.0">B_4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/content.xml><?xml version="1.0" encoding="utf-8"?>
<math xmlns="http://www.w3.org/1998/Math/MathML">
  <semantics>
    <mi>N</mi>
    <annotation encoding="StarMath 5.0">N</annotation>
  </semantics>
</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≡</math:mo>
      <math:mover math:accent="true">
        <math:mo math:stretchy="false">θ</math:mo>
        <math:mo math:stretchy="false">˙</math:mo>
      </math:mover>
    </math:mrow>
    <math:annotation math:encoding="StarMath 5.0">%sigma equiv {dot %theta} 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sub>
          <math:mo math:stretchy="false">θ</math:mo>
          <math:mn>1,</math:mn>
        </math:msub>
        <math:msub>
          <math:mo math:stretchy="false">θ</math:mo>
          <math:mn>2,</math:mn>
        </math:msub>
        <math:msub>
          <math:mo math:stretchy="false">θ</math:mo>
          <math:mn>3</math:mn>
        </math:msub>
      </math:mrow>
      <math:mo math:stretchy="false">)</math:mo>
    </math:mrow>
    <math:annotation math:encoding="StarMath 5.0">(%theta_1, %theta_2, %theta_3)</math:annotation>
  </math:semantics>
</math:math>
</file>

<file path=Object 22/content.xml><?xml version="1.0" encoding="utf-8"?>
<math xmlns="http://www.w3.org/1998/Math/MathML">
  <semantics>
    <mrow>
      <mrow>
        <mmultiscripts>
          <mo stretchy="false">ω</mo>
          <none/>
          <mi>B</mi>
          <mprescripts/>
          <none/>
          <mi>A</mi>
        </mmultiscripts>
        <mi mathvariant="normal">=</mi>
        <munder>
          <munder>
            <mfenced open="[" close="]">
              <mtable>
                <mtr>
                  <mtd>
                    <mrow>
                      <msub>
                        <mi>c</mi>
                        <mn>2</mn>
                      </msub>
                      <msub>
                        <mi>s</mi>
                        <mn>3</mn>
                      </msub>
                    </mrow>
                  </mtd>
                  <mtd>
                    <msub>
                      <mi>c</mi>
                      <mn>3</mn>
                    </msub>
                  </mtd>
                  <mtd>
                    <mn>0</mn>
                  </mtd>
                </mtr>
                <mtr>
                  <mtd>
                    <mrow>
                      <msub>
                        <mi>c</mi>
                        <mn>2</mn>
                      </msub>
                      <msub>
                        <mi>c</mi>
                        <mn>3</mn>
                      </msub>
                    </mrow>
                  </mtd>
                  <mtd>
                    <mrow>
                      <mi mathvariant="normal">−</mi>
                      <msub>
                        <mi>s</mi>
                        <mn>3</mn>
                      </msub>
                    </mrow>
                  </mtd>
                  <mtd>
                    <mn>0</mn>
                  </mtd>
                </mtr>
                <mtr>
                  <mtd>
                    <mrow>
                      <mi mathvariant="normal">−</mi>
                      <msub>
                        <mi>s</mi>
                        <mn>2</mn>
                      </msub>
                    </mrow>
                  </mtd>
                  <mtd>
                    <mn>0</mn>
                  </mtd>
                  <mtd>
                    <mn>1</mn>
                  </mtd>
                </mtr>
              </mtable>
            </mfenced>
            <mo stretchy="false"></mo>
          </munder>
          <mo stretchy="false">Γ</mo>
        </munder>
      </mrow>
      <munder>
        <munder>
          <mfenced open="{" close="}">
            <mtable>
              <mtr>
                <mtd>
                  <msub>
                    <mo stretchy="false">σ</mo>
                    <mn>1</mn>
                  </msub>
                </mtd>
              </mtr>
              <mtr>
                <mtd>
                  <msub>
                    <mo stretchy="false">σ</mo>
                    <mn>2</mn>
                  </msub>
                </mtd>
              </mtr>
              <mtr>
                <mtd>
                  <msub>
                    <mo stretchy="false">σ</mo>
                    <mn>3</mn>
                  </msub>
                </mtd>
              </mtr>
            </mtable>
          </mfenced>
          <mo stretchy="false"></mo>
        </munder>
        <mo stretchy="false">σ</mo>
      </munder>
    </mrow>
    <annotation encoding="StarMath 5.0">%omega lsup A rsup B = {left [matrix{c_2 s_3 # c_3 # 0 ## c_2 c_3 # -s_3 # 0 ## -s_2 # 0 # 1} right ]} underbrace {%GAMMA} {left lbrace {matrix{%sigma_1 ## %sigma_2 ## %sigma_3}} right rbrace } underbrace {%sigma}    </annotation>
  </semantics>
</math>
</file>

<file path=Object 23/content.xml><?xml version="1.0" encoding="utf-8"?>
<math xmlns="http://www.w3.org/1998/Math/MathML">
  <semantics>
    <mtable>
      <mtr>
        <mtd>
          <mrow>
            <mtext>When all joints are spherical, the momentum states </mtext>
            <mrow>
              <mi stretchy="false" mathvariant="normal">[</mi>
              <mrow>
                <mrow>
                  <mi stretchy="false" mathvariant="normal">{</mi>
                  <msub>
                    <mi>H</mi>
                    <mi>k</mi>
                  </msub>
                  <mi stretchy="false" mathvariant="normal">}</mi>
                </mrow>
                <mi>,</mi>
                <msub>
                  <mi>P</mi>
                  <mn>0</mn>
                </msub>
              </mrow>
              <mi stretchy="false" mathvariant="normal">]</mi>
            </mrow>
            <mtext> form</mtext>
          </mrow>
        </mtd>
      </mtr>
      <mtr>
        <mtd>
          <mtext>a minimum-dimension set of dynamical variables.</mtext>
        </mtd>
      </mtr>
      <mtr>
        <mtd/>
      </mtr>
      <mtr>
        <mtd>
          <mtext>When some joints are 1-DOF or 2-DOF gimbals, it is advisable to</mtext>
        </mtd>
      </mtr>
      <mtr>
        <mtd>
          <mtext>reduce the order of the  dynamical state accordingly.</mtext>
        </mtd>
      </mtr>
      <mtr>
        <mtd/>
      </mtr>
      <mtr>
        <mtd>
          <mtext>Queen, London, and Gonzalez handled 1-DOF gimbals with</mtext>
        </mtd>
      </mtr>
      <mtr>
        <mtd>
          <mrow>
            <mtext>scalar momentum states, which are the projection of </mtext>
            <msub>
              <mi>H</mi>
              <mi>k</mi>
            </msub>
            <mtext> along</mtext>
          </mrow>
        </mtd>
      </mtr>
      <mtr>
        <mtd>
          <mtext>the hinge axis.</mtext>
        </mtd>
      </mtr>
      <mtr>
        <mtd/>
      </mtr>
      <mtr>
        <mtd>
          <mtext>We extend this technique to 2-DOF and 3-DOF gimbals using</mtext>
        </mtd>
      </mtr>
      <mtr>
        <mtd>
          <mtext>the idea of joint partials, as introduced in our development</mtext>
        </mtd>
      </mtr>
      <mtr>
        <mtd>
          <mtext>of multibody dynamics using Kane's method.</mtext>
        </mtd>
      </mtr>
    </mtable>
    <annotation encoding="StarMath 5.0">"When all joints are spherical, the momentum states "[lbrace H_k rbrace, P_0]" form" newline
"a minimum-dimension set of dynamical variables." newline newline
"When some joints are 1-DOF or 2-DOF gimbals, it is advisable to" newline
"reduce the order of the  dynamical state accordingly." newline newline
"Queen, London, and Gonzalez handled 1-DOF gimbals with" newline
"scalar momentum states, which are the projection of " H_k " along" newline
"the hinge axis." newline newline
"We extend this technique to 2-DOF and 3-DOF gimbals using" newline
"the idea of joint partials, as introduced in our development" newline
"of multibody dynamics using Kane's method."
</annotation>
  </semantics>
</math>
</file>

<file path=Object 24/content.xml><?xml version="1.0" encoding="utf-8"?>
<math xmlns="http://www.w3.org/1998/Math/MathML">
  <semantics>
    <mtable>
      <mtr>
        <mtd>
          <mtext>Using joint partials, we can systematically construct</mtext>
        </mtd>
      </mtr>
      <mtr>
        <mtd>
          <mrow>
            <mtext>expressions for  </mtext>
            <mrow>
              <mi stretchy="false" mathvariant="normal">[</mi>
              <mrow>
                <mrow>
                  <mi stretchy="false" mathvariant="normal">{</mi>
                  <msub>
                    <mi>H</mi>
                    <mi>k</mi>
                  </msub>
                  <mi stretchy="false" mathvariant="normal">}</mi>
                </mrow>
                <mi>,</mi>
                <msub>
                  <mi>P</mi>
                  <mn>0</mn>
                </msub>
              </mrow>
              <mi stretchy="false" mathvariant="normal">]</mi>
            </mrow>
            <mtext> as functions of the minimum-</mtext>
          </mrow>
        </mtd>
      </mtr>
      <mtr>
        <mtd>
          <mrow>
            <mtext>dimension state vector,   </mtext>
            <mrow>
              <mi>u</mi>
              <mi mathvariant="normal">≡</mi>
              <mrow>
                <mi stretchy="false" mathvariant="normal">[</mi>
                <mrow>
                  <msub>
                    <mo stretchy="false">σ</mo>
                    <mi>k</mi>
                  </msub>
                  <mi>,</mi>
                  <msub>
                    <mi>v</mi>
                    <mn>0</mn>
                  </msub>
                </mrow>
                <mi stretchy="false" mathvariant="normal">]</mi>
              </mrow>
            </mrow>
            <mi>.</mi>
          </mrow>
        </mtd>
      </mtr>
      <mtr>
        <mtd/>
      </mtr>
      <mtr>
        <mtd>
          <mtext>To begin, let's define some terms:</mtext>
        </mtd>
      </mtr>
      <mtr>
        <mtd>
          <mrow>
            <msub>
              <mo stretchy="false">ω</mo>
              <mi>i</mi>
            </msub>
            <mi mathvariant="normal">≡</mi>
            <mmultiscripts>
              <mo stretchy="false">ω</mo>
              <none/>
              <msub>
                <mi>B</mi>
                <mi>i</mi>
              </msub>
              <mprescripts/>
              <none/>
              <mi>N</mi>
            </mmultiscripts>
          </mrow>
        </mtd>
      </mtr>
      <mtr>
        <mtd>
          <mrow>
            <msub>
              <mi>v</mi>
              <mi>k</mi>
            </msub>
            <mi mathvariant="normal">≡</mi>
            <mmultiscripts>
              <mi>v</mi>
              <none/>
              <msub>
                <mi>G</mi>
                <mi>k</mi>
              </msub>
              <mprescripts/>
              <none/>
              <mi>N</mi>
            </mmultiscripts>
          </mrow>
        </mtd>
      </mtr>
      <mtr>
        <mtd>
          <mrow>
            <mmultiscripts>
              <mi>C</mi>
              <none/>
              <mi>j</mi>
              <mprescripts/>
              <none/>
              <mi>i</mi>
            </mmultiscripts>
            <mtext>is the direction cosine matrix between </mtext>
            <msub>
              <mi>B</mi>
              <mi>i</mi>
            </msub>
            <mtext> and </mtext>
            <msub>
              <mi>B</mi>
              <mi>j</mi>
            </msub>
            <mtext>, </mtext>
          </mrow>
        </mtd>
      </mtr>
      <mtr>
        <mtd>
          <mrow>
            <mtext>so the components of a vector may be transformed thus:</mtext>
            <mrow>
              <mmultiscripts>
                <mi>v</mi>
                <mprescripts/>
                <none/>
                <mi>i</mi>
              </mmultiscripts>
              <mi mathvariant="normal">=</mi>
              <mmultiscripts>
                <mi>C</mi>
                <none/>
                <mi>j</mi>
                <mprescripts/>
                <none/>
                <mi>i</mi>
              </mmultiscripts>
            </mrow>
            <mmultiscripts>
              <mi>v</mi>
              <mprescripts/>
              <none/>
              <mi>j</mi>
            </mmultiscripts>
          </mrow>
        </mtd>
      </mtr>
      <mtr>
        <mtd/>
      </mtr>
      <mtr>
        <mtd>
          <mrow>
            <msub>
              <mo stretchy="false">ρ</mo>
              <mi mathvariant="italic">ik</mi>
            </msub>
            <mtext> is the vector from </mtext>
            <msub>
              <mi>R</mi>
              <mi>i</mi>
            </msub>
            <mtext> to </mtext>
            <msub>
              <mi>G</mi>
              <mi>k</mi>
            </msub>
            <mtext>.  It is expressed in </mtext>
            <mi>N</mi>
            <mi>.</mi>
          </mrow>
        </mtd>
      </mtr>
    </mtable>
    <annotation encoding="StarMath 5.0">"Using joint partials, we can systematically construct" newline
"expressions for  " [ lbrace H_k rbrace, P_0] " as functions of the minimum-" newline
"dimension state vector,   "u equiv [%sigma_k , v_0]. newline
newline
"To begin, let's define some terms:" newline
%omega_i equiv %omega lsup N ^{B_i}newline
v_k equiv v lsup N ^{G_k} newline
alignl C lsup i ^j "is the direction cosine matrix between "B_i" and "B_j", " newline
"so the components of a vector may be transformed thus:" v lsup i = C lsup i ^j v lsup j newline newline
alignl %rho_ik " is the vector from "R_i" to "G_k".  It is expressed in "N . newline</annotation>
  </semantics>
</math>
</file>

<file path=Object 25/content.xml><?xml version="1.0" encoding="utf-8"?>
<math xmlns="http://www.w3.org/1998/Math/MathML">
  <semantics>
    <mrow>
      <mtext>The cross-product matrix is denoted by: </mtext>
      <mrow>
        <mover accent="true">
          <mi>x</mi>
          <mo stretchy="false">˜</mo>
        </mover>
        <mi mathvariant="normal">=</mi>
        <mfenced open="[" close="]">
          <mtable>
            <mtr>
              <mtd>
                <mn>0</mn>
              </mtd>
              <mtd>
                <mrow>
                  <mi mathvariant="normal">−</mi>
                  <msub>
                    <mi>x</mi>
                    <mn>3</mn>
                  </msub>
                </mrow>
              </mtd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  <mtd>
                <mn>0</mn>
              </mtd>
              <mtd>
                <mrow>
                  <mi mathvariant="normal">−</mi>
                  <msub>
                    <mi>x</mi>
                    <mn>1</mn>
                  </msub>
                </mrow>
              </mtd>
            </mtr>
            <mtr>
              <mtd>
                <mrow>
                  <mi mathvariant="normal">−</mi>
                  <msub>
                    <mi>x</mi>
                    <mn>2</mn>
                  </msub>
                </mrow>
              </mtd>
              <mtd>
                <msub>
                  <mi>x</mi>
                  <mn>1</mn>
                </msub>
              </mtd>
              <mtd>
                <mn>0</mn>
              </mtd>
            </mtr>
          </mtable>
        </mfenced>
      </mrow>
      <mi>,</mi>
      <mi/>
      <mrow>
        <mrow>
          <mi>x</mi>
          <mi mathvariant="normal">×</mi>
          <mi>y</mi>
        </mrow>
        <mi mathvariant="normal">=</mi>
        <mover accent="true">
          <mi>x</mi>
          <mo stretchy="false">˜</mo>
        </mover>
      </mrow>
      <mi>y</mi>
    </mrow>
    <annotation encoding="StarMath 5.0">"The cross-product matrix is denoted by: "{tilde x} = left [ {matrix{0 # -x_3 # x_2 ## x_3 # 0 # -x_1 ## -x_2 # x_1 # 0}} right ],~~~~  x times y = {tilde x} y</annotation>
  </semantics>
</math>
</file>

<file path=Object 26/content.xml><?xml version="1.0" encoding="utf-8"?>
<math xmlns="http://www.w3.org/1998/Math/MathML">
  <semantics>
    <mrow>
      <mrow>
        <mfenced open="{" close="}">
          <mtable>
            <mtr>
              <mtd>
                <msub>
                  <mo stretchy="false">ω</mo>
                  <mn>1</mn>
                </msub>
              </mtd>
            </mtr>
            <mtr>
              <mtd>
                <msub>
                  <mo stretchy="false">ω</mo>
                  <mn>2</mn>
                </msub>
              </mtd>
            </mtr>
            <mtr>
              <mtd>
                <msub>
                  <mo stretchy="false">ω</mo>
                  <mn>3</mn>
                </msub>
              </mtd>
            </mtr>
            <mtr>
              <mtd>
                <msub>
                  <mo stretchy="false">ω</mo>
                  <mn>4</mn>
                </msub>
              </mtd>
            </mtr>
            <mtr>
              <mtd>
                <msub>
                  <mo stretchy="false">ω</mo>
                  <mn>5</mn>
                </msub>
              </mtd>
            </mtr>
          </mtable>
        </mfenced>
        <mi mathvariant="normal">=</mi>
        <munder>
          <munder>
            <mfenced open="[" close="]">
              <mtable>
                <mtr>
                  <mtd>
                    <mi>U</mi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multiscripts>
                      <mi>C</mi>
                      <none/>
                      <mn>1</mn>
                      <mprescripts/>
                      <none/>
                      <mn>2</mn>
                    </mmultiscripts>
                  </mtd>
                  <mtd>
                    <msub>
                      <mo stretchy="false">Γ</mo>
                      <mn>1</mn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multiscripts>
                      <mi>C</mi>
                      <none/>
                      <mn>1</mn>
                      <mprescripts/>
                      <none/>
                      <mn>3</mn>
                    </mmultiscripts>
                  </mtd>
                  <mtd>
                    <mn>0</mn>
                  </mtd>
                  <mtd>
                    <msub>
                      <mo stretchy="false">Γ</mo>
                      <mn>2</mn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multiscripts>
                      <mi>C</mi>
                      <none/>
                      <mn>1</mn>
                      <mprescripts/>
                      <none/>
                      <mn>4</mn>
                    </mmultiscripts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n>4</mn>
                      </mmultiscripts>
                      <msub>
                        <mo stretchy="false">Γ</mo>
                        <mn>2</mn>
                      </msub>
                    </mrow>
                  </mtd>
                  <mtd>
                    <msub>
                      <mo stretchy="false">Γ</mo>
                      <mn>3</mn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multiscripts>
                      <mi>C</mi>
                      <none/>
                      <mn>1</mn>
                      <mprescripts/>
                      <none/>
                      <mn>5</mn>
                    </mmultiscripts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n>5</mn>
                      </mmultiscripts>
                      <msub>
                        <mo stretchy="false">Γ</mo>
                        <mn>2</mn>
                      </msub>
                    </mrow>
                  </mtd>
                  <mtd>
                    <mn>0</mn>
                  </mtd>
                  <mtd>
                    <msub>
                      <mo stretchy="false">Γ</mo>
                      <mn>4</mn>
                    </msub>
                  </mtd>
                  <mtd>
                    <mn>0</mn>
                  </mtd>
                </mtr>
              </mtable>
            </mfenced>
            <mo stretchy="false"></mo>
          </munder>
          <mo stretchy="false">Ω</mo>
        </munder>
      </mrow>
      <munder>
        <munder>
          <mfenced open="{" close="}">
            <mtable>
              <mtr>
                <mtd>
                  <msub>
                    <mo stretchy="false">σ</mo>
                    <mn>0</mn>
                  </msub>
                </mtd>
              </mtr>
              <mtr>
                <mtd>
                  <msub>
                    <mo stretchy="false">σ</mo>
                    <mn>1</mn>
                  </msub>
                </mtd>
              </mtr>
              <mtr>
                <mtd>
                  <msub>
                    <mo stretchy="false">σ</mo>
                    <mn>2</mn>
                  </msub>
                </mtd>
              </mtr>
              <mtr>
                <mtd>
                  <msub>
                    <mo stretchy="false">σ</mo>
                    <mn>3</mn>
                  </msub>
                </mtd>
              </mtr>
              <mtr>
                <mtd>
                  <msub>
                    <mo stretchy="false">σ</mo>
                    <mn>4</mn>
                  </msub>
                </mtd>
              </mtr>
              <mtr>
                <mtd>
                  <msub>
                    <mi>v</mi>
                    <mn>0</mn>
                  </msub>
                </mtd>
              </mtr>
            </mtable>
          </mfenced>
          <mo stretchy="false"></mo>
        </munder>
        <mi>u</mi>
      </munder>
    </mrow>
    <annotation encoding="StarMath 5.0">left lbrace {matrix{%omega_1 ## %omega_2 ## %omega_3 ## %omega_4 ## %omega_5 }} right rbrace = {left [ {matrix{U # 0 # 0 # 0 # 0 # 0 ## C lsup 2 rsup 1 # %GAMMA_1 # 0 # 0 # 0 # 0 ## C lsup 3 rsup 1 # 0 # %GAMMA_2 # 0 # 0 # 0 ## C lsup 4 rsup 1 # 0 # C lsup 4 rsup 3 %GAMMA_2 # %GAMMA_3 # 0 # 0 ## C lsup 5 rsup 1 # 0 # C lsup 5 rsup 3 %GAMMA_2 # 0 #  %GAMMA_4 # 0}}right ]} underbrace {%OMEGA} {left lbrace {matrix{%sigma_0 ## %sigma_1 ## %sigma_2 ## %sigma_3 ## %sigma_4 ## v_0}} right rbrace} underbrace {u}</annotation>
  </semantics>
</math>
</file>

<file path=Object 27/content.xml><?xml version="1.0" encoding="utf-8"?>
<math xmlns="http://www.w3.org/1998/Math/MathML">
  <semantics>
    <mrow>
      <mrow>
        <mfenced open="{" close="}">
          <mtable>
            <mtr>
              <mtd>
                <msub>
                  <mi>v</mi>
                  <mn>0</mn>
                </msub>
              </mtd>
            </mtr>
            <mtr>
              <mtd>
                <msub>
                  <mi>v</mi>
                  <mn>1</mn>
                </msub>
              </mtd>
            </mtr>
            <mtr>
              <mtd>
                <msub>
                  <mi>v</mi>
                  <mn>2</mn>
                </msub>
              </mtd>
            </mtr>
            <mtr>
              <mtd>
                <msub>
                  <mi>v</mi>
                  <mn>3</mn>
                </msub>
              </mtd>
            </mtr>
            <mtr>
              <mtd>
                <msub>
                  <mi>v</mi>
                  <mn>4</mn>
                </msub>
              </mtd>
            </mtr>
          </mtable>
        </mfenced>
        <mi mathvariant="normal">=</mi>
        <munder>
          <munder>
            <mfenced open="[" close="]">
              <mtable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i>U</mi>
                  </mtd>
                </mtr>
                <mtr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20</mn>
                      </msub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</mrow>
                  </mtd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21</mn>
                      </msub>
                      <mmultiscripts>
                        <mi>C</mi>
                        <none/>
                        <mn>2</mn>
                        <mprescripts/>
                        <none/>
                        <mi>N</mi>
                      </mmultiscripts>
                      <msub>
                        <mo stretchy="false">Γ</mo>
                        <mn>1</mn>
                      </msub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i>U</mi>
                  </mtd>
                </mtr>
                <mtr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30</mn>
                      </msub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</mrow>
                  </mtd>
                  <mtd>
                    <mn>0</mn>
                  </mtd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32</mn>
                      </msub>
                      <mmultiscripts>
                        <mi>C</mi>
                        <none/>
                        <mn>3</mn>
                        <mprescripts/>
                        <none/>
                        <mi>N</mi>
                      </mmultiscripts>
                      <msub>
                        <mo stretchy="false">Γ</mo>
                        <mn>2</mn>
                      </msub>
                    </mrow>
                  </mtd>
                  <mtd>
                    <mn>0</mn>
                  </mtd>
                  <mtd>
                    <mn>0</mn>
                  </mtd>
                  <mtd>
                    <mi>U</mi>
                  </mtd>
                </mtr>
                <mtr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40</mn>
                      </msub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</mrow>
                  </mtd>
                  <mtd>
                    <mn>0</mn>
                  </mtd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42</mn>
                      </msub>
                      <mmultiscripts>
                        <mi>C</mi>
                        <none/>
                        <mn>3</mn>
                        <mprescripts/>
                        <none/>
                        <mi>N</mi>
                      </mmultiscripts>
                      <msub>
                        <mo stretchy="false">Γ</mo>
                        <mn>2</mn>
                      </msub>
                    </mrow>
                  </mtd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43</mn>
                      </msub>
                      <mmultiscripts>
                        <mi>C</mi>
                        <none/>
                        <mn>4</mn>
                        <mprescripts/>
                        <none/>
                        <mi>N</mi>
                      </mmultiscripts>
                      <msub>
                        <mo stretchy="false">Γ</mo>
                        <mn>3</mn>
                      </msub>
                    </mrow>
                  </mtd>
                  <mtd>
                    <mn>0</mn>
                  </mtd>
                  <mtd>
                    <mi>U</mi>
                  </mtd>
                </mtr>
                <mtr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50</mn>
                      </msub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</mrow>
                  </mtd>
                  <mtd>
                    <mn>0</mn>
                  </mtd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52</mn>
                      </msub>
                      <mmultiscripts>
                        <mi>C</mi>
                        <none/>
                        <mn>3</mn>
                        <mprescripts/>
                        <none/>
                        <mi>N</mi>
                      </mmultiscripts>
                      <msub>
                        <mo stretchy="false">Γ</mo>
                        <mn>2</mn>
                      </msub>
                    </mrow>
                  </mtd>
                  <mtd>
                    <mn>0</mn>
                  </mtd>
                  <mtd>
                    <mrow>
                      <msub>
                        <mover accent="true">
                          <mo stretchy="false">ρ</mo>
                          <mo stretchy="false">˜</mo>
                        </mover>
                        <mn>54</mn>
                      </msub>
                      <mmultiscripts>
                        <mi>C</mi>
                        <none/>
                        <mn>5</mn>
                        <mprescripts/>
                        <none/>
                        <mi>N</mi>
                      </mmultiscripts>
                      <msub>
                        <mo stretchy="false">Γ</mo>
                        <mn>4</mn>
                      </msub>
                    </mrow>
                  </mtd>
                  <mtd>
                    <mi>U</mi>
                  </mtd>
                </mtr>
              </mtable>
            </mfenced>
            <mo stretchy="false"></mo>
          </munder>
          <mi>V</mi>
        </munder>
      </mrow>
      <munder>
        <munder>
          <mfenced open="{" close="}">
            <mtable>
              <mtr>
                <mtd>
                  <msub>
                    <mo stretchy="false">σ</mo>
                    <mn>0</mn>
                  </msub>
                </mtd>
              </mtr>
              <mtr>
                <mtd>
                  <msub>
                    <mo stretchy="false">σ</mo>
                    <mn>1</mn>
                  </msub>
                </mtd>
              </mtr>
              <mtr>
                <mtd>
                  <msub>
                    <mo stretchy="false">σ</mo>
                    <mn>2</mn>
                  </msub>
                </mtd>
              </mtr>
              <mtr>
                <mtd>
                  <msub>
                    <mo stretchy="false">σ</mo>
                    <mn>3</mn>
                  </msub>
                </mtd>
              </mtr>
              <mtr>
                <mtd>
                  <msub>
                    <mo stretchy="false">σ</mo>
                    <mn>4</mn>
                  </msub>
                </mtd>
              </mtr>
              <mtr>
                <mtd>
                  <msub>
                    <mi>v</mi>
                    <mn>0</mn>
                  </msub>
                </mtd>
              </mtr>
            </mtable>
          </mfenced>
          <mo stretchy="false"></mo>
        </munder>
        <mi>u</mi>
      </munder>
    </mrow>
    <annotation encoding="StarMath 5.0">left lbrace {matrix{v_0 ## v_1 ## v_2 ## v_3 ## v_4 }} right rbrace = {left [ {matrix{0 # 0 # 0 # 0 # 0 # U ## {tilde %rho}_20 C lsup N rsup 1 # {tilde %rho}_21 C lsup N rsup 2 %GAMMA_1 # 0 # 0 # 0 # U ## {tilde %rho}_30 C lsup N rsup 1 # 0 # {tilde %rho}_32 C lsup N rsup 3 %GAMMA_2 # 0 # 0 # U ## {tilde %rho}_40 C lsup N rsup 1 # 0 # {tilde %rho}_42 C lsup N rsup 3 %GAMMA_2 # {tilde %rho}_43 C lsup N rsup 4 %GAMMA_3 # 0 # U ## {tilde %rho}_50 C lsup N rsup 1 # 0 # {tilde %rho}_52 C lsup N rsup 3 %GAMMA_2 # 0 # {tilde %rho}_54 C lsup N rsup 5 %GAMMA_4 # U}}right ]} underbrace {V} {left lbrace {matrix{%sigma_0 ## %sigma_1 ## %sigma_2 ## %sigma_3 ## %sigma_4 ## v_0}} right rbrace} underbrace {u}</annotation>
  </semantics>
</math>
</file>

<file path=Object 28/content.xml><?xml version="1.0" encoding="utf-8"?>
<math xmlns="http://www.w3.org/1998/Math/MathML">
  <semantics>
    <mtable>
      <mtr>
        <mtd>
          <mtext>Using:</mtext>
        </mtd>
      </mtr>
      <mtr>
        <mtd>
          <mrow>
            <mrow>
              <mmultiscripts>
                <mi>P</mi>
                <none/>
                <mrow>
                  <mi>B</mi>
                  <mtext>*</mtext>
                </mrow>
                <mprescripts/>
                <none/>
                <mi>N</mi>
              </mmultiscripts>
              <mi mathvariant="normal">=</mi>
              <mi>m</mi>
            </mrow>
            <mrow>
              <mmultiscripts>
                <mi>v</mi>
                <none/>
                <mi>R</mi>
                <mprescripts/>
                <none/>
                <mi>N</mi>
              </mmultiscripts>
              <mi mathvariant="normal">−</mi>
              <mrow>
                <mi>c</mi>
                <mi mathvariant="normal">×</mi>
                <mmultiscripts>
                  <mo stretchy="false">ω</mo>
                  <none/>
                  <mi>B</mi>
                  <mprescripts/>
                  <none/>
                  <mi>N</mi>
                </mmultiscripts>
              </mrow>
            </mrow>
            <mi>,</mi>
          </mrow>
        </mtd>
      </mtr>
      <mtr>
        <mtd>
          <mrow>
            <mrow>
              <mmultiscripts>
                <mi>H</mi>
                <none/>
                <mi>B</mi>
                <mprescripts/>
                <none/>
                <mi>R</mi>
              </mmultiscripts>
              <mi mathvariant="normal">=</mi>
              <mi>J</mi>
            </mrow>
            <mrow>
              <mmultiscripts>
                <mo stretchy="false">ω</mo>
                <none/>
                <mi>B</mi>
                <mprescripts/>
                <none/>
                <mi>N</mi>
              </mmultiscripts>
              <mo stretchy="false">+</mo>
              <mrow>
                <mi>c</mi>
                <mi mathvariant="normal">×</mi>
                <mmultiscripts>
                  <mi>v</mi>
                  <none/>
                  <mi>R</mi>
                  <mprescripts/>
                  <none/>
                  <mi>N</mi>
                </mmultiscripts>
              </mrow>
            </mrow>
            <mi>,</mi>
          </mrow>
        </mtd>
      </mtr>
      <mtr>
        <mtd/>
      </mtr>
      <mtr>
        <mtd>
          <mtext>Let </mtext>
        </mtd>
      </mtr>
      <mtr>
        <mtd>
          <mrow>
            <mrow>
              <mrow>
                <mi stretchy="false" mathvariant="normal">[</mi>
                <mi>m</mi>
                <mi stretchy="false" mathvariant="normal">]</mi>
              </mrow>
              <mi mathvariant="normal">≡</mi>
              <mtext>diag</mtext>
            </mrow>
            <mfenced open="[" close="]">
              <mtable>
                <mtr>
                  <mtd>
                    <mrow>
                      <msub>
                        <mi>m</mi>
                        <mn>1</mn>
                      </msub>
                      <mi>U</mi>
                    </mrow>
                  </mtd>
                  <mtd>
                    <mrow>
                      <msub>
                        <mi>m</mi>
                        <mn>2</mn>
                      </msub>
                      <mi>U</mi>
                    </mrow>
                  </mtd>
                  <mtd>
                    <mrow>
                      <msub>
                        <mi>m</mi>
                        <mn>3</mn>
                      </msub>
                      <mi>U</mi>
                    </mrow>
                  </mtd>
                  <mtd>
                    <mrow>
                      <msub>
                        <mi>m</mi>
                        <mn>4</mn>
                      </msub>
                      <mi>U</mi>
                    </mrow>
                  </mtd>
                  <mtd>
                    <mrow>
                      <msub>
                        <mi>m</mi>
                        <mn>5</mn>
                      </msub>
                      <mi>U</mi>
                    </mrow>
                  </mtd>
                </mtr>
              </mtable>
            </mfenced>
          </mrow>
        </mtd>
      </mtr>
      <mtr>
        <mtd>
          <mrow>
            <mrow>
              <mrow>
                <mi stretchy="false" mathvariant="normal">[</mi>
                <mi>J</mi>
                <mi stretchy="false" mathvariant="normal">]</mi>
              </mrow>
              <mi mathvariant="normal">≡</mi>
              <mtext>diag</mtext>
            </mrow>
            <mfenced open="[" close="]">
              <mtable>
                <mtr>
                  <mtd>
                    <msub>
                      <mi>J</mi>
                      <mn>1</mn>
                    </msub>
                  </mtd>
                  <mtd>
                    <msub>
                      <mi>J</mi>
                      <mn>2</mn>
                    </msub>
                  </mtd>
                  <mtd>
                    <msub>
                      <mi>J</mi>
                      <mn>3</mn>
                    </msub>
                  </mtd>
                  <mtd>
                    <msub>
                      <mi>J</mi>
                      <mn>4</mn>
                    </msub>
                  </mtd>
                  <mtd>
                    <msub>
                      <mi>J</mi>
                      <mn>5</mn>
                    </msub>
                  </mtd>
                </mtr>
              </mtable>
            </mfenced>
          </mrow>
        </mtd>
      </mtr>
      <mtr>
        <mtd>
          <mrow>
            <mrow>
              <mrow>
                <mi stretchy="false" mathvariant="normal">[</mi>
                <mover accent="true">
                  <mi>c</mi>
                  <mo stretchy="false">˜</mo>
                </mover>
                <mi stretchy="false" mathvariant="normal">]</mi>
              </mrow>
              <mi mathvariant="normal">≡</mi>
              <mtext>diag</mtext>
            </mrow>
            <mfenced open="[" close="]">
              <mtable>
                <mtr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  <msub>
                        <mover accent="true">
                          <mi>c</mi>
                          <mo stretchy="false">˜</mo>
                        </mover>
                        <mn>1</mn>
                      </msub>
                    </mrow>
                  </mtd>
                  <mtd>
                    <mrow>
                      <mmultiscripts>
                        <mi>C</mi>
                        <none/>
                        <mn>2</mn>
                        <mprescripts/>
                        <none/>
                        <mi>N</mi>
                      </mmultiscripts>
                      <msub>
                        <mover accent="true">
                          <mi>c</mi>
                          <mo stretchy="false">˜</mo>
                        </mover>
                        <mn>2</mn>
                      </msub>
                    </mrow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i>N</mi>
                      </mmultiscripts>
                      <msub>
                        <mover accent="true">
                          <mi>c</mi>
                          <mo stretchy="false">˜</mo>
                        </mover>
                        <mn>3</mn>
                      </msub>
                    </mrow>
                  </mtd>
                  <mtd>
                    <mrow>
                      <mmultiscripts>
                        <mi>C</mi>
                        <none/>
                        <mn>4</mn>
                        <mprescripts/>
                        <none/>
                        <mi>N</mi>
                      </mmultiscripts>
                      <msub>
                        <mover accent="true">
                          <mi>c</mi>
                          <mo stretchy="false">˜</mo>
                        </mover>
                        <mn>4</mn>
                      </msub>
                    </mrow>
                  </mtd>
                  <mtd>
                    <mrow>
                      <mmultiscripts>
                        <mi>C</mi>
                        <none/>
                        <mn>5</mn>
                        <mprescripts/>
                        <none/>
                        <mi>N</mi>
                      </mmultiscripts>
                      <msub>
                        <mover accent="true">
                          <mi>c</mi>
                          <mo stretchy="false">˜</mo>
                        </mover>
                        <mn>5</mn>
                      </msub>
                    </mrow>
                  </mtd>
                </mtr>
              </mtable>
            </mfenced>
          </mrow>
        </mtd>
      </mtr>
      <mtr>
        <mtd/>
      </mtr>
      <mtr>
        <mtd>
          <mtext>yielding</mtext>
        </mtd>
      </mtr>
      <mtr>
        <mtd>
          <mrow>
            <mrow>
              <mfenced open="{" close="}">
                <mmultiscripts>
                  <mi>P</mi>
                  <none/>
                  <mrow>
                    <mi>B</mi>
                    <mtext>*</mtext>
                  </mrow>
                  <mprescripts/>
                  <none/>
                  <mi>N</mi>
                </mmultiscripts>
              </mfenced>
              <mi mathvariant="normal">=</mi>
              <mfenced open="[" close="]">
                <mrow>
                  <mrow>
                    <mi stretchy="false" mathvariant="normal">[</mi>
                    <mi>m</mi>
                    <mi stretchy="false" mathvariant="normal">]</mi>
                  </mrow>
                  <mrow>
                    <mi>V</mi>
                    <mi mathvariant="normal">−</mi>
                    <mrow>
                      <mi stretchy="false" mathvariant="normal">[</mi>
                      <mover accent="true">
                        <mi>c</mi>
                        <mo stretchy="false">˜</mo>
                      </mover>
                      <mi stretchy="false" mathvariant="normal">]</mi>
                    </mrow>
                  </mrow>
                  <mo stretchy="false">Ω</mo>
                </mrow>
              </mfenced>
            </mrow>
            <mi>u</mi>
          </mrow>
        </mtd>
      </mtr>
      <mtr>
        <mtd>
          <mrow>
            <mrow>
              <mfenced open="{" close="}">
                <mmultiscripts>
                  <mi>H</mi>
                  <none/>
                  <mi>B</mi>
                  <mprescripts/>
                  <none/>
                  <mi>R</mi>
                </mmultiscripts>
              </mfenced>
              <mi mathvariant="normal">=</mi>
              <mfenced open="[" close="]">
                <mrow>
                  <mrow>
                    <mi stretchy="false" mathvariant="normal">[</mi>
                    <mi>J</mi>
                    <mi stretchy="false" mathvariant="normal">]</mi>
                  </mrow>
                  <mrow>
                    <mo stretchy="false">Ω</mo>
                    <mi mathvariant="normal">−</mi>
                    <msup>
                      <mrow>
                        <mi stretchy="false" mathvariant="normal">[</mi>
                        <mover accent="true">
                          <mi>c</mi>
                          <mo stretchy="false">˜</mo>
                        </mover>
                        <mi stretchy="false" mathvariant="normal">]</mi>
                      </mrow>
                      <mi>T</mi>
                    </msup>
                  </mrow>
                  <mi>V</mi>
                </mrow>
              </mfenced>
            </mrow>
            <mi>u</mi>
          </mrow>
        </mtd>
      </mtr>
    </mtable>
    <annotation encoding="StarMath 5.0">"Using:" newline
alignl P lsup N ^{B"*"} = m v lsup N ^R - c times %omega lsup N ^B, newline
alignl H lsup R ^B = J %omega lsup N ^B + c times v lsup N ^R, newline newline
"Let " newline
alignl [m] equiv "diag"left [ matrix { m_1 U # m_2 U # m_3 U # m_4 U # m_5 U} right ] newline
alignl [J] equiv "diag"left [ matrix { J_1 # J_2 # J_3 # J_4 # J_5} right ] newline
alignl [tilde{c}] equiv "diag" left [ matrix { C lsup N ^1{tilde{c}}_1 # C lsup N ^2 {tilde{c}}_2 # C lsup N ^3 {tilde{c}}_3 # C lsup N ^4 {tilde{c}}_4 # C lsup N ^5 {tilde{c}}_5} right ] newline newline
"yielding" newline
alignl left lbrace P lsup N ^{B"*"} right rbrace = left [ [m]V - [tilde{c}] %OMEGA right ] u newline
alignl  left lbrace H lsup R ^B right rbrace = left [ [J] %OMEGA - [{tilde{c}}]^T V right ] u</annotation>
  </semantics>
</math>
</file>

<file path=Object 29/content.xml><?xml version="1.0" encoding="utf-8"?>
<math xmlns="http://www.w3.org/1998/Math/MathML">
  <semantics>
    <mtable>
      <mtr>
        <mtd>
          <mtext>Using</mtext>
        </mtd>
      </mtr>
      <mtr>
        <mtd>
          <mrow>
            <mmultiscripts>
              <mi>H</mi>
              <none/>
              <mi>B</mi>
              <mprescripts/>
              <none/>
              <mi>G</mi>
            </mmultiscripts>
            <mi mathvariant="normal">=</mi>
            <mrow>
              <mmultiscripts>
                <mi>H</mi>
                <none/>
                <mi>B</mi>
                <mprescripts/>
                <none/>
                <mi>R</mi>
              </mmultiscripts>
              <mo stretchy="false">+</mo>
              <mrow>
                <mmultiscripts>
                  <mi>r</mi>
                  <none/>
                  <mi>R</mi>
                  <mprescripts/>
                  <none/>
                  <mi>G</mi>
                </mmultiscripts>
                <mi mathvariant="normal">×</mi>
                <mmultiscripts>
                  <mi>P</mi>
                  <none/>
                  <mrow>
                    <mi>B</mi>
                    <mtext>*</mtext>
                  </mrow>
                  <mprescripts/>
                  <none/>
                  <mi>N</mi>
                </mmultiscripts>
              </mrow>
            </mrow>
          </mrow>
        </mtd>
      </mtr>
      <mtr>
        <mtd>
          <mtext>Let</mtext>
        </mtd>
      </mtr>
      <mtr>
        <mtd>
          <mrow>
            <mrow>
              <mi>S</mi>
              <mi mathvariant="normal">≡</mi>
              <mfenced open="[" close="]">
                <mtable>
                  <mtr>
                    <mtd>
                      <mi>U</mi>
                    </mtd>
                    <mtd>
                      <mmultiscripts>
                        <mi>C</mi>
                        <none/>
                        <mn>2</mn>
                        <mprescripts/>
                        <none/>
                        <mn>1</mn>
                      </mmultiscripts>
                    </mtd>
                    <mtd>
                      <mmultiscripts>
                        <mi>C</mi>
                        <none/>
                        <mn>3</mn>
                        <mprescripts/>
                        <none/>
                        <mn>1</mn>
                      </mmultiscripts>
                    </mtd>
                    <mtd>
                      <mmultiscripts>
                        <mi>C</mi>
                        <none/>
                        <mn>4</mn>
                        <mprescripts/>
                        <none/>
                        <mn>1</mn>
                      </mmultiscripts>
                    </mtd>
                    <mtd>
                      <mmultiscripts>
                        <mi>C</mi>
                        <none/>
                        <mn>5</mn>
                        <mprescripts/>
                        <none/>
                        <mn>1</mn>
                      </mmultiscripts>
                    </mtd>
                  </mtr>
                  <mtr>
                    <mtd>
                      <mi/>
                    </mtd>
                    <mtd>
                      <mi>U</mi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>U</mi>
                    </mtd>
                    <mtd>
                      <mmultiscripts>
                        <mi>C</mi>
                        <none/>
                        <mn>4</mn>
                        <mprescripts/>
                        <none/>
                        <mn>3</mn>
                      </mmultiscripts>
                    </mtd>
                    <mtd>
                      <mmultiscripts>
                        <mi>C</mi>
                        <none/>
                        <mn>5</mn>
                        <mprescripts/>
                        <none/>
                        <mn>3</mn>
                      </mmultiscripts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>U</mi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>U</mi>
                    </mtd>
                  </mtr>
                </mtable>
              </mfenced>
            </mrow>
            <mi>,</mi>
            <mi/>
            <mrow>
              <mi>R</mi>
              <mi mathvariant="normal">≡</mi>
              <mfenced open="[" close="]">
                <mtable>
                  <mtr>
                    <mtd>
                      <mn>0</mn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1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20</mn>
                        </msub>
                      </mrow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1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30</mn>
                        </msub>
                      </mrow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1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40</mn>
                        </msub>
                      </mrow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1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50</mn>
                        </msub>
                      </mrow>
                    </mtd>
                  </mtr>
                  <mtr>
                    <mtd>
                      <mi/>
                    </mtd>
                    <mtd>
                      <mn>0</mn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n>0</mn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3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42</mn>
                        </msub>
                      </mrow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3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52</mn>
                        </msub>
                      </mrow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n>0</mn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n>0</mn>
                    </mtd>
                  </mtr>
                </mtable>
              </mfenced>
            </mrow>
          </mrow>
        </mtd>
      </mtr>
      <mtr>
        <mtd/>
      </mtr>
      <mtr>
        <mtd>
          <mtext>yielding</mtext>
        </mtd>
      </mtr>
      <mtr>
        <mtd>
          <mrow>
            <mrow>
              <mfenced open="{" close="}">
                <msub>
                  <mi>H</mi>
                  <mi>k</mi>
                </msub>
              </mfenced>
              <mi mathvariant="normal">=</mi>
              <mi>S</mi>
            </mrow>
            <mrow>
              <mfenced open="{" close="}">
                <mmultiscripts>
                  <mi>H</mi>
                  <none/>
                  <mi>B</mi>
                  <mprescripts/>
                  <none/>
                  <mi>R</mi>
                </mmultiscripts>
              </mfenced>
              <mi mathvariant="normal">−</mi>
              <mi>R</mi>
            </mrow>
            <mfenced open="{" close="}">
              <mmultiscripts>
                <mi>P</mi>
                <none/>
                <mrow>
                  <mi>B</mi>
                  <mtext>*</mtext>
                </mrow>
                <mprescripts/>
                <none/>
                <mi>N</mi>
              </mmultiscripts>
            </mfenced>
          </mrow>
        </mtd>
      </mtr>
      <mtr>
        <mtd>
          <mtext>or</mtext>
        </mtd>
      </mtr>
      <mtr>
        <mtd>
          <mrow>
            <mrow>
              <mfenced open="{" close="}">
                <msub>
                  <mi>H</mi>
                  <mi>k</mi>
                </msub>
              </mfenced>
              <mi mathvariant="normal">=</mi>
              <mfenced open="[" close="]">
                <mrow>
                  <mrow>
                    <mo stretchy="false">(</mo>
                    <mrow>
                      <mi>S</mi>
                      <mrow>
                        <mrow>
                          <mi stretchy="false" mathvariant="normal">[</mi>
                          <mi>J</mi>
                          <mi stretchy="false" mathvariant="normal">]</mi>
                        </mrow>
                        <mo stretchy="false">+</mo>
                        <mi>R</mi>
                      </mrow>
                      <mrow>
                        <mi stretchy="false" mathvariant="normal">[</mi>
                        <mover accent="true">
                          <mi>c</mi>
                          <mo stretchy="false">˜</mo>
                        </mover>
                        <mi stretchy="false" mathvariant="normal">]</mi>
                      </mrow>
                    </mrow>
                    <mo stretchy="false">)</mo>
                  </mrow>
                  <mrow>
                    <mo stretchy="false">Ω</mo>
                    <mi mathvariant="normal">−</mi>
                    <mrow>
                      <mo stretchy="false">(</mo>
                      <mrow>
                        <mi>S</mi>
                        <mrow>
                          <msup>
                            <mrow>
                              <mi stretchy="false" mathvariant="normal">[</mi>
                              <mover accent="true">
                                <mi>c</mi>
                                <mo stretchy="false">˜</mo>
                              </mover>
                              <mi stretchy="false" mathvariant="normal">]</mi>
                            </mrow>
                            <mi>T</mi>
                          </msup>
                          <mo stretchy="false">+</mo>
                          <mi>R</mi>
                        </mrow>
                        <mrow>
                          <mi stretchy="false" mathvariant="normal">[</mi>
                          <mi>m</mi>
                          <mi stretchy="false" mathvariant="normal">]</mi>
                        </mrow>
                      </mrow>
                      <mo stretchy="false">)</mo>
                    </mrow>
                  </mrow>
                  <mi>V</mi>
                </mrow>
              </mfenced>
            </mrow>
            <mi>u</mi>
          </mrow>
        </mtd>
      </mtr>
      <mtr>
        <mtd>
          <mrow>
            <mrow>
              <mfenced open="{" close="}">
                <msub>
                  <mi>h</mi>
                  <mi>k</mi>
                </msub>
              </mfenced>
              <mi mathvariant="normal">=</mi>
              <msup>
                <mrow>
                  <mi stretchy="false" mathvariant="normal">[</mi>
                  <msub>
                    <mo stretchy="false">Γ</mo>
                    <mi>k</mi>
                  </msub>
                  <mi stretchy="false" mathvariant="normal">]</mi>
                </mrow>
                <mi>T</mi>
              </msup>
            </mrow>
            <mrow>
              <mrow>
                <mi stretchy="false" mathvariant="normal">{</mi>
                <msub>
                  <mi>H</mi>
                  <mi>k</mi>
                </msub>
                <mi stretchy="false" mathvariant="normal">}</mi>
              </mrow>
              <mi mathvariant="normal">=</mi>
              <msup>
                <mrow>
                  <mi stretchy="false" mathvariant="normal">[</mi>
                  <msub>
                    <mo stretchy="false">Γ</mo>
                    <mi>k</mi>
                  </msub>
                  <mi stretchy="false" mathvariant="normal">]</mi>
                </mrow>
                <mi>T</mi>
              </msup>
            </mrow>
            <mfenced open="[" close="]">
              <mrow>
                <mrow>
                  <mo stretchy="false">(</mo>
                  <mrow>
                    <mi>S</mi>
                    <mrow>
                      <mrow>
                        <mi stretchy="false" mathvariant="normal">[</mi>
                        <mi>J</mi>
                        <mi stretchy="false" mathvariant="normal">]</mi>
                      </mrow>
                      <mo stretchy="false">+</mo>
                      <mi>R</mi>
                    </mrow>
                    <mrow>
                      <mi stretchy="false" mathvariant="normal">[</mi>
                      <mover accent="true">
                        <mi>c</mi>
                        <mo stretchy="false">˜</mo>
                      </mover>
                      <mi stretchy="false" mathvariant="normal">]</mi>
                    </mrow>
                  </mrow>
                  <mo stretchy="false">)</mo>
                </mrow>
                <mrow>
                  <mo stretchy="false">Ω</mo>
                  <mi mathvariant="normal">−</mi>
                  <mrow>
                    <mo stretchy="false">(</mo>
                    <mrow>
                      <mi>S</mi>
                      <mrow>
                        <msup>
                          <mrow>
                            <mi stretchy="false" mathvariant="normal">[</mi>
                            <mover accent="true">
                              <mi>c</mi>
                              <mo stretchy="false">˜</mo>
                            </mover>
                            <mi stretchy="false" mathvariant="normal">]</mi>
                          </mrow>
                          <mi>T</mi>
                        </msup>
                        <mo stretchy="false">+</mo>
                        <mi>R</mi>
                      </mrow>
                      <mrow>
                        <mi stretchy="false" mathvariant="normal">[</mi>
                        <mi>m</mi>
                        <mi stretchy="false" mathvariant="normal">]</mi>
                      </mrow>
                    </mrow>
                    <mo stretchy="false">)</mo>
                  </mrow>
                </mrow>
                <mi>V</mi>
              </mrow>
            </mfenced>
            <mi>u</mi>
          </mrow>
        </mtd>
      </mtr>
      <mtr>
        <mtd>
          <mtext>Similarly,</mtext>
        </mtd>
      </mtr>
      <mtr>
        <mtd>
          <mrow>
            <mrow>
              <mo stretchy="false">Σ</mo>
              <mi mathvariant="normal">≡</mi>
              <mfenced open="[" close="]">
                <mtable>
                  <mtr>
                    <mtd>
                      <mi>U</mi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</mtr>
                  <mtr>
                    <mtd>
                      <mi/>
                    </mtd>
                    <mtd>
                      <mi>U</mi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>U</mi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>U</mi>
                    </mtd>
                  </mtr>
                </mtable>
              </mfenced>
            </mrow>
            <mtext> gives </mtext>
            <mrow>
              <mrow>
                <mi stretchy="false" mathvariant="normal">{</mi>
                <msub>
                  <mi>P</mi>
                  <mi>k</mi>
                </msub>
                <mi stretchy="false" mathvariant="normal">}</mi>
              </mrow>
              <mi mathvariant="normal">=</mi>
              <mo stretchy="false">Σ</mo>
            </mrow>
            <mfenced open="[" close="]">
              <mrow>
                <mrow>
                  <mi stretchy="false" mathvariant="normal">[</mi>
                  <mi>m</mi>
                  <mi stretchy="false" mathvariant="normal">]</mi>
                </mrow>
                <mrow>
                  <mi>V</mi>
                  <mi mathvariant="normal">−</mi>
                  <mrow>
                    <mi stretchy="false" mathvariant="normal">[</mi>
                    <mover accent="true">
                      <mi>c</mi>
                      <mo stretchy="false">˜</mo>
                    </mover>
                    <mi stretchy="false" mathvariant="normal">]</mi>
                  </mrow>
                </mrow>
                <mo stretchy="false">Ω</mo>
              </mrow>
            </mfenced>
            <mi>u</mi>
          </mrow>
        </mtd>
      </mtr>
    </mtable>
    <annotation encoding="StarMath 5.0">"Using" newline
H lsup G ^B = H lsup R ^B + r lsup G ^R times P lsup N ^{B"*"} newline
"Let" newline
S equiv left [ matrix {U # C lsup 1 ^2 # C lsup 1 ^3 # C lsup 1 ^4 # C lsup 1 ^5 ## ~ # U # ~ # ~ # ~## ~ # ~ # U # C lsup 3 ^4 # C lsup 3 ^5 ## ~ # ~ # ~ # U # ~ ##  ~ # ~ # ~ # ~ # U}  right ], ~~~~
R equiv left [ matrix {0 # C lsup 1 ^N {tilde{%rho}}_20 # C lsup 1 ^N {tilde{%rho}}_30 # C lsup 1 ^N {tilde{%rho}}_40 # C lsup 1 ^N {tilde{%rho}}_50 ## ~ # 0 # ~ # ~ # ~## ~ # ~ # 0 # C lsup 3 ^N {tilde{%rho}}_42 # C lsup 3 ^N {tilde{%rho}}_52 ## ~ # ~ # ~ # 0 # ~ ##  ~ # ~ # ~ # ~ # 0}  right ]newline newline
"yielding" newline
left lbrace H_k right rbrace = S  left lbrace H lsup R ^B right rbrace - R left lbrace P lsup N ^{B"*"} right rbrace newline
"or" newline
left lbrace H_k right rbrace = left [ (S[J] + R [tilde{c}]) %OMEGA - (S [{tilde{c}}]^T + R [m]) V right ] u newline
left lbrace h_k right rbrace = [%GAMMA_k]^T lbrace H_k rbrace = [%GAMMA_k]^T left [ (S[J] + R [tilde{c}]) %OMEGA - (S [{tilde{c}}]^T + R [m]) V right ] u newline
"Similarly," newline
%SIGMA equiv left [ matrix {U # U # U # U # U ## ~ # U # ~ # ~ # ~## ~ # ~ # U # U # U ## ~ # ~ # ~ # U # ~ ##  ~ # ~ # ~ # ~ # U}  right ] " gives "
lbrace P_k rbrace = %SIGMA left [ [m]V-[tilde{c}] %OMEGA right ] u</annotation>
  </semantics>
</math>
</file>

<file path=Object 3/content.xml><?xml version="1.0" encoding="utf-8"?>
<math xmlns="http://www.w3.org/1998/Math/MathML">
  <semantics>
    <mrow>
      <mi>B</mi>
      <mtext>*</mtext>
    </mrow>
    <annotation encoding="StarMath 5.0">B"*"</annotation>
  </semantics>
</math>
</file>

<file path=Object 30/content.xml><?xml version="1.0" encoding="utf-8"?>
<math xmlns="http://www.w3.org/1998/Math/MathML">
  <semantics>
    <mtable>
      <mtr>
        <mtd>
          <mtext>Define</mtext>
        </mtd>
      </mtr>
      <mtr>
        <mtd>
          <mrow>
            <mrow>
              <mi>A</mi>
              <mi mathvariant="normal">=</mi>
              <mrow>
                <mo stretchy="false">(</mo>
                <mrow>
                  <mi>S</mi>
                  <mrow>
                    <mrow>
                      <mi stretchy="false" mathvariant="normal">[</mi>
                      <mi>J</mi>
                      <mi stretchy="false" mathvariant="normal">]</mi>
                    </mrow>
                    <mo stretchy="false">+</mo>
                    <mi>R</mi>
                  </mrow>
                  <mrow>
                    <mi stretchy="false" mathvariant="normal">[</mi>
                    <mover accent="true">
                      <mi>c</mi>
                      <mo stretchy="false">˜</mo>
                    </mover>
                    <mi stretchy="false" mathvariant="normal">]</mi>
                  </mrow>
                </mrow>
                <mo stretchy="false">)</mo>
              </mrow>
            </mrow>
            <mrow>
              <mo stretchy="false">Ω</mo>
              <mi mathvariant="normal">−</mi>
              <mrow>
                <mo stretchy="false">(</mo>
                <mrow>
                  <mi>S</mi>
                  <mrow>
                    <msup>
                      <mrow>
                        <mi stretchy="false" mathvariant="normal">[</mi>
                        <mover accent="true">
                          <mi>c</mi>
                          <mo stretchy="false">˜</mo>
                        </mover>
                        <mi stretchy="false" mathvariant="normal">]</mi>
                      </mrow>
                      <mi>T</mi>
                    </msup>
                    <mo stretchy="false">+</mo>
                    <mi>R</mi>
                  </mrow>
                  <mrow>
                    <mi stretchy="false" mathvariant="normal">[</mi>
                    <mi>m</mi>
                    <mi stretchy="false" mathvariant="normal">]</mi>
                  </mrow>
                </mrow>
                <mo stretchy="false">)</mo>
              </mrow>
            </mrow>
            <mi>V</mi>
          </mrow>
        </mtd>
      </mtr>
      <mtr>
        <mtd>
          <mrow>
            <mrow>
              <mo stretchy="false">Λ</mo>
              <mi mathvariant="normal">=</mi>
              <mfenced open="[" close="]">
                <mtable>
                  <mtr>
                    <mtd>
                      <mi>U</mi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</mtr>
                </mtable>
              </mfenced>
            </mrow>
            <mfenced open="[" close="]">
              <mrow>
                <mrow>
                  <mi stretchy="false" mathvariant="normal">[</mi>
                  <mi>m</mi>
                  <mi stretchy="false" mathvariant="normal">]</mi>
                </mrow>
                <mrow>
                  <mi>V</mi>
                  <mi mathvariant="normal">−</mi>
                  <mrow>
                    <mi stretchy="false" mathvariant="normal">[</mi>
                    <mover accent="true">
                      <mi>c</mi>
                      <mo stretchy="false">˜</mo>
                    </mover>
                    <mi stretchy="false" mathvariant="normal">]</mi>
                  </mrow>
                </mrow>
                <mo stretchy="false">Ω</mo>
              </mrow>
            </mfenced>
          </mrow>
        </mtd>
      </mtr>
      <mtr>
        <mtd/>
      </mtr>
      <mtr>
        <mtd>
          <mtext>so</mtext>
        </mtd>
      </mtr>
      <mtr>
        <mtd>
          <mrow>
            <mrow>
              <mrow>
                <mi stretchy="false" mathvariant="normal">{</mi>
                <msub>
                  <mi>H</mi>
                  <mi>k</mi>
                </msub>
                <mi stretchy="false" mathvariant="normal">}</mi>
              </mrow>
              <mi mathvariant="normal">=</mi>
              <mi>A</mi>
            </mrow>
            <mi>u</mi>
            <mi>,</mi>
            <mi/>
            <mrow>
              <mrow>
                <mi stretchy="false" mathvariant="normal">{</mi>
                <msub>
                  <mi>h</mi>
                  <mi>k</mi>
                </msub>
                <mi stretchy="false" mathvariant="normal">}</mi>
              </mrow>
              <mi mathvariant="normal">=</mi>
              <msup>
                <mrow>
                  <mi stretchy="false" mathvariant="normal">[</mi>
                  <msub>
                    <mo stretchy="false">Γ</mo>
                    <mi>k</mi>
                  </msub>
                  <mi stretchy="false" mathvariant="normal">]</mi>
                </mrow>
                <mi>T</mi>
              </msup>
            </mrow>
            <mi>A</mi>
            <mi>u</mi>
          </mrow>
        </mtd>
      </mtr>
      <mtr>
        <mtd>
          <mrow>
            <mrow>
              <msub>
                <mi>P</mi>
                <mn>0</mn>
              </msub>
              <mi mathvariant="normal">=</mi>
              <mo stretchy="false">Λ</mo>
            </mrow>
            <mi>u</mi>
          </mrow>
        </mtd>
      </mtr>
      <mtr>
        <mtd/>
      </mtr>
      <mtr>
        <mtd>
          <mrow>
            <mtext>In perfect analogy to </mtext>
            <mo stretchy="false">Ω</mo>
            <mtext> and </mtext>
            <mi>V</mi>
            <mtext>, </mtext>
            <mi>A</mi>
            <mtext> and </mtext>
            <mo stretchy="false">Λ</mo>
            <mtext> are, respectively,</mtext>
          </mrow>
        </mtd>
      </mtr>
      <mtr>
        <mtd>
          <mtext>the partial angular momenta and partial linear momenta</mtext>
        </mtd>
      </mtr>
      <mtr>
        <mtd>
          <mrow>
            <mtext>relating </mtext>
            <mrow>
              <mi stretchy="false" mathvariant="normal">{</mi>
              <msub>
                <mi>H</mi>
                <mi>k</mi>
              </msub>
              <mi stretchy="false" mathvariant="normal">}</mi>
            </mrow>
            <mtext> and </mtext>
            <msub>
              <mi>P</mi>
              <mn>0</mn>
            </msub>
            <mtext> to the dynamic states, </mtext>
            <mi mathvariant="italic">u.</mi>
          </mrow>
        </mtd>
      </mtr>
    </mtable>
    <annotation encoding="StarMath 5.0">"Define" newline
alignl A = (S[J] + R [tilde{c}]) %OMEGA - (S [{tilde{c}}]^T + R [m]) V newline
alignl %LAMBDA = left [ matrix{U # U # U # U # U} right ] left [ [m]V-[tilde{c}] %OMEGA right ] newline newline
"so" newline
alignl  lbrace H_k rbrace = A u, ~~~~lbrace h_k rbrace = [%GAMMA_k]^T A u newline
alignl P_0 = %LAMBDA u newline newline
"In perfect analogy to "%OMEGA" and "V", "A" and "%LAMBDA" are, respectively," newline
"the partial angular momenta and partial linear momenta" newline
"relating "lbrace H_k rbrace" and "P_0" to the dynamic states, "u.
</annotation>
  </semantics>
</math>
</file>

<file path=Object 31/content.xml><?xml version="1.0" encoding="utf-8"?>
<math xmlns="http://www.w3.org/1998/Math/MathML">
  <semantics>
    <mtable>
      <mtr>
        <mtd>
          <mrow>
            <mtext>where </mtext>
            <mrow>
              <msub>
                <mi>s</mi>
                <mn>2</mn>
              </msub>
              <mi mathvariant="normal">=</mi>
              <mi>sin</mi>
            </mrow>
            <mrow>
              <mo stretchy="false">(</mo>
              <msub>
                <mo stretchy="false">θ</mo>
                <mn>2</mn>
              </msub>
              <mo stretchy="false">)</mo>
            </mrow>
            <mi>,</mi>
            <mrow>
              <msub>
                <mi>c</mi>
                <mn>2</mn>
              </msub>
              <mi mathvariant="normal">=</mi>
              <mi>cos</mi>
            </mrow>
            <mrow>
              <mo stretchy="false">(</mo>
              <msub>
                <mo stretchy="false">θ</mo>
                <mn>2</mn>
              </msub>
              <mo stretchy="false">)</mo>
            </mrow>
            <mi>,</mi>
            <mtext> etc, and the components of </mtext>
            <mo stretchy="false">ω</mo>
            <mtext> are expressed in the</mtext>
          </mrow>
        </mtd>
      </mtr>
      <mtr>
        <mtd>
          <mtext>frame of the outer body, B.</mtext>
        </mtd>
      </mtr>
      <mtr>
        <mtd/>
      </mtr>
      <mtr>
        <mtd>
          <mrow>
            <mtext>The matrix </mtext>
            <mo stretchy="false">Γ</mo>
            <mtext> is called the matrix of joint partials.  Each Euler sequence, including</mtext>
          </mrow>
        </mtd>
      </mtr>
      <mtr>
        <mtd>
          <mrow>
            <mtext>one- and two-DOF gimbals, has its own  </mtext>
            <mo stretchy="false">Γ</mo>
            <mtext>.  The dimensions of </mtext>
            <mo stretchy="false">Γ</mo>
            <mtext> are 3 x NDOF.</mtext>
          </mrow>
        </mtd>
      </mtr>
      <mtr>
        <mtd/>
      </mtr>
      <mtr>
        <mtd>
          <mrow>
            <mtext>For a spherical joint, </mtext>
            <mrow>
              <mo stretchy="false">σ</mo>
              <mi mathvariant="normal">=</mi>
              <mo stretchy="false">ω</mo>
            </mrow>
            <mtext>, and </mtext>
            <mrow>
              <mo stretchy="false">Γ</mo>
              <mi mathvariant="normal">=</mi>
              <mi>U</mi>
            </mrow>
            <mtext>, the identity matrix.</mtext>
          </mrow>
        </mtd>
      </mtr>
    </mtable>
    <annotation encoding="StarMath 5.0">"where "s_2 = sin(%theta_2), c_2 = cos(%theta_2), " etc, and the components of "%omega " are expressed in the" newline
"frame of the outer body, B." newline newline
"The matrix " %GAMMA " is called the matrix of joint partials.  Each Euler sequence, including" newline
"one- and two-DOF gimbals, has its own  "%GAMMA".  The dimensions of "%GAMMA" are 3 x NDOF." newline newline
"For a spherical joint, "%sigma=%omega", and "%GAMMA = U", the identity matrix."</annotation>
  </semantics>
</math>
</file>

<file path=Object 32/content.xml><?xml version="1.0" encoding="utf-8"?>
<math xmlns="http://www.w3.org/1998/Math/MathML">
  <semantics>
    <mrow>
      <mi>J</mi>
      <mtext> is moment of inertia of B about R</mtext>
    </mrow>
    <annotation encoding="StarMath 5.0">J " is moment of inertia of B about R"</annotation>
  </semantics>
</math>
</file>

<file path=Object 33/content.xml><?xml version="1.0" encoding="utf-8"?>
<math xmlns="http://www.w3.org/1998/Math/MathML"/>
</file>

<file path=Object 34/content.xml><?xml version="1.0" encoding="utf-8"?>
<math xmlns="http://www.w3.org/1998/Math/MathML">
  <semantics>
    <mtable>
      <mtr>
        <mtd>
          <mrow>
            <mtext>Noting that the columns of </mtext>
            <mi/>
            <mo stretchy="false">Γ</mo>
            <mtext> are the components of the gimbal axes expressed in</mtext>
          </mrow>
        </mtd>
      </mtr>
      <mtr>
        <mtd>
          <mtext>the joint's outer body frame, we define the scalar momentum states </mtext>
        </mtd>
      </mtr>
      <mtr>
        <mtd>
          <mrow>
            <mrow>
              <msub>
                <mi>h</mi>
                <mi mathvariant="italic">kj</mi>
              </msub>
              <mi mathvariant="normal">≡</mi>
              <mrow>
                <msub>
                  <mi>H</mi>
                  <mi>k</mi>
                </msub>
                <mi mathvariant="normal">⋅</mi>
                <msub>
                  <mo stretchy="false">Γ</mo>
                  <mi mathvariant="italic">kj</mi>
                </msub>
              </mrow>
            </mrow>
            <mi>,</mi>
          </mrow>
        </mtd>
      </mtr>
      <mtr>
        <mtd>
          <mtext>or the 1-, 2-, or 3-DOF</mtext>
        </mtd>
      </mtr>
      <mtr>
        <mtd>
          <mrow>
            <mrow>
              <msub>
                <mi>h</mi>
                <mi>k</mi>
              </msub>
              <mi mathvariant="normal">=</mi>
              <msubsup>
                <mo stretchy="false">Γ</mo>
                <mi>k</mi>
                <mi>T</mi>
              </msubsup>
            </mrow>
            <msub>
              <mi>H</mi>
              <mi>k</mi>
            </msub>
          </mrow>
        </mtd>
      </mtr>
      <mtr>
        <mtd/>
      </mtr>
      <mtr>
        <mtd>
          <mtext>The minimum-dimension angular momentum state vector then becomes:</mtext>
        </mtd>
      </mtr>
      <mtr>
        <mtd>
          <mrow>
            <mrow>
              <mfenced open="{" close="}">
                <msub>
                  <mi>h</mi>
                  <mi>k</mi>
                </msub>
              </mfenced>
              <mi mathvariant="normal">=</mi>
              <mfenced open="{" close="}">
                <mtable>
                  <mtr>
                    <mtd>
                      <msub>
                        <mi>h</mi>
                        <mn>0</mn>
                      </msub>
                    </mtd>
                  </mtr>
                  <mtr>
                    <mtd>
                      <msub>
                        <mi>h</mi>
                        <mn>1</mn>
                      </msub>
                    </mtd>
                  </mtr>
                  <mtr>
                    <mtd>
                      <msub>
                        <mi>h</mi>
                        <mn>2</mn>
                      </msub>
                    </mtd>
                  </mtr>
                  <mtr>
                    <mtd>
                      <msub>
                        <mi>h</mi>
                        <mn>3</mn>
                      </msub>
                    </mtd>
                  </mtr>
                  <mtr>
                    <mtd>
                      <msub>
                        <mi>h</mi>
                        <mn>4</mn>
                      </msub>
                    </mtd>
                  </mtr>
                </mtable>
              </mfenced>
            </mrow>
            <mi mathvariant="normal">=</mi>
            <mfenced open="{" close="}">
              <mtable>
                <mtr>
                  <mtd>
                    <mrow>
                      <mrow>
                        <mrow>
                          <mrow>
                            <mmultiscripts>
                              <mi>H</mi>
                              <none/>
                              <msub>
                                <mi>B</mi>
                                <mn>1</mn>
                              </msub>
                              <mprescripts/>
                              <none/>
                              <msub>
                                <mi>G</mi>
                                <mn>0</mn>
                              </msub>
                            </mmultiscripts>
                            <mo stretchy="false">+</mo>
                            <mmultiscripts>
                              <mi>H</mi>
                              <none/>
                              <msub>
                                <mi>B</mi>
                                <mn>2</mn>
                              </msub>
                              <mprescripts/>
                              <none/>
                              <msub>
                                <mi>G</mi>
                                <mn>0</mn>
                              </msub>
                            </mmultiscripts>
                          </mrow>
                          <mo stretchy="false">+</mo>
                          <mmultiscripts>
                            <mi>H</mi>
                            <none/>
                            <msub>
                              <mi>B</mi>
                              <mn>3</mn>
                            </msub>
                            <mprescripts/>
                            <none/>
                            <msub>
                              <mi>G</mi>
                              <mn>0</mn>
                            </msub>
                          </mmultiscripts>
                        </mrow>
                        <mo stretchy="false">+</mo>
                        <mmultiscripts>
                          <mi>H</mi>
                          <none/>
                          <msub>
                            <mi>B</mi>
                            <mn>4</mn>
                          </msub>
                          <mprescripts/>
                          <none/>
                          <msub>
                            <mi>G</mi>
                            <mn>0</mn>
                          </msub>
                        </mmultiscripts>
                      </mrow>
                      <mo stretchy="false">+</mo>
                      <mmultiscripts>
                        <mi>H</mi>
                        <none/>
                        <msub>
                          <mi>B</mi>
                          <mn>5</mn>
                        </msub>
                        <mprescripts/>
                        <none/>
                        <msub>
                          <mi>G</mi>
                          <mn>0</mn>
                        </msub>
                      </mmultiscripts>
                    </mrow>
                  </mtd>
                </mtr>
                <mtr>
                  <mtd>
                    <mrow>
                      <msubsup>
                        <mo stretchy="false">Γ</mo>
                        <mn>1</mn>
                        <mi>T</mi>
                      </msubsup>
                      <mfenced open="" close="">
                        <mmultiscripts>
                          <mi>H</mi>
                          <none/>
                          <msub>
                            <mi>B</mi>
                            <mn>2</mn>
                          </msub>
                          <mprescripts/>
                          <none/>
                          <msub>
                            <mi>G</mi>
                            <mn>1</mn>
                          </msub>
                        </mmultiscripts>
                      </mfenced>
                    </mrow>
                  </mtd>
                </mtr>
                <mtr>
                  <mtd>
                    <mrow>
                      <msubsup>
                        <mo stretchy="false">Γ</mo>
                        <mn>2</mn>
                        <mi>T</mi>
                      </msubsup>
                      <mfenced open="" close="">
                        <mrow>
                          <mrow>
                            <mmultiscripts>
                              <mi>H</mi>
                              <none/>
                              <msub>
                                <mi>B</mi>
                                <mn>3</mn>
                              </msub>
                              <mprescripts/>
                              <none/>
                              <msub>
                                <mi>G</mi>
                                <mn>2</mn>
                              </msub>
                            </mmultiscripts>
                            <mo stretchy="false">+</mo>
                            <mmultiscripts>
                              <mi>H</mi>
                              <none/>
                              <msub>
                                <mi>B</mi>
                                <mn>4</mn>
                              </msub>
                              <mprescripts/>
                              <none/>
                              <msub>
                                <mi>G</mi>
                                <mn>2</mn>
                              </msub>
                            </mmultiscripts>
                          </mrow>
                          <mo stretchy="false">+</mo>
                          <mmultiscripts>
                            <mi>H</mi>
                            <none/>
                            <msub>
                              <mi>B</mi>
                              <mn>5</mn>
                            </msub>
                            <mprescripts/>
                            <none/>
                            <msub>
                              <mi>G</mi>
                              <mn>2</mn>
                            </msub>
                          </mmultiscripts>
                        </mrow>
                      </mfenced>
                    </mrow>
                  </mtd>
                </mtr>
                <mtr>
                  <mtd>
                    <mrow>
                      <msubsup>
                        <mo stretchy="false">Γ</mo>
                        <mn>3</mn>
                        <mi>T</mi>
                      </msubsup>
                      <mfenced open="" close="">
                        <mmultiscripts>
                          <mi>H</mi>
                          <none/>
                          <msub>
                            <mi>B</mi>
                            <mn>4</mn>
                          </msub>
                          <mprescripts/>
                          <none/>
                          <msub>
                            <mi>G</mi>
                            <mn>3</mn>
                          </msub>
                        </mmultiscripts>
                      </mfenced>
                    </mrow>
                  </mtd>
                </mtr>
                <mtr>
                  <mtd>
                    <mrow>
                      <msubsup>
                        <mo stretchy="false">Γ</mo>
                        <mn>4</mn>
                        <mi>T</mi>
                      </msubsup>
                      <mfenced open="" close="">
                        <mmultiscripts>
                          <mi>H</mi>
                          <none/>
                          <msub>
                            <mi>B</mi>
                            <mn>5</mn>
                          </msub>
                          <mprescripts/>
                          <none/>
                          <msub>
                            <mi>G</mi>
                            <mn>4</mn>
                          </msub>
                        </mmultiscripts>
                      </mfenced>
                    </mrow>
                  </mtd>
                </mtr>
              </mtable>
            </mfenced>
          </mrow>
        </mtd>
      </mtr>
    </mtable>
    <annotation encoding="StarMath 5.0">"Noting that the columns of "~%GAMMA" are the components of the gimbal axes expressed in" newline
"the joint's outer body frame, we define the scalar momentum states " newline
h_{kj} equiv H_k cdot %GAMMA_{kj}, newline
"or the 1-, 2-, or 3-DOF" newline
h_k = %GAMMA^T_k H_k newline
newline
"The minimum-dimension angular momentum state vector then becomes:" newline
left lbrace h_k right rbrace = left lbrace {matrix{h_0 ## h_1 ## h_2 ## h_3 ## h_4} } right rbrace = 
left lbrace {matrix{H lsup {G_0} ^{B_1} + H lsup {G_0} ^{B_2} + H lsup {G_0} ^{B_3} + H lsup {G_0} ^{B_4} + H lsup {G_0} ^{B_5} ## %GAMMA_1^T left (H lsup {G_1} ^{B_2} right ) ##%GAMMA_2^T left (H lsup {G_2} ^{B_3} + H lsup {G_2} ^{B_4} + H lsup {G_2} ^{B_5} right )## %GAMMA_3^T left (H lsup {G_3} ^{B_4} right ) ## %GAMMA_4^T left (H lsup {G_4} ^{B_5} right )}} right rbrace</annotation>
  </semantics>
</math>
</file>

<file path=Object 35/content.xml><?xml version="1.0" encoding="utf-8"?>
<math xmlns="http://www.w3.org/1998/Math/MathML">
  <semantics>
    <mtable>
      <mtr>
        <mtd>
          <mtext>Integrate:</mtext>
        </mtd>
      </mtr>
      <mtr>
        <mtd>
          <mrow>
            <mfenced open="{" close="}">
              <mtable>
                <mtr>
                  <mtd>
                    <msub>
                      <mover accent="true">
                        <mi>P</mi>
                        <mi mathvariant="normal">˙</mi>
                      </mover>
                      <mn>0</mn>
                    </msub>
                  </mtd>
                </mtr>
                <mtr>
                  <mtd>
                    <mrow>
                      <mi stretchy="false" mathvariant="normal">{</mi>
                      <msub>
                        <mover accent="true">
                          <mi>h</mi>
                          <mi mathvariant="normal">˙</mi>
                        </mover>
                        <mi>k</mi>
                      </msub>
                      <mi stretchy="false" mathvariant="normal">}</mi>
                    </mrow>
                  </mtd>
                </mtr>
              </mtable>
            </mfenced>
            <mi mathvariant="normal">=</mi>
            <mfenced open="{" close="}">
              <mtable>
                <mtr>
                  <mtd>
                    <msub>
                      <mi>F</mi>
                      <mn>0</mn>
                    </msub>
                  </mtd>
                </mtr>
                <mtr>
                  <mtd>
                    <mrow>
                      <msup>
                        <mrow>
                          <mi stretchy="false" mathvariant="normal">[</mi>
                          <msub>
                            <mo stretchy="false">Γ</mo>
                            <mi>k</mi>
                          </msub>
                          <mi stretchy="false" mathvariant="normal">]</mi>
                        </mrow>
                        <mi>T</mi>
                      </msup>
                      <mfenced open="{" close="}">
                        <mrow>
                          <mrow>
                            <msub>
                              <mi>T</mi>
                              <mi>k</mi>
                            </msub>
                            <mi mathvariant="normal">−</mi>
                            <mrow>
                              <msub>
                                <mi>v</mi>
                                <mi>k</mi>
                              </msub>
                              <mi mathvariant="normal">×</mi>
                              <msub>
                                <mi>P</mi>
                                <mi>k</mi>
                              </msub>
                            </mrow>
                          </mrow>
                          <mi mathvariant="normal">−</mi>
                          <mrow>
                            <munder>
                              <mi mathvariant="normal">∑</mi>
                              <mi>i</mi>
                            </munder>
                            <mrow>
                              <msub>
                                <mo stretchy="false">ω</mo>
                                <mi>i</mi>
                              </msub>
                              <mi mathvariant="normal">×</mi>
                              <mmultiscripts>
                                <mi>H</mi>
                                <none/>
                                <msub>
                                  <mi>B</mi>
                                  <mi>i</mi>
                                </msub>
                                <mprescripts/>
                                <none/>
                                <msub>
                                  <mi>G</mi>
                                  <mi>k</mi>
                                </msub>
                              </mmultiscripts>
                            </mrow>
                          </mrow>
                        </mrow>
                      </mfenced>
                    </mrow>
                  </mtd>
                </mtr>
              </mtable>
            </mfenced>
          </mrow>
        </mtd>
      </mtr>
      <mtr>
        <mtd>
          <mrow>
            <mtext>(where </mtext>
            <msub>
              <mi>F</mi>
              <mn>0</mn>
            </msub>
            <mtext> is the total resultant force on the spacecraft,</mtext>
          </mrow>
        </mtd>
      </mtr>
      <mtr>
        <mtd>
          <mrow>
            <mtext>applied at the center of mass, and </mtext>
            <msub>
              <mi>T</mi>
              <mi>k</mi>
            </msub>
            <mtext> is the resultant torque </mtext>
          </mrow>
        </mtd>
      </mtr>
      <mtr>
        <mtd>
          <mrow>
            <mtext>about </mtext>
            <msub>
              <mi>G</mi>
              <mi>k</mi>
            </msub>
            <mtext> of all forces and moments acting on bodies outboard of </mtext>
            <msub>
              <mi>G</mi>
              <mi>k</mi>
            </msub>
            <mtext>)</mtext>
          </mrow>
        </mtd>
      </mtr>
      <mtr>
        <mtd/>
      </mtr>
      <mtr>
        <mtd>
          <mrow>
            <mtext>Solve for </mtext>
            <mi>u</mi>
            <mtext>:</mtext>
          </mrow>
        </mtd>
      </mtr>
      <mtr>
        <mtd>
          <mrow>
            <mrow>
              <mfenced open="{" close="}">
                <mtable>
                  <mtr>
                    <mtd>
                      <msub>
                        <mi>P</mi>
                        <mn>0</mn>
                      </msub>
                    </mtd>
                  </mtr>
                  <mtr>
                    <mtd>
                      <mrow>
                        <mi stretchy="false" mathvariant="normal">{</mi>
                        <msub>
                          <mi>h</mi>
                          <mi>k</mi>
                        </msub>
                        <mi stretchy="false" mathvariant="normal">}</mi>
                      </mrow>
                    </mtd>
                  </mtr>
                </mtable>
              </mfenced>
              <mi mathvariant="normal">=</mi>
              <mfenced open="[" close="]">
                <mtable>
                  <mtr>
                    <mtd>
                      <mo stretchy="false">Λ</mo>
                    </mtd>
                  </mtr>
                  <mtr>
                    <mtd>
                      <mrow>
                        <msup>
                          <mrow>
                            <mi stretchy="false" mathvariant="normal">[</mi>
                            <msub>
                              <mo stretchy="false">Γ</mo>
                              <mi>k</mi>
                            </msub>
                            <mi stretchy="false" mathvariant="normal">]</mi>
                          </mrow>
                          <mi>T</mi>
                        </msup>
                        <mi>A</mi>
                      </mrow>
                    </mtd>
                  </mtr>
                </mtable>
              </mfenced>
            </mrow>
            <mi>u</mi>
          </mrow>
        </mtd>
      </mtr>
      <mtr>
        <mtd/>
      </mtr>
      <mtr>
        <mtd>
          <mrow>
            <mtext>Construct </mtext>
            <mrow>
              <mi stretchy="false" mathvariant="normal">{</mi>
              <msub>
                <mo stretchy="false">ω</mo>
                <mi>i</mi>
              </msub>
              <mi stretchy="false" mathvariant="normal">}</mi>
            </mrow>
            <mi>,</mi>
            <mrow>
              <mi stretchy="false" mathvariant="normal">{</mi>
              <msub>
                <mi>v</mi>
                <mi>k</mi>
              </msub>
              <mi stretchy="false" mathvariant="normal">}</mi>
            </mrow>
            <mtext>:</mtext>
          </mrow>
        </mtd>
      </mtr>
      <mtr>
        <mtd>
          <mrow>
            <mrow>
              <mrow>
                <mi stretchy="false" mathvariant="normal">{</mi>
                <msub>
                  <mo stretchy="false">ω</mo>
                  <mi>i</mi>
                </msub>
                <mi stretchy="false" mathvariant="normal">}</mi>
              </mrow>
              <mi mathvariant="normal">=</mi>
              <mo stretchy="false">Ω</mo>
            </mrow>
            <mi>u</mi>
          </mrow>
        </mtd>
      </mtr>
      <mtr>
        <mtd>
          <mrow>
            <mrow>
              <mrow>
                <mi stretchy="false" mathvariant="normal">{</mi>
                <msub>
                  <mi>v</mi>
                  <mi>k</mi>
                </msub>
                <mi stretchy="false" mathvariant="normal">}</mi>
              </mrow>
              <mi mathvariant="normal">=</mi>
              <mi>V</mi>
            </mrow>
            <mi>u</mi>
          </mrow>
        </mtd>
      </mtr>
      <mtr>
        <mtd>
          <mtext>Repeat</mtext>
        </mtd>
      </mtr>
    </mtable>
    <annotation encoding="StarMath 5.0">"Integrate:" newline
left lbrace stack{{dot{P}}_0 # lbrace {dot{h}}_k rbrace} right rbrace = left lbrace stack{F_0 # [%GAMMA_k]^T left lbrace T_k  -  v_k times P_k - Sum from i {%omega_i times H lsup {G_k} ^{B_i} }right rbrace} right rbrace newline
"(where "F_0" is the total resultant force on the spacecraft," newline 
"applied at the center of mass, and "T_k" is the resultant torque " newline 
"about "G_k" of all forces and moments acting on bodies outboard of "G_k")" newline newline
"Solve for "u":" newline
left lbrace stack{P_0 # lbrace h_k rbrace} right rbrace = left [ matrix { %LAMBDA ## [%GAMMA_k]^T A} right ]  u newline newline
"Construct "lbrace %omega_i rbrace , lbrace %v_k rbrace ":" newline
lbrace %omega_i rbrace = %OMEGA u newline
lbrace v_k rbrace = V u newline
"Repeat"</annotation>
  </semantics>
</math>
</file>

<file path=Object 36/content.xml><?xml version="1.0" encoding="utf-8"?>
<math xmlns="http://www.w3.org/1998/Math/MathML">
  <semantics>
    <mtable>
      <mtr>
        <mtd>
          <mrow>
            <mtext>To lock the jth DOF of joint </mtext>
            <msub>
              <mi>G</mi>
              <mi>k</mi>
            </msub>
            <mtext>, simply set </mtext>
          </mrow>
        </mtd>
      </mtr>
      <mtr>
        <mtd>
          <mrow>
            <mtext>the corresponding element of </mtext>
            <mi>u</mi>
            <mtext> to zero, and eliminate </mtext>
          </mrow>
        </mtd>
      </mtr>
      <mtr>
        <mtd>
          <mrow>
            <mtext>the corresponding </mtext>
            <msub>
              <mover accent="true">
                <mi>h</mi>
                <mi mathvariant="normal">˙</mi>
              </mover>
              <mi mathvariant="italic">kj</mi>
            </msub>
            <mtext> from the EOM to be integrated.</mtext>
          </mrow>
        </mtd>
      </mtr>
    </mtable>
    <annotation encoding="StarMath 5.0">"To lock the jth DOF of joint "G_k", simply set "newline
"the corresponding element of "u" to zero, and eliminate " newline
"the corresponding "{dot{h}}_kj" from the EOM to be integrated."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sub>
      <math:mi>B</math:mi>
      <math:mn>5</math:mn>
    </math:msub>
    <math:annotation math:encoding="StarMath 5.0">B_5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sub>
      <math:mi>G</math:mi>
      <math:mn>1</math:mn>
    </math:msub>
    <math:annotation math:encoding="StarMath 5.0">G_1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ub>
      <math:mi>G</math:mi>
      <math:mn>2</math:mn>
    </math:msub>
    <math:annotation math:encoding="StarMath 5.0">G_2</math:annotation>
  </math:semantics>
</math:math>
</file>

<file path=Object 4/content.xml><?xml version="1.0" encoding="utf-8"?>
<math xmlns="http://www.w3.org/1998/Math/MathML">
  <semantics>
    <mi>R</mi>
    <annotation encoding="StarMath 5.0">R</annotation>
  </semantics>
</math>
</file>

<file path=Object 40/content.xml><?xml version="1.0" encoding="utf-8"?>
<!DOCTYPE math  PUBLIC '-//OpenOffice.org//DTD Modified W3C MathML 1.01//EN'  'math.dtd'>
<math:math xmlns:math="http://www.w3.org/1998/Math/MathML">
  <math:semantics>
    <math:msub>
      <math:mi>G</math:mi>
      <math:mn>3</math:mn>
    </math:msub>
    <math:annotation math:encoding="StarMath 5.0">G_3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b>
      <math:mi>G</math:mi>
      <math:mn>4</math:mn>
    </math:msub>
    <math:annotation math:encoding="StarMath 5.0">G_4</math:annotation>
  </math:semantics>
</math:math>
</file>

<file path=Object 42/content.xml><?xml version="1.0" encoding="utf-8"?>
<math xmlns="http://www.w3.org/1998/Math/MathML">
  <semantics>
    <mmultiscripts>
      <mi>r</mi>
      <none/>
      <msub>
        <mi>G</mi>
        <mn>0</mn>
      </msub>
      <mprescripts/>
      <none/>
      <mi>N</mi>
    </mmultiscripts>
    <annotation encoding="StarMath 5.0">r lsup N ^{G_0}</annotation>
  </semantics>
</math>
</file>

<file path=Object 43/content.xml><?xml version="1.0" encoding="utf-8"?>
<math xmlns="http://www.w3.org/1998/Math/MathML">
  <semantics>
    <msub>
      <mi>G</mi>
      <mn>0</mn>
    </msub>
    <annotation encoding="StarMath 5.0">G_0</annotation>
  </semantics>
</math>
</file>

<file path=Object 44/content.xml><?xml version="1.0" encoding="utf-8"?>
<math xmlns="http://www.w3.org/1998/Math/MathML">
  <semantics>
    <mtable>
      <mtr>
        <mtd>
          <mrow>
            <mtext>Let </mtext>
            <msub>
              <mi>P</mi>
              <mi>k</mi>
            </msub>
            <mtext> be the linear momentum of the assembly of bodies outboard of the joint</mtext>
            <msub>
              <mi>G</mi>
              <mi>k</mi>
            </msub>
          </mrow>
        </mtd>
      </mtr>
      <mtr>
        <mtd>
          <mrow>
            <mrow>
              <mfenced open="{" close="}">
                <msub>
                  <mi>P</mi>
                  <mi>k</mi>
                </msub>
              </mfenced>
              <mi mathvariant="normal">=</mi>
              <mfenced open="{" close="}">
                <mtable>
                  <mtr>
                    <mtd>
                      <msub>
                        <mi>P</mi>
                        <mn>0</mn>
                      </msub>
                    </mtd>
                  </mtr>
                  <mtr>
                    <mtd>
                      <msub>
                        <mi>P</mi>
                        <mn>1</mn>
                      </msub>
                    </mtd>
                  </mtr>
                  <mtr>
                    <mtd>
                      <msub>
                        <mi>P</mi>
                        <mn>2</mn>
                      </msub>
                    </mtd>
                  </mtr>
                  <mtr>
                    <mtd>
                      <msub>
                        <mi>P</mi>
                        <mn>3</mn>
                      </msub>
                    </mtd>
                  </mtr>
                  <mtr>
                    <mtd>
                      <msub>
                        <mi>P</mi>
                        <mn>4</mn>
                      </msub>
                    </mtd>
                  </mtr>
                </mtable>
              </mfenced>
            </mrow>
            <mi mathvariant="normal">=</mi>
            <mfenced open="{" close="}">
              <mtable>
                <mtr>
                  <mtd>
                    <mrow>
                      <mrow>
                        <mrow>
                          <mrow>
                            <mmultiscripts>
                              <mi>P</mi>
                              <none/>
                              <mrow>
                                <msub>
                                  <mi>B</mi>
                                  <mn>1</mn>
                                </msub>
                                <mtext>*</mtext>
                              </mrow>
                              <mprescripts/>
                              <none/>
                              <mi>N</mi>
                            </mmultiscripts>
                            <mo stretchy="false">+</mo>
                            <mmultiscripts>
                              <mi>P</mi>
                              <none/>
                              <mrow>
                                <msub>
                                  <mi>B</mi>
                                  <mn>2</mn>
                                </msub>
                                <mtext>*</mtext>
                              </mrow>
                              <mprescripts/>
                              <none/>
                              <mi>N</mi>
                            </mmultiscripts>
                          </mrow>
                          <mo stretchy="false">+</mo>
                          <mmultiscripts>
                            <mi>P</mi>
                            <none/>
                            <mrow>
                              <msub>
                                <mi>B</mi>
                                <mn>3</mn>
                              </msub>
                              <mtext>*</mtext>
                            </mrow>
                            <mprescripts/>
                            <none/>
                            <mi>N</mi>
                          </mmultiscripts>
                        </mrow>
                        <mo stretchy="false">+</mo>
                        <mmultiscripts>
                          <mi>P</mi>
                          <none/>
                          <mrow>
                            <msub>
                              <mi>B</mi>
                              <mn>4</mn>
                            </msub>
                            <mtext>*</mtext>
                          </mrow>
                          <mprescripts/>
                          <none/>
                          <mi>N</mi>
                        </mmultiscripts>
                      </mrow>
                      <mo stretchy="false">+</mo>
                      <mmultiscripts>
                        <mi>P</mi>
                        <none/>
                        <mrow>
                          <msub>
                            <mi>B</mi>
                            <mn>5</mn>
                          </msub>
                          <mtext>*</mtext>
                        </mrow>
                        <mprescripts/>
                        <none/>
                        <mi>N</mi>
                      </mmultiscripts>
                    </mrow>
                  </mtd>
                </mtr>
                <mtr>
                  <mtd>
                    <mmultiscripts>
                      <mi>P</mi>
                      <none/>
                      <mrow>
                        <msub>
                          <mi>B</mi>
                          <mn>2</mn>
                        </msub>
                        <mtext>*</mtext>
                      </mrow>
                      <mprescripts/>
                      <none/>
                      <mi>N</mi>
                    </mmultiscripts>
                  </mtd>
                </mtr>
                <mtr>
                  <mtd>
                    <mrow>
                      <mrow>
                        <mmultiscripts>
                          <mi>P</mi>
                          <none/>
                          <mrow>
                            <msub>
                              <mi>B</mi>
                              <mn>3</mn>
                            </msub>
                            <mtext>*</mtext>
                          </mrow>
                          <mprescripts/>
                          <none/>
                          <mi>N</mi>
                        </mmultiscripts>
                        <mo stretchy="false">+</mo>
                        <mmultiscripts>
                          <mi>P</mi>
                          <none/>
                          <mrow>
                            <msub>
                              <mi>B</mi>
                              <mn>4</mn>
                            </msub>
                            <mtext>*</mtext>
                          </mrow>
                          <mprescripts/>
                          <none/>
                          <mi>N</mi>
                        </mmultiscripts>
                      </mrow>
                      <mo stretchy="false">+</mo>
                      <mmultiscripts>
                        <mi>P</mi>
                        <none/>
                        <mrow>
                          <msub>
                            <mi>B</mi>
                            <mn>5</mn>
                          </msub>
                          <mtext>*</mtext>
                        </mrow>
                        <mprescripts/>
                        <none/>
                        <mi>N</mi>
                      </mmultiscripts>
                    </mrow>
                  </mtd>
                </mtr>
                <mtr>
                  <mtd>
                    <mmultiscripts>
                      <mi>P</mi>
                      <none/>
                      <mrow>
                        <msub>
                          <mi>B</mi>
                          <mn>4</mn>
                        </msub>
                        <mtext>*</mtext>
                      </mrow>
                      <mprescripts/>
                      <none/>
                      <mi>N</mi>
                    </mmultiscripts>
                  </mtd>
                </mtr>
                <mtr>
                  <mtd>
                    <mmultiscripts>
                      <mi>P</mi>
                      <none/>
                      <mrow>
                        <msub>
                          <mi>B</mi>
                          <mn>5</mn>
                        </msub>
                        <mtext>*</mtext>
                      </mrow>
                      <mprescripts/>
                      <none/>
                      <mi>N</mi>
                    </mmultiscripts>
                  </mtd>
                </mtr>
              </mtable>
            </mfenced>
          </mrow>
        </mtd>
      </mtr>
      <mtr>
        <mtd>
          <mrow>
            <mtext>Let </mtext>
            <msub>
              <mi>H</mi>
              <mi>k</mi>
            </msub>
            <mtext> be the angular momentum of all bodies outboard of joint </mtext>
            <msub>
              <mi>G</mi>
              <mi>k</mi>
            </msub>
            <mtext>, about </mtext>
            <msub>
              <mi>G</mi>
              <mi>k</mi>
            </msub>
            <mtext>.</mtext>
          </mrow>
        </mtd>
      </mtr>
      <mtr>
        <mtd>
          <mrow>
            <mrow>
              <mfenced open="{" close="}">
                <msub>
                  <mi>H</mi>
                  <mi>k</mi>
                </msub>
              </mfenced>
              <mi mathvariant="normal">=</mi>
              <mfenced open="{" close="}">
                <mtable>
                  <mtr>
                    <mtd>
                      <msub>
                        <mi>H</mi>
                        <mn>0</mn>
                      </msub>
                    </mtd>
                  </mtr>
                  <mtr>
                    <mtd>
                      <msub>
                        <mi>H</mi>
                        <mn>1</mn>
                      </msub>
                    </mtd>
                  </mtr>
                  <mtr>
                    <mtd>
                      <msub>
                        <mi>H</mi>
                        <mn>2</mn>
                      </msub>
                    </mtd>
                  </mtr>
                  <mtr>
                    <mtd>
                      <msub>
                        <mi>H</mi>
                        <mn>3</mn>
                      </msub>
                    </mtd>
                  </mtr>
                  <mtr>
                    <mtd>
                      <msub>
                        <mi>H</mi>
                        <mn>4</mn>
                      </msub>
                    </mtd>
                  </mtr>
                </mtable>
              </mfenced>
            </mrow>
            <mi mathvariant="normal">=</mi>
            <mfenced open="{" close="}">
              <mtable>
                <mtr>
                  <mtd>
                    <mrow>
                      <mrow>
                        <mrow>
                          <mrow>
                            <mmultiscripts>
                              <mi>H</mi>
                              <none/>
                              <msub>
                                <mi>B</mi>
                                <mn>1</mn>
                              </msub>
                              <mprescripts/>
                              <none/>
                              <msub>
                                <mi>G</mi>
                                <mn>0</mn>
                              </msub>
                            </mmultiscripts>
                            <mo stretchy="false">+</mo>
                            <mmultiscripts>
                              <mi>H</mi>
                              <none/>
                              <msub>
                                <mi>B</mi>
                                <mn>2</mn>
                              </msub>
                              <mprescripts/>
                              <none/>
                              <msub>
                                <mi>G</mi>
                                <mn>0</mn>
                              </msub>
                            </mmultiscripts>
                          </mrow>
                          <mo stretchy="false">+</mo>
                          <mmultiscripts>
                            <mi>H</mi>
                            <none/>
                            <msub>
                              <mi>B</mi>
                              <mn>3</mn>
                            </msub>
                            <mprescripts/>
                            <none/>
                            <msub>
                              <mi>G</mi>
                              <mn>0</mn>
                            </msub>
                          </mmultiscripts>
                        </mrow>
                        <mo stretchy="false">+</mo>
                        <mmultiscripts>
                          <mi>H</mi>
                          <none/>
                          <msub>
                            <mi>B</mi>
                            <mn>4</mn>
                          </msub>
                          <mprescripts/>
                          <none/>
                          <msub>
                            <mi>G</mi>
                            <mn>0</mn>
                          </msub>
                        </mmultiscripts>
                      </mrow>
                      <mo stretchy="false">+</mo>
                      <mmultiscripts>
                        <mi>H</mi>
                        <none/>
                        <msub>
                          <mi>B</mi>
                          <mn>5</mn>
                        </msub>
                        <mprescripts/>
                        <none/>
                        <msub>
                          <mi>G</mi>
                          <mn>0</mn>
                        </msub>
                      </mmultiscripts>
                    </mrow>
                  </mtd>
                </mtr>
                <mtr>
                  <mtd>
                    <mmultiscripts>
                      <mi>H</mi>
                      <none/>
                      <msub>
                        <mi>B</mi>
                        <mn>2</mn>
                      </msub>
                      <mprescripts/>
                      <none/>
                      <msub>
                        <mi>G</mi>
                        <mn>1</mn>
                      </msub>
                    </mmultiscripts>
                  </mtd>
                </mtr>
                <mtr>
                  <mtd>
                    <mrow>
                      <mrow>
                        <mmultiscripts>
                          <mi>H</mi>
                          <none/>
                          <msub>
                            <mi>B</mi>
                            <mn>3</mn>
                          </msub>
                          <mprescripts/>
                          <none/>
                          <msub>
                            <mi>G</mi>
                            <mn>2</mn>
                          </msub>
                        </mmultiscripts>
                        <mo stretchy="false">+</mo>
                        <mmultiscripts>
                          <mi>H</mi>
                          <none/>
                          <msub>
                            <mi>B</mi>
                            <mn>4</mn>
                          </msub>
                          <mprescripts/>
                          <none/>
                          <msub>
                            <mi>G</mi>
                            <mn>2</mn>
                          </msub>
                        </mmultiscripts>
                      </mrow>
                      <mo stretchy="false">+</mo>
                      <mmultiscripts>
                        <mi>H</mi>
                        <none/>
                        <msub>
                          <mi>B</mi>
                          <mn>5</mn>
                        </msub>
                        <mprescripts/>
                        <none/>
                        <msub>
                          <mi>G</mi>
                          <mn>2</mn>
                        </msub>
                      </mmultiscripts>
                    </mrow>
                  </mtd>
                </mtr>
                <mtr>
                  <mtd>
                    <mmultiscripts>
                      <mi>H</mi>
                      <none/>
                      <msub>
                        <mi>B</mi>
                        <mn>4</mn>
                      </msub>
                      <mprescripts/>
                      <none/>
                      <msub>
                        <mi>G</mi>
                        <mn>3</mn>
                      </msub>
                    </mmultiscripts>
                  </mtd>
                </mtr>
                <mtr>
                  <mtd>
                    <mmultiscripts>
                      <mi>H</mi>
                      <none/>
                      <msub>
                        <mi>B</mi>
                        <mn>5</mn>
                      </msub>
                      <mprescripts/>
                      <none/>
                      <msub>
                        <mi>G</mi>
                        <mn>4</mn>
                      </msub>
                    </mmultiscripts>
                  </mtd>
                </mtr>
              </mtable>
            </mfenced>
          </mrow>
        </mtd>
      </mtr>
      <mtr>
        <mtd/>
      </mtr>
      <mtr>
        <mtd>
          <mrow>
            <mrow>
              <mi stretchy="false" mathvariant="normal">[</mi>
              <mrow>
                <mrow>
                  <mi stretchy="false" mathvariant="normal">{</mi>
                  <msub>
                    <mi>H</mi>
                    <mi>k</mi>
                  </msub>
                  <mi stretchy="false" mathvariant="normal">}</mi>
                </mrow>
                <mi>,</mi>
                <msub>
                  <mi>P</mi>
                  <mn>0</mn>
                </msub>
              </mrow>
              <mi stretchy="false" mathvariant="normal">]</mi>
            </mrow>
            <mtext> are the momentum states chosen by Hughes in his text, and used in Freespace.</mtext>
          </mrow>
        </mtd>
      </mtr>
    </mtable>
    <annotation encoding="StarMath 5.0">"Let " P_k " be the linear momentum of the assembly of bodies outboard of the joint" G_k newline
left lbrace P_k right rbrace = left lbrace {matrix{P_0 ## P_1 ## P_2 ## P_3 ## P_4} } right rbrace = 
left lbrace {matrix{P lsup {N} ^{B_1"*"} + P lsup {N} ^{B_2"*"} + P lsup {N} ^{B_3"*"} + P lsup {N} ^{B_4"*"} + P lsup {N} ^{B_5"*"} ## P lsup {N} ^{B_2"*"} ##P lsup {N} ^{B_3"*"} + P lsup {N} ^{B_4"*"} + P lsup {N} ^{B_5"*"}## P lsup {N} ^{B_4"*"} ## P lsup {N} ^{B_5"*"}}} right rbrace    
newline
"Let " H_k " be the angular momentum of all bodies outboard of joint "G_k", about " G_k"." newline
left lbrace H_k right rbrace = left lbrace {matrix{H_0 ## H_1 ## H_2 ## H_3 ## H_4} } right rbrace = 
left lbrace {matrix{H lsup {G_0} ^{B_1} + H lsup {G_0} ^{B_2} + H lsup {G_0} ^{B_3} + H lsup {G_0} ^{B_4} + H lsup {G_0} ^{B_5} ## H lsup {G_1} ^{B_2} ##H lsup {G_2} ^{B_3} + H lsup {G_2} ^{B_4} + H lsup {G_2} ^{B_5}## H lsup {G_3} ^{B_4} ## H lsup {G_4} ^{B_5}}} right rbrace  newline newline
[lbrace H_k rbrace, P_0] " are the momentum states chosen by Hughes in his text, and used in Freespace."
</annotation>
  </semantics>
</math>
</file>

<file path=Object 45/content.xml><?xml version="1.0" encoding="utf-8"?>
<math xmlns="http://www.w3.org/1998/Math/MathML">
  <semantics>
    <mrow>
      <mrow>
        <mfenced open="{" close="}">
          <mtable>
            <mtr>
              <mtd>
                <msub>
                  <mo stretchy="false">ω</mo>
                  <mn>1</mn>
                </msub>
              </mtd>
            </mtr>
            <mtr>
              <mtd>
                <msub>
                  <mo stretchy="false">ω</mo>
                  <mn>2</mn>
                </msub>
              </mtd>
            </mtr>
            <mtr>
              <mtd>
                <msub>
                  <mo stretchy="false">ω</mo>
                  <mn>3</mn>
                </msub>
              </mtd>
            </mtr>
            <mtr>
              <mtd>
                <msub>
                  <mo stretchy="false">ω</mo>
                  <mn>4</mn>
                </msub>
              </mtd>
            </mtr>
            <mtr>
              <mtd>
                <msub>
                  <mo stretchy="false">ω</mo>
                  <mn>5</mn>
                </msub>
              </mtd>
            </mtr>
          </mtable>
        </mfenced>
        <mi mathvariant="normal">=</mi>
        <munder>
          <munder>
            <mfenced open="[" close="]">
              <mtable>
                <mtr>
                  <mtd>
                    <mi>U</mi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multiscripts>
                      <mi>C</mi>
                      <none/>
                      <mn>1</mn>
                      <mprescripts/>
                      <none/>
                      <mn>2</mn>
                    </mmultiscripts>
                  </mtd>
                  <mtd>
                    <msub>
                      <mo stretchy="false">Γ</mo>
                      <mn>1</mn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multiscripts>
                      <mi>C</mi>
                      <none/>
                      <mn>1</mn>
                      <mprescripts/>
                      <none/>
                      <mn>3</mn>
                    </mmultiscripts>
                  </mtd>
                  <mtd>
                    <mn>0</mn>
                  </mtd>
                  <mtd>
                    <msub>
                      <mo stretchy="false">Γ</mo>
                      <mn>2</mn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multiscripts>
                      <mi>C</mi>
                      <none/>
                      <mn>1</mn>
                      <mprescripts/>
                      <none/>
                      <mn>4</mn>
                    </mmultiscripts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n>4</mn>
                      </mmultiscripts>
                      <msub>
                        <mo stretchy="false">Γ</mo>
                        <mn>2</mn>
                      </msub>
                    </mrow>
                  </mtd>
                  <mtd>
                    <msub>
                      <mo stretchy="false">Γ</mo>
                      <mn>3</mn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multiscripts>
                      <mi>C</mi>
                      <none/>
                      <mn>1</mn>
                      <mprescripts/>
                      <none/>
                      <mn>5</mn>
                    </mmultiscripts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n>5</mn>
                      </mmultiscripts>
                      <msub>
                        <mo stretchy="false">Γ</mo>
                        <mn>2</mn>
                      </msub>
                    </mrow>
                  </mtd>
                  <mtd>
                    <mn>0</mn>
                  </mtd>
                  <mtd>
                    <msub>
                      <mo stretchy="false">Γ</mo>
                      <mn>4</mn>
                    </msub>
                  </mtd>
                  <mtd>
                    <mn>0</mn>
                  </mtd>
                </mtr>
              </mtable>
            </mfenced>
            <mo stretchy="false"></mo>
          </munder>
          <msub>
            <mo stretchy="false">Ω</mo>
            <mi>u</mi>
          </msub>
        </munder>
      </mrow>
      <mrow>
        <munder>
          <munder>
            <mfenced open="{" close="}">
              <mtable>
                <mtr>
                  <mtd>
                    <msub>
                      <mo stretchy="false">σ</mo>
                      <mn>0</mn>
                    </msub>
                  </mtd>
                </mtr>
                <mtr>
                  <mtd>
                    <msub>
                      <mo stretchy="false">σ</mo>
                      <mn>1</mn>
                    </msub>
                  </mtd>
                </mtr>
                <mtr>
                  <mtd>
                    <msub>
                      <mo stretchy="false">σ</mo>
                      <mn>2</mn>
                    </msub>
                  </mtd>
                </mtr>
                <mtr>
                  <mtd>
                    <msub>
                      <mo stretchy="false">σ</mo>
                      <mn>3</mn>
                    </msub>
                  </mtd>
                </mtr>
                <mtr>
                  <mtd>
                    <msub>
                      <mo stretchy="false">σ</mo>
                      <mn>4</mn>
                    </msub>
                  </mtd>
                </mtr>
                <mtr>
                  <mtd>
                    <msub>
                      <mi>v</mi>
                      <mn>0</mn>
                    </msub>
                  </mtd>
                </mtr>
              </mtable>
            </mfenced>
            <mo stretchy="false"></mo>
          </munder>
          <mi>u</mi>
        </munder>
        <mo stretchy="false">+</mo>
        <munder>
          <munder>
            <mfenced open="[" close="]">
              <mtable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n>2</mn>
                      </mmultiscripts>
                      <msub>
                        <mo stretchy="false">Θ</mo>
                        <mn>11</mn>
                      </msub>
                    </mrow>
                  </mtd>
                  <mtd>
                    <mrow>
                      <mi mathvariant="normal">−</mi>
                      <msub>
                        <mo stretchy="false">Θ</mo>
                        <mn>21</mn>
                      </msub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n>3</mn>
                      </mmultiscripts>
                      <msub>
                        <mo stretchy="false">Θ</mo>
                        <mn>12</mn>
                      </msub>
                    </mrow>
                  </mtd>
                  <mtd>
                    <mn>0</mn>
                  </mtd>
                  <mtd>
                    <mrow>
                      <mi mathvariant="normal">−</mi>
                      <msub>
                        <mo stretchy="false">Θ</mo>
                        <mn>32</mn>
                      </msub>
                    </mrow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n>4</mn>
                      </mmultiscripts>
                      <msub>
                        <mo stretchy="false">Θ</mo>
                        <mn>12</mn>
                      </msub>
                    </mrow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n>4</mn>
                      </mmultiscripts>
                      <mrow>
                        <mo stretchy="false">(</mo>
                        <mrow>
                          <msub>
                            <mo stretchy="false">Θ</mo>
                            <mn>33</mn>
                          </msub>
                          <mi mathvariant="normal">−</mi>
                          <msub>
                            <mo stretchy="false">Θ</mo>
                            <mn>32</mn>
                          </msub>
                        </mrow>
                        <mo stretchy="false">)</mo>
                      </mrow>
                    </mrow>
                  </mtd>
                  <mtd>
                    <mrow>
                      <mi mathvariant="normal">−</mi>
                      <msub>
                        <mo stretchy="false">Θ</mo>
                        <mn>43</mn>
                      </msub>
                    </mrow>
                  </mtd>
                  <mtd>
                    <mn>0</mn>
                  </mtd>
                </mtr>
                <mtr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n>5</mn>
                      </mmultiscripts>
                      <msub>
                        <mo stretchy="false">Θ</mo>
                        <mn>12</mn>
                      </msub>
                    </mrow>
                  </mtd>
                  <mtd>
                    <mn>0</mn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n>5</mn>
                      </mmultiscripts>
                      <mrow>
                        <mo stretchy="false">(</mo>
                        <mrow>
                          <msub>
                            <mo stretchy="false">Θ</mo>
                            <mn>34</mn>
                          </msub>
                          <mi mathvariant="normal">−</mi>
                          <msub>
                            <mo stretchy="false">Θ</mo>
                            <mn>32</mn>
                          </msub>
                        </mrow>
                        <mo stretchy="false">)</mo>
                      </mrow>
                    </mrow>
                  </mtd>
                  <mtd>
                    <mn>0</mn>
                  </mtd>
                  <mtd>
                    <mrow>
                      <mi mathvariant="normal">−</mi>
                      <msub>
                        <mo stretchy="false">Θ</mo>
                        <mn>54</mn>
                      </msub>
                    </mrow>
                  </mtd>
                </mtr>
              </mtable>
            </mfenced>
            <mo stretchy="false"></mo>
          </munder>
          <msub>
            <mo stretchy="false">Ω</mo>
            <mo stretchy="false">ξ</mo>
          </msub>
        </munder>
      </mrow>
      <munder>
        <munder>
          <mfenced open="{" close="}">
            <mtable>
              <mtr>
                <mtd>
                  <msub>
                    <mo stretchy="false">ξ</mo>
                    <mn>1</mn>
                  </msub>
                </mtd>
              </mtr>
              <mtr>
                <mtd>
                  <msub>
                    <mo stretchy="false">ξ</mo>
                    <mn>2</mn>
                  </msub>
                </mtd>
              </mtr>
              <mtr>
                <mtd>
                  <msub>
                    <mo stretchy="false">ξ</mo>
                    <mn>3</mn>
                  </msub>
                </mtd>
              </mtr>
              <mtr>
                <mtd>
                  <msub>
                    <mo stretchy="false">ξ</mo>
                    <mn>4</mn>
                  </msub>
                </mtd>
              </mtr>
              <mtr>
                <mtd>
                  <msub>
                    <mo stretchy="false">ξ</mo>
                    <mn>5</mn>
                  </msub>
                </mtd>
              </mtr>
            </mtable>
          </mfenced>
          <mo stretchy="false"></mo>
        </munder>
        <mo stretchy="false">ξ</mo>
      </munder>
    </mrow>
    <annotation encoding="StarMath 5.0">left lbrace {matrix{%omega_1 ## %omega_2 ## %omega_3 ## %omega_4 ## %omega_5 }} right rbrace = {left [ {matrix{U # 0 # 0 # 0 # 0 # 0 ## C lsup 2 rsup 1 # %GAMMA_1 # 0 # 0 # 0 # 0 ## C lsup 3 rsup 1 # 0 # %GAMMA_2 # 0 # 0 # 0 ## C lsup 4 rsup 1 # 0 # C lsup 4 rsup 3 %GAMMA_2 # %GAMMA_3 # 0 # 0 ## C lsup 5 rsup 1 # 0 # C lsup 5 rsup 3 %GAMMA_2 # 0 #  %GAMMA_4 # 0}}right ]} underbrace {%OMEGA_u} {left lbrace {matrix{%sigma_0 ## %sigma_1 ## %sigma_2 ## %sigma_3 ## %sigma_4 ## v_0}} right rbrace} underbrace {u}+ left [ matrix{0 # 0 # 0 # 0 # 0 ## C lsup 2 rsup 1 %THETA_11 # -%THETA_21 # 0 # 0 # 0 ##C lsup 3 rsup 1 %THETA_12 # 0 # -%THETA_32 # 0 # 0 ## C lsup 4 rsup 1 %THETA_12 # 0 # C lsup 4 rsup 3 (%THETA_33-%THETA_32) # -%THETA_43 # 0 ## C lsup 5 rsup 1 %THETA_12 # 0 # C lsup 5 rsup 3 (%THETA_34-%THETA_32) # 0 # -%THETA_54} right ] underbrace {%OMEGA_%xi} left lbrace matrix{%xi_1 ## %xi_2 ## %xi_3 ## %xi_4 ## %xi_5} right rbrace underbrace {%xi}</annotation>
  </semantics>
</math>
</file>

<file path=Object 46/content.xml><?xml version="1.0" encoding="utf-8"?>
<math xmlns="http://www.w3.org/1998/Math/MathML">
  <semantics>
    <mtable>
      <mtr>
        <mtd>
          <mrow>
            <mrow>
              <mfenced open="{" close="}">
                <mtable>
                  <mtr>
                    <mtd>
                      <msub>
                        <mi>v</mi>
                        <mn>0</mn>
                      </msub>
                    </mtd>
                  </mtr>
                  <mtr>
                    <mtd>
                      <msub>
                        <mi>v</mi>
                        <mn>1</mn>
                      </msub>
                    </mtd>
                  </mtr>
                  <mtr>
                    <mtd>
                      <msub>
                        <mi>v</mi>
                        <mn>2</mn>
                      </msub>
                    </mtd>
                  </mtr>
                  <mtr>
                    <mtd>
                      <msub>
                        <mi>v</mi>
                        <mn>3</mn>
                      </msub>
                    </mtd>
                  </mtr>
                  <mtr>
                    <mtd>
                      <msub>
                        <mi>v</mi>
                        <mn>4</mn>
                      </msub>
                    </mtd>
                  </mtr>
                </mtable>
              </mfenced>
              <mi mathvariant="normal">=</mi>
              <munder>
                <munder>
                  <mfenced open="[" close="]">
                    <mtable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i>U</mi>
                        </mtd>
                      </mtr>
                      <mtr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20</mn>
                            </msub>
                            <mmultiscripts>
                              <mi>C</mi>
                              <none/>
                              <mn>1</mn>
                              <mprescripts/>
                              <none/>
                              <mi>N</mi>
                            </mmultiscripts>
                          </mrow>
                        </mtd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21</mn>
                            </msub>
                            <mmultiscripts>
                              <mi>C</mi>
                              <none/>
                              <mn>2</mn>
                              <mprescripts/>
                              <none/>
                              <mi>N</mi>
                            </mmultiscripts>
                            <msub>
                              <mo stretchy="false">Γ</mo>
                              <mn>1</mn>
                            </msub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i>U</mi>
                        </mtd>
                      </mtr>
                      <mtr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30</mn>
                            </msub>
                            <mmultiscripts>
                              <mi>C</mi>
                              <none/>
                              <mn>1</mn>
                              <mprescripts/>
                              <none/>
                              <mi>N</mi>
                            </mmultiscripts>
                          </mrow>
                        </mtd>
                        <mtd>
                          <mn>0</mn>
                        </mtd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32</mn>
                            </msub>
                            <mmultiscripts>
                              <mi>C</mi>
                              <none/>
                              <mn>3</mn>
                              <mprescripts/>
                              <none/>
                              <mi>N</mi>
                            </mmultiscripts>
                            <msub>
                              <mo stretchy="false">Γ</mo>
                              <mn>2</mn>
                            </msub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i>U</mi>
                        </mtd>
                      </mtr>
                      <mtr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40</mn>
                            </msub>
                            <mmultiscripts>
                              <mi>C</mi>
                              <none/>
                              <mn>1</mn>
                              <mprescripts/>
                              <none/>
                              <mi>N</mi>
                            </mmultiscripts>
                          </mrow>
                        </mtd>
                        <mtd>
                          <mn>0</mn>
                        </mtd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42</mn>
                            </msub>
                            <mmultiscripts>
                              <mi>C</mi>
                              <none/>
                              <mn>3</mn>
                              <mprescripts/>
                              <none/>
                              <mi>N</mi>
                            </mmultiscripts>
                            <msub>
                              <mo stretchy="false">Γ</mo>
                              <mn>2</mn>
                            </msub>
                          </mrow>
                        </mtd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43</mn>
                            </msub>
                            <mmultiscripts>
                              <mi>C</mi>
                              <none/>
                              <mn>4</mn>
                              <mprescripts/>
                              <none/>
                              <mi>N</mi>
                            </mmultiscripts>
                            <msub>
                              <mo stretchy="false">Γ</mo>
                              <mn>3</mn>
                            </msub>
                          </mrow>
                        </mtd>
                        <mtd>
                          <mn>0</mn>
                        </mtd>
                        <mtd>
                          <mi>U</mi>
                        </mtd>
                      </mtr>
                      <mtr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50</mn>
                            </msub>
                            <mmultiscripts>
                              <mi>C</mi>
                              <none/>
                              <mn>1</mn>
                              <mprescripts/>
                              <none/>
                              <mi>N</mi>
                            </mmultiscripts>
                          </mrow>
                        </mtd>
                        <mtd>
                          <mn>0</mn>
                        </mtd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52</mn>
                            </msub>
                            <mmultiscripts>
                              <mi>C</mi>
                              <none/>
                              <mn>3</mn>
                              <mprescripts/>
                              <none/>
                              <mi>N</mi>
                            </mmultiscripts>
                            <msub>
                              <mo stretchy="false">Γ</mo>
                              <mn>2</mn>
                            </msub>
                          </mrow>
                        </mtd>
                        <mtd>
                          <mn>0</mn>
                        </mtd>
                        <mtd>
                          <mrow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54</mn>
                            </msub>
                            <mmultiscripts>
                              <mi>C</mi>
                              <none/>
                              <mn>5</mn>
                              <mprescripts/>
                              <none/>
                              <mi>N</mi>
                            </mmultiscripts>
                            <msub>
                              <mo stretchy="false">Γ</mo>
                              <mn>4</mn>
                            </msub>
                          </mrow>
                        </mtd>
                        <mtd>
                          <mi>U</mi>
                        </mtd>
                      </mtr>
                    </mtable>
                  </mfenced>
                  <mo stretchy="false"></mo>
                </munder>
                <msub>
                  <mi>V</mi>
                  <mi>u</mi>
                </msub>
              </munder>
            </mrow>
            <mrow>
              <munder>
                <munder>
                  <mfenced open="{" close="}">
                    <mtable>
                      <mtr>
                        <mtd>
                          <msub>
                            <mo stretchy="false">σ</mo>
                            <mn>0</mn>
                          </msub>
                        </mtd>
                      </mtr>
                      <mtr>
                        <mtd>
                          <msub>
                            <mo stretchy="false">σ</mo>
                            <mn>1</mn>
                          </msub>
                        </mtd>
                      </mtr>
                      <mtr>
                        <mtd>
                          <msub>
                            <mo stretchy="false">σ</mo>
                            <mn>2</mn>
                          </msub>
                        </mtd>
                      </mtr>
                      <mtr>
                        <mtd>
                          <msub>
                            <mo stretchy="false">σ</mo>
                            <mn>3</mn>
                          </msub>
                        </mtd>
                      </mtr>
                      <mtr>
                        <mtd>
                          <msub>
                            <mo stretchy="false">σ</mo>
                            <mn>4</mn>
                          </msub>
                        </mtd>
                      </mtr>
                      <mtr>
                        <mtd>
                          <msub>
                            <mi>v</mi>
                            <mn>0</mn>
                          </msub>
                        </mtd>
                      </mtr>
                    </mtable>
                  </mfenced>
                  <mo stretchy="false"></mo>
                </munder>
                <mi>u</mi>
              </munder>
              <mo stretchy="false">+</mo>
              <mi/>
            </mrow>
          </mrow>
        </mtd>
      </mtr>
      <mtr>
        <mtd>
          <mrow>
            <munder>
              <munder>
                <mfenced open="[" close="]"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multiscripts>
                            <mi>C</mi>
                            <none/>
                            <mn>1</mn>
                            <mprescripts/>
                            <none/>
                            <mi>N</mi>
                          </mmultiscripts>
                          <mrow>
                            <msub>
                              <mo stretchy="false">Ψ</mo>
                              <mn>11</mn>
                            </msub>
                            <mo stretchy="false">+</mo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21</mn>
                            </msub>
                          </mrow>
                          <mmultiscripts>
                            <mi>C</mi>
                            <none/>
                            <mn>1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11</mn>
                          </msub>
                        </mrow>
                      </mtd>
                      <mtd>
                        <mrow>
                          <mrow>
                            <mi mathvariant="normal">−</mi>
                            <mmultiscripts>
                              <mi>C</mi>
                              <none/>
                              <mn>2</mn>
                              <mprescripts/>
                              <none/>
                              <mi>N</mi>
                            </mmultiscripts>
                          </mrow>
                          <mrow>
                            <msub>
                              <mo stretchy="false">Ψ</mo>
                              <mn>21</mn>
                            </msub>
                            <mi mathvariant="normal">−</mi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21</mn>
                            </msub>
                          </mrow>
                          <mmultiscripts>
                            <mi>C</mi>
                            <none/>
                            <mn>2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21</mn>
                          </msub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multiscripts>
                            <mi>C</mi>
                            <none/>
                            <mn>1</mn>
                            <mprescripts/>
                            <none/>
                            <mi>N</mi>
                          </mmultiscripts>
                          <mrow>
                            <msub>
                              <mo stretchy="false">Ψ</mo>
                              <mn>12</mn>
                            </msub>
                            <mo stretchy="false">+</mo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32</mn>
                            </msub>
                          </mrow>
                          <mmultiscripts>
                            <mi>C</mi>
                            <none/>
                            <mn>1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12</mn>
                          </msub>
                        </mrow>
                      </mtd>
                      <mtd>
                        <mn>0</mn>
                      </mtd>
                      <mtd>
                        <mrow>
                          <mrow>
                            <mi mathvariant="normal">−</mi>
                            <mmultiscripts>
                              <mi>C</mi>
                              <none/>
                              <mn>3</mn>
                              <mprescripts/>
                              <none/>
                              <mi>N</mi>
                            </mmultiscripts>
                          </mrow>
                          <mrow>
                            <msub>
                              <mo stretchy="false">Ψ</mo>
                              <mn>32</mn>
                            </msub>
                            <mi mathvariant="normal">−</mi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32</mn>
                            </msub>
                          </mrow>
                          <mmultiscripts>
                            <mi>C</mi>
                            <none/>
                            <mn>3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32</mn>
                          </msub>
                        </mrow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multiscripts>
                            <mi>C</mi>
                            <none/>
                            <mn>1</mn>
                            <mprescripts/>
                            <none/>
                            <mi>N</mi>
                          </mmultiscripts>
                          <mrow>
                            <msub>
                              <mo stretchy="false">Ψ</mo>
                              <mn>12</mn>
                            </msub>
                            <mo stretchy="false">+</mo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42</mn>
                            </msub>
                          </mrow>
                          <mmultiscripts>
                            <mi>C</mi>
                            <none/>
                            <mn>1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12</mn>
                          </msub>
                        </mrow>
                      </mtd>
                      <mtd>
                        <mn>0</mn>
                      </mtd>
                      <mtd>
                        <mrow>
                          <mmultiscripts>
                            <mi>C</mi>
                            <none/>
                            <mn>3</mn>
                            <mprescripts/>
                            <none/>
                            <mi>N</mi>
                          </mmultiscripts>
                          <mrow>
                            <mrow>
                              <mo stretchy="false">(</mo>
                              <mrow>
                                <msub>
                                  <mo stretchy="false">Ψ</mo>
                                  <mn>33</mn>
                                </msub>
                                <mi mathvariant="normal">−</mi>
                                <msub>
                                  <mo stretchy="false">Ψ</mo>
                                  <mn>32</mn>
                                </msub>
                              </mrow>
                              <mo stretchy="false">)</mo>
                            </mrow>
                            <mo stretchy="false">+</mo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43</mn>
                            </msub>
                          </mrow>
                          <mmultiscripts>
                            <mi>C</mi>
                            <none/>
                            <mn>3</mn>
                            <mprescripts/>
                            <none/>
                            <mi>N</mi>
                          </mmultiscripts>
                          <mrow>
                            <msub>
                              <mo stretchy="false">Θ</mo>
                              <mn>33</mn>
                            </msub>
                            <mi mathvariant="normal">−</mi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42</mn>
                            </msub>
                          </mrow>
                          <mmultiscripts>
                            <mi>C</mi>
                            <none/>
                            <mn>3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32</mn>
                          </msub>
                        </mrow>
                      </mtd>
                      <mtd>
                        <mrow>
                          <mrow>
                            <mi mathvariant="normal">−</mi>
                            <mmultiscripts>
                              <mi>C</mi>
                              <none/>
                              <mn>4</mn>
                              <mprescripts/>
                              <none/>
                              <mi>N</mi>
                            </mmultiscripts>
                          </mrow>
                          <mrow>
                            <msub>
                              <mo stretchy="false">Ψ</mo>
                              <mn>43</mn>
                            </msub>
                            <mi mathvariant="normal">−</mi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43</mn>
                            </msub>
                          </mrow>
                          <mmultiscripts>
                            <mi>C</mi>
                            <none/>
                            <mn>4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43</mn>
                          </msub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multiscripts>
                            <mi>C</mi>
                            <none/>
                            <mn>1</mn>
                            <mprescripts/>
                            <none/>
                            <mi>N</mi>
                          </mmultiscripts>
                          <mrow>
                            <msub>
                              <mo stretchy="false">Ψ</mo>
                              <mn>12</mn>
                            </msub>
                            <mo stretchy="false">+</mo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52</mn>
                            </msub>
                          </mrow>
                          <mmultiscripts>
                            <mi>C</mi>
                            <none/>
                            <mn>1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12</mn>
                          </msub>
                        </mrow>
                      </mtd>
                      <mtd>
                        <mn>0</mn>
                      </mtd>
                      <mtd>
                        <mrow>
                          <mmultiscripts>
                            <mi>C</mi>
                            <none/>
                            <mn>3</mn>
                            <mprescripts/>
                            <none/>
                            <mi>N</mi>
                          </mmultiscripts>
                          <mrow>
                            <mrow>
                              <mo stretchy="false">(</mo>
                              <mrow>
                                <msub>
                                  <mo stretchy="false">Ψ</mo>
                                  <mn>34</mn>
                                </msub>
                                <mi mathvariant="normal">−</mi>
                                <msub>
                                  <mo stretchy="false">Ψ</mo>
                                  <mn>32</mn>
                                </msub>
                              </mrow>
                              <mo stretchy="false">)</mo>
                            </mrow>
                            <mo stretchy="false">+</mo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54</mn>
                            </msub>
                          </mrow>
                          <mmultiscripts>
                            <mi>C</mi>
                            <none/>
                            <mn>3</mn>
                            <mprescripts/>
                            <none/>
                            <mi>N</mi>
                          </mmultiscripts>
                          <mrow>
                            <msub>
                              <mo stretchy="false">Θ</mo>
                              <mn>34</mn>
                            </msub>
                            <mi mathvariant="normal">−</mi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52</mn>
                            </msub>
                          </mrow>
                          <mmultiscripts>
                            <mi>C</mi>
                            <none/>
                            <mn>3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32</mn>
                          </msub>
                        </mrow>
                      </mtd>
                      <mtd>
                        <mn>0</mn>
                      </mtd>
                      <mtd>
                        <mrow>
                          <mrow>
                            <mi mathvariant="normal">−</mi>
                            <mmultiscripts>
                              <mi>C</mi>
                              <none/>
                              <mn>5</mn>
                              <mprescripts/>
                              <none/>
                              <mi>N</mi>
                            </mmultiscripts>
                          </mrow>
                          <mrow>
                            <msub>
                              <mo stretchy="false">Ψ</mo>
                              <mn>54</mn>
                            </msub>
                            <mi mathvariant="normal">−</mi>
                            <msub>
                              <mover accent="true">
                                <mo stretchy="false">ρ</mo>
                                <mo stretchy="false">˜</mo>
                              </mover>
                              <mn>54</mn>
                            </msub>
                          </mrow>
                          <mmultiscripts>
                            <mi>C</mi>
                            <none/>
                            <mn>5</mn>
                            <mprescripts/>
                            <none/>
                            <mi>N</mi>
                          </mmultiscripts>
                          <msub>
                            <mo stretchy="false">Θ</mo>
                            <mn>54</mn>
                          </msub>
                        </mrow>
                      </mtd>
                    </mtr>
                  </mtable>
                </mfenced>
                <mo stretchy="false"></mo>
              </munder>
              <msub>
                <mi>V</mi>
                <mo stretchy="false">ξ</mo>
              </msub>
            </munder>
            <munder>
              <munder>
                <mfenced open="{" close="}">
                  <mtable>
                    <mtr>
                      <mtd>
                        <msub>
                          <mo stretchy="false">ξ</mo>
                          <mn>1</mn>
                        </msub>
                      </mtd>
                    </mtr>
                    <mtr>
                      <mtd>
                        <msub>
                          <mo stretchy="false">ξ</mo>
                          <mn>2</mn>
                        </msub>
                      </mtd>
                    </mtr>
                    <mtr>
                      <mtd>
                        <msub>
                          <mo stretchy="false">ξ</mo>
                          <mn>3</mn>
                        </msub>
                      </mtd>
                    </mtr>
                    <mtr>
                      <mtd>
                        <msub>
                          <mo stretchy="false">ξ</mo>
                          <mn>4</mn>
                        </msub>
                      </mtd>
                    </mtr>
                    <mtr>
                      <mtd>
                        <msub>
                          <mo stretchy="false">ξ</mo>
                          <mn>5</mn>
                        </msub>
                      </mtd>
                    </mtr>
                  </mtable>
                </mfenced>
                <mo stretchy="false"></mo>
              </munder>
              <mo stretchy="false">ξ</mo>
            </munder>
          </mrow>
        </mtd>
      </mtr>
    </mtable>
    <annotation encoding="StarMath 5.0">left lbrace {matrix{v_0 ## v_1 ## v_2 ## v_3 ## v_4 }} right rbrace = {left [ {matrix{0 # 0 # 0 # 0 # 0 # U ## {tilde %rho}_20 C lsup N rsup 1 # {tilde %rho}_21 C lsup N rsup 2 %GAMMA_1 # 0 # 0 # 0 # U ## {tilde %rho}_30 C lsup N rsup 1 # 0 # {tilde %rho}_32 C lsup N rsup 3 %GAMMA_2 # 0 # 0 # U ## {tilde %rho}_40 C lsup N rsup 1 # 0 # {tilde %rho}_42 C lsup N rsup 3 %GAMMA_2 # {tilde %rho}_43 C lsup N rsup 4 %GAMMA_3 # 0 # U ## {tilde %rho}_50 C lsup N rsup 1 # 0 # {tilde %rho}_52 C lsup N rsup 3 %GAMMA_2 # 0 # {tilde %rho}_54 C lsup N rsup 5 %GAMMA_4 # U}}right ]} underbrace {V_u} {left lbrace {matrix{%sigma_0 ## %sigma_1 ## %sigma_2 ## %sigma_3 ## %sigma_4 ## v_0}} right rbrace} underbrace {u}+ ~ newline 
{left [ {matrix{
0 # 0 # 0 # 0 # 0  ## 
C lsup N rsup 1 %PSI_11 + {tilde{%rho}}_21 C lsup N rsup 1 %THETA_11 # -C lsup N rsup 2 %PSI_21 -{tilde %rho}_21 C lsup N rsup 2 %THETA_21 # 0 # 0 # 0  ## 
C lsup N rsup 1 %PSI_12 + {tilde{%rho}}_32 C lsup N rsup 1 %THETA_12 # 0 # -C lsup N rsup 3 %PSI_32 -{tilde %rho}_32 C lsup N rsup 3 %THETA_32  # 0 # 0  ## 
C lsup N rsup 1 %PSI_12 + {tilde{%rho}}_42 C lsup N rsup 1 %THETA_12 # 0 # C lsup N rsup 3 (%PSI_33 - %PSI_32) + {tilde{%rho}}_43 C lsup N rsup 3 %THETA_33 - {tilde{%rho}}_42 C lsup N rsup 3 %THETA_32 # -C lsup N rsup 4 %PSI_43 - {tilde %rho}_43 C lsup N rsup 4 %THETA_43 # 0  ## 
C lsup N rsup 1 %PSI_12 + {tilde{%rho}}_52 C lsup N rsup 1 %THETA_12 # 0 # C lsup N rsup 3 (%PSI_34 - %PSI_32) + {tilde{%rho}}_54 C lsup N rsup 3 %THETA_34 - {tilde{%rho}}_52 C lsup N rsup 3 %THETA_32 # 0# -C lsup N rsup 5 %PSI_54 - {tilde %rho}_54 C lsup N rsup 5 %THETA_54   
}}right ]} underbrace {V_%xi} {left lbrace {matrix{%xi_1 ## %xi_2 ## %xi_3 ## %xi_4 ## %xi_5}} right rbrace} underbrace {%xi}</annotation>
  </semantics>
</math>
</file>

<file path=Object 47/content.xml><?xml version="1.0" encoding="utf-8"?>
<math xmlns="http://www.w3.org/1998/Math/MathML">
  <semantics>
    <mrow>
      <mrow>
        <mmultiscripts>
          <mi>C</mi>
          <none/>
          <mi>i</mi>
          <mprescripts/>
          <none/>
          <mi>o</mi>
        </mmultiscripts>
        <mi mathvariant="normal">=</mi>
        <munder>
          <munder>
            <mmultiscripts>
              <mi>C</mi>
              <none/>
              <mi mathvariant="italic">Go</mi>
              <mprescripts/>
              <none/>
              <mi mathvariant="italic">Bo</mi>
            </mmultiscripts>
            <mo stretchy="false"></mo>
          </munder>
          <mrow>
            <mi>C</mi>
            <mrow>
              <mo stretchy="false">(</mo>
              <mrow>
                <msub>
                  <mo stretchy="false">Θ</mo>
                  <mi mathvariant="italic">ko</mi>
                </msub>
                <msub>
                  <mo stretchy="false">η</mo>
                  <mi>o</mi>
                </msub>
              </mrow>
              <mo stretchy="false">)</mo>
            </mrow>
          </mrow>
        </munder>
      </mrow>
      <munder>
        <munder>
          <mmultiscripts>
            <mi>C</mi>
            <none/>
            <mi mathvariant="italic">Gi</mi>
            <mprescripts/>
            <none/>
            <mi mathvariant="italic">Go</mi>
          </mmultiscripts>
          <mo stretchy="false"></mo>
        </munder>
        <mrow>
          <mi>C</mi>
          <mrow>
            <mo stretchy="false">(</mo>
            <mo stretchy="false">θ</mo>
            <mo stretchy="false">)</mo>
          </mrow>
        </mrow>
      </munder>
      <munder>
        <munder>
          <mmultiscripts>
            <mi>C</mi>
            <none/>
            <mi mathvariant="italic">Bi</mi>
            <mprescripts/>
            <none/>
            <mi mathvariant="italic">Gi</mi>
          </mmultiscripts>
          <mo stretchy="false"></mo>
        </munder>
        <mrow>
          <mi>C</mi>
          <mrow>
            <mo stretchy="false">(</mo>
            <mrow>
              <msub>
                <mo stretchy="false">Θ</mo>
                <mi mathvariant="italic">ki</mi>
              </msub>
              <msub>
                <mo stretchy="false">η</mo>
                <mi>i</mi>
              </msub>
            </mrow>
            <mo stretchy="false">)</mo>
          </mrow>
        </mrow>
      </munder>
    </mrow>
    <annotation encoding="StarMath 5.0">C lsup o ^i =  {C lsup {Bo} ^{Go}} underbrace {C(%THETA_ko %eta_o)} {C lsup {Go} ^{Gi}} underbrace {C(%theta)} {C lsup {Gi} ^{Bi}} underbrace {C(%THETA_ki %eta_i)}</annotation>
  </semantics>
</math>
</file>

<file path=Object 48/content.xml><?xml version="1.0" encoding="utf-8"?>
<math xmlns="http://www.w3.org/1998/Math/MathML">
  <semantics>
    <mtable>
      <mtr>
        <mtd>
          <mrow>
            <mtext>At joint </mtext>
            <msub>
              <mi>G</mi>
              <mi>k</mi>
            </msub>
            <mtext>, the relative attitude of the outer body, </mtext>
            <msub>
              <mi>B</mi>
              <mi>o</mi>
            </msub>
            <mtext>, with respect to the inner body, </mtext>
            <msub>
              <mi>B</mi>
              <mi>i</mi>
            </msub>
            <mtext>,</mtext>
          </mrow>
        </mtd>
      </mtr>
      <mtr>
        <mtd>
          <mtext>must account for the rotation due to the flexibility of both bodies at the joint, as well as</mtext>
        </mtd>
      </mtr>
      <mtr>
        <mtd>
          <mtext>the "rigid-body" rotation due to the gimballed or spherical joint.</mtext>
        </mtd>
      </mtr>
      <mtr>
        <mtd/>
      </mtr>
      <mtr>
        <mtd>
          <mrow>
            <mtext>Introducing the intermediate frames </mtext>
            <msub>
              <mi>G</mi>
              <mi>o</mi>
            </msub>
            <mtext> and </mtext>
            <msub>
              <mi>G</mi>
              <mi>i</mi>
            </msub>
            <mtext> affixed, respectively, to the interfaces </mtext>
          </mrow>
        </mtd>
      </mtr>
      <mtr>
        <mtd>
          <mtext>between the "rigid" joint and the outer and inner bodies,</mtext>
        </mtd>
      </mtr>
    </mtable>
    <annotation encoding="StarMath 5.0">"At joint "G_k", the relative attitude of the outer body, "B_o", with respect to the inner body, "B_i"," newline
"must account for the rotation due to the flexibility of both bodies at the joint, as well as" newline
"the \"rigid-body\" rotation due to the gimballed or spherical joint." newline
newline
"Introducing the intermediate frames "G_o" and "G_i" affixed, respectively, to the interfaces " newline
"between the \"rigid\" joint and the outer and inner bodies,"</annotation>
  </semantics>
</math>
</file>

<file path=Object 49/content.xml><?xml version="1.0" encoding="utf-8"?>
<math xmlns="http://www.w3.org/1998/Math/MathML">
  <semantics>
    <mrow>
      <mtext>Effect of Flexibility on  </mtext>
      <msub>
        <mover accent="true">
          <mo stretchy="false">ρ</mo>
          <mo stretchy="false">˜</mo>
        </mover>
        <mi mathvariant="italic">ik</mi>
      </msub>
    </mrow>
    <annotation encoding="StarMath 5.0">"Effect of Flexibility on  " {tilde{%rho}}_ik</annotation>
  </semantics>
</math>
</file>

<file path=Object 5/content.xml><?xml version="1.0" encoding="utf-8"?>
<math xmlns="http://www.w3.org/1998/Math/MathML">
  <semantics>
    <mi>G</mi>
    <annotation encoding="StarMath 5.0">G</annotation>
  </semantics>
</math>
</file>

<file path=Object 50/content.xml><?xml version="1.0" encoding="utf-8"?>
<math xmlns="http://www.w3.org/1998/Math/MathML">
  <semantics>
    <mtable>
      <mtr>
        <mtd>
          <mrow>
            <mtext>Recall that  </mtext>
            <msub>
              <mover accent="true">
                <mo stretchy="false">ρ</mo>
                <mo stretchy="false">˜</mo>
              </mover>
              <mi mathvariant="italic">ik</mi>
            </msub>
            <mtext> denotes the vector from the reference point  </mtext>
            <msub>
              <mi>R</mi>
              <mi>i</mi>
            </msub>
            <mtext> (fixed in the </mtext>
            <mi>i</mi>
            <mtext>th body, </mtext>
            <msub>
              <mi>B</mi>
              <mi>i</mi>
            </msub>
            <mtext>)</mtext>
          </mrow>
        </mtd>
      </mtr>
      <mtr>
        <mtd>
          <mrow>
            <mtext>to the </mtext>
            <mi>k</mi>
            <mtext>th joint, </mtext>
            <msub>
              <mi>G</mi>
              <mi>k</mi>
            </msub>
            <mtext>.</mtext>
          </mrow>
        </mtd>
      </mtr>
      <mtr>
        <mtd>
          <mtext>We keep the same notation, but keep in mind that this vector now includes deflections </mtext>
        </mtd>
      </mtr>
      <mtr>
        <mtd>
          <mrow>
            <mtext>due to flexibility (</mtext>
            <mo stretchy="false">Ψ</mo>
            <mo stretchy="false">η</mo>
            <mtext>) as appropriate over the traversal from </mtext>
            <msub>
              <mi>R</mi>
              <mi>i</mi>
            </msub>
            <mtext> to </mtext>
            <msub>
              <mi>G</mi>
              <mi>k</mi>
            </msub>
            <mi>.</mi>
          </mrow>
        </mtd>
      </mtr>
    </mtable>
    <annotation encoding="StarMath 5.0">"Recall that  "{tilde{%rho}}_ik" denotes the vector from the reference point  "R_i" (fixed in the "i"th body, "B_i")" newline
"to the "k"th joint, "G_k"." newline
"We keep the same notation, but keep in mind that this vector now includes deflections " newline
"due to flexibility ("%PSI %eta") as appropriate over the traversal from "R_i" to "G_k .
</annotation>
  </semantics>
</math>
</file>

<file path=Object 51/content.xml><?xml version="1.0" encoding="utf-8"?>
<math xmlns="http://www.w3.org/1998/Math/MathML">
  <semantics>
    <mtable>
      <mtr>
        <mtd>
          <mtext>Using:</mtext>
        </mtd>
      </mtr>
      <mtr>
        <mtd>
          <mrow>
            <mrow>
              <mmultiscripts>
                <mi>P</mi>
                <none/>
                <mrow>
                  <mi>B</mi>
                  <mtext>*</mtext>
                </mrow>
                <mprescripts/>
                <none/>
                <mi>N</mi>
              </mmultiscripts>
              <mi mathvariant="normal">=</mi>
              <mi>m</mi>
            </mrow>
            <mrow>
              <mrow>
                <mmultiscripts>
                  <mi>v</mi>
                  <none/>
                  <mi>R</mi>
                  <mprescripts/>
                  <none/>
                  <mi>N</mi>
                </mmultiscripts>
                <mi mathvariant="normal">−</mi>
                <mrow>
                  <mrow>
                    <mo stretchy="false">(</mo>
                    <mrow>
                      <mrow>
                        <mi>c</mi>
                        <mo stretchy="false">+</mo>
                        <msub>
                          <mi>P</mi>
                          <mo stretchy="false">Ψ</mo>
                        </msub>
                      </mrow>
                      <mo stretchy="false">η</mo>
                    </mrow>
                    <mo stretchy="false">)</mo>
                  </mrow>
                  <mi mathvariant="normal">×</mi>
                  <mmultiscripts>
                    <mo stretchy="false">ω</mo>
                    <none/>
                    <mi>B</mi>
                    <mprescripts/>
                    <none/>
                    <mi>N</mi>
                  </mmultiscripts>
                </mrow>
              </mrow>
              <mo stretchy="false">+</mo>
              <msub>
                <mi>P</mi>
                <mo stretchy="false">Ψ</mo>
              </msub>
            </mrow>
            <mo stretchy="false">ξ</mo>
            <mi>,</mi>
          </mrow>
        </mtd>
      </mtr>
      <mtr>
        <mtd>
          <mrow>
            <mrow>
              <mmultiscripts>
                <mi>H</mi>
                <none/>
                <mi>B</mi>
                <mprescripts/>
                <none/>
                <mi>R</mi>
              </mmultiscripts>
              <mi mathvariant="normal">=</mi>
              <mi>J</mi>
            </mrow>
            <mrow>
              <mrow>
                <mmultiscripts>
                  <mo stretchy="false">ω</mo>
                  <none/>
                  <mi>B</mi>
                  <mprescripts/>
                  <none/>
                  <mi>N</mi>
                </mmultiscripts>
                <mi mathvariant="normal">−</mi>
                <mrow>
                  <mmultiscripts>
                    <mi>v</mi>
                    <none/>
                    <mi>R</mi>
                    <mprescripts/>
                    <none/>
                    <mi>N</mi>
                  </mmultiscripts>
                  <mi mathvariant="normal">×</mi>
                  <mrow>
                    <mo stretchy="false">(</mo>
                    <mrow>
                      <mrow>
                        <mi>c</mi>
                        <mo stretchy="false">+</mo>
                        <msub>
                          <mi>P</mi>
                          <mo stretchy="false">Ψ</mo>
                        </msub>
                      </mrow>
                      <mo stretchy="false">η</mo>
                    </mrow>
                    <mo stretchy="false">)</mo>
                  </mrow>
                </mrow>
              </mrow>
              <mo stretchy="false">+</mo>
              <mrow>
                <mo stretchy="false">(</mo>
                <mrow>
                  <mrow>
                    <msub>
                      <mi>H</mi>
                      <mo stretchy="false">Ψ</mo>
                    </msub>
                    <mo stretchy="false">+</mo>
                    <msub>
                      <mi>Q</mi>
                      <mo stretchy="false">Ψ</mo>
                    </msub>
                  </mrow>
                  <mo stretchy="false">η</mo>
                </mrow>
                <mo stretchy="false">)</mo>
              </mrow>
            </mrow>
            <mrow>
              <mo stretchy="false">ξ</mo>
              <mi mathvariant="normal">−</mi>
              <mrow>
                <mmultiscripts>
                  <mo stretchy="false">ω</mo>
                  <none/>
                  <mi>B</mi>
                  <mprescripts/>
                  <none/>
                  <mi>N</mi>
                </mmultiscripts>
                <mi mathvariant="normal">⋅</mi>
                <mrow>
                  <mo stretchy="false">(</mo>
                  <mrow>
                    <msub>
                      <mi>R</mi>
                      <mo stretchy="false">Ψ</mo>
                    </msub>
                    <mo stretchy="false">+</mo>
                    <msubsup>
                      <mi>R</mi>
                      <mo stretchy="false">Ψ</mo>
                      <mi>T</mi>
                    </msubsup>
                  </mrow>
                  <mo stretchy="false">)</mo>
                </mrow>
              </mrow>
            </mrow>
            <mo stretchy="false">η</mo>
            <mi>,</mi>
          </mrow>
        </mtd>
      </mtr>
      <mtr>
        <mtd/>
      </mtr>
      <mtr>
        <mtd>
          <mtext>Let </mtext>
        </mtd>
      </mtr>
      <mtr>
        <mtd>
          <mrow>
            <msub>
              <munder accentunder="true">
                <mi>J</mi>
                <mo>̲</mo>
              </munder>
              <mi>i</mi>
            </msub>
            <mi mathvariant="normal">≡</mi>
            <msub>
              <mrow>
                <mo stretchy="false">(</mo>
                <mrow>
                  <mrow>
                    <mi>J</mi>
                    <mi mathvariant="normal">−</mi>
                    <msup>
                      <mo stretchy="false">η</mo>
                      <mi>T</mi>
                    </msup>
                  </mrow>
                  <mrow>
                    <mo stretchy="false">(</mo>
                    <mrow>
                      <msub>
                        <mi>R</mi>
                        <mo stretchy="false">Ψ</mo>
                      </msub>
                      <mo stretchy="false">+</mo>
                      <msubsup>
                        <mi>R</mi>
                        <mo stretchy="false">Ψ</mo>
                        <mi>T</mi>
                      </msubsup>
                    </mrow>
                    <mo stretchy="false">)</mo>
                  </mrow>
                </mrow>
                <mo stretchy="false">)</mo>
              </mrow>
              <mi>i</mi>
            </msub>
          </mrow>
        </mtd>
      </mtr>
      <mtr>
        <mtd>
          <mrow>
            <mrow>
              <mrow>
                <mi stretchy="false" mathvariant="normal">[</mi>
                <mi>m</mi>
                <mi stretchy="false" mathvariant="normal">]</mi>
              </mrow>
              <mi mathvariant="normal">≡</mi>
              <mtext>diag</mtext>
            </mrow>
            <mfenced open="[" close="]">
              <mtable>
                <mtr>
                  <mtd>
                    <mrow>
                      <msub>
                        <mi>m</mi>
                        <mn>1</mn>
                      </msub>
                      <mi>U</mi>
                    </mrow>
                  </mtd>
                  <mtd>
                    <mrow>
                      <msub>
                        <mi>m</mi>
                        <mn>2</mn>
                      </msub>
                      <mi>U</mi>
                    </mrow>
                  </mtd>
                  <mtd>
                    <mrow>
                      <msub>
                        <mi>m</mi>
                        <mn>3</mn>
                      </msub>
                      <mi>U</mi>
                    </mrow>
                  </mtd>
                  <mtd>
                    <mrow>
                      <msub>
                        <mi>m</mi>
                        <mn>4</mn>
                      </msub>
                      <mi>U</mi>
                    </mrow>
                  </mtd>
                  <mtd>
                    <mrow>
                      <msub>
                        <mi>m</mi>
                        <mn>5</mn>
                      </msub>
                      <mi>U</mi>
                    </mrow>
                  </mtd>
                </mtr>
              </mtable>
            </mfenced>
          </mrow>
        </mtd>
      </mtr>
      <mtr>
        <mtd>
          <mrow>
            <mrow>
              <mrow>
                <mi stretchy="false" mathvariant="normal">[</mi>
                <munder accentunder="true">
                  <mi>J</mi>
                  <mo>̲</mo>
                </munder>
                <mi stretchy="false" mathvariant="normal">]</mi>
              </mrow>
              <mi mathvariant="normal">≡</mi>
              <mtext>diag</mtext>
            </mrow>
            <mfenced open="[" close="]">
              <mtable>
                <mtr>
                  <mtd>
                    <msub>
                      <munder accentunder="true">
                        <mi>J</mi>
                        <mo>̲</mo>
                      </munder>
                      <mn>1</mn>
                    </msub>
                  </mtd>
                  <mtd>
                    <msub>
                      <munder accentunder="true">
                        <mi>J</mi>
                        <mo>̲</mo>
                      </munder>
                      <mn>2</mn>
                    </msub>
                  </mtd>
                  <mtd>
                    <msub>
                      <munder accentunder="true">
                        <mi>J</mi>
                        <mo>̲</mo>
                      </munder>
                      <mn>3</mn>
                    </msub>
                  </mtd>
                  <mtd>
                    <msub>
                      <munder accentunder="true">
                        <mi>J</mi>
                        <mo>̲</mo>
                      </munder>
                      <mn>4</mn>
                    </msub>
                  </mtd>
                  <mtd>
                    <msub>
                      <munder accentunder="true">
                        <mi>J</mi>
                        <mo>̲</mo>
                      </munder>
                      <mn>5</mn>
                    </msub>
                  </mtd>
                </mtr>
              </mtable>
            </mfenced>
          </mrow>
        </mtd>
      </mtr>
      <mtr>
        <mtd>
          <mrow>
            <mrow>
              <mrow>
                <mi stretchy="false" mathvariant="normal">[</mi>
                <munder accentunder="true">
                  <mover accent="true">
                    <mi>c</mi>
                    <mo stretchy="false">˜</mo>
                  </mover>
                  <mo>̲</mo>
                </munder>
                <mi stretchy="false" mathvariant="normal">]</mi>
              </mrow>
              <mi mathvariant="normal">≡</mi>
              <mtext>diag</mtext>
            </mrow>
            <mfenced open="[" close="]">
              <mtable>
                <mtr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  <msubsup>
                        <mrow>
                          <mo stretchy="false">(</mo>
                          <mrow>
                            <mrow>
                              <mi>c</mi>
                              <mo stretchy="false">+</mo>
                              <msub>
                                <mi>P</mi>
                                <mo stretchy="false">Ψ</mo>
                              </msub>
                            </mrow>
                            <mo stretchy="false">η</mo>
                          </mrow>
                          <mo stretchy="false">)</mo>
                        </mrow>
                        <mn>1</mn>
                        <mrow>
                          <mi/>
                          <mi mathvariant="normal">×</mi>
                          <mi/>
                        </mrow>
                      </msubsup>
                    </mrow>
                  </mtd>
                  <mtd>
                    <mrow>
                      <mmultiscripts>
                        <mi>C</mi>
                        <none/>
                        <mn>2</mn>
                        <mprescripts/>
                        <none/>
                        <mi>N</mi>
                      </mmultiscripts>
                      <msubsup>
                        <mrow>
                          <mo stretchy="false">(</mo>
                          <mrow>
                            <mrow>
                              <mi>c</mi>
                              <mo stretchy="false">+</mo>
                              <msub>
                                <mi>P</mi>
                                <mo stretchy="false">Ψ</mo>
                              </msub>
                            </mrow>
                            <mo stretchy="false">η</mo>
                          </mrow>
                          <mo stretchy="false">)</mo>
                        </mrow>
                        <mn>2</mn>
                        <mrow>
                          <mi/>
                          <mi mathvariant="normal">×</mi>
                          <mi/>
                        </mrow>
                      </msubsup>
                    </mrow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i>N</mi>
                      </mmultiscripts>
                      <msubsup>
                        <mrow>
                          <mo stretchy="false">(</mo>
                          <mrow>
                            <mrow>
                              <mi>c</mi>
                              <mo stretchy="false">+</mo>
                              <msub>
                                <mi>P</mi>
                                <mo stretchy="false">Ψ</mo>
                              </msub>
                            </mrow>
                            <mo stretchy="false">η</mo>
                          </mrow>
                          <mo stretchy="false">)</mo>
                        </mrow>
                        <mn>3</mn>
                        <mrow>
                          <mi/>
                          <mi mathvariant="normal">×</mi>
                          <mi/>
                        </mrow>
                      </msubsup>
                    </mrow>
                  </mtd>
                  <mtd>
                    <mrow>
                      <mmultiscripts>
                        <mi>C</mi>
                        <none/>
                        <mn>4</mn>
                        <mprescripts/>
                        <none/>
                        <mi>N</mi>
                      </mmultiscripts>
                      <msubsup>
                        <mrow>
                          <mo stretchy="false">(</mo>
                          <mrow>
                            <mrow>
                              <mi>c</mi>
                              <mo stretchy="false">+</mo>
                              <msub>
                                <mi>P</mi>
                                <mo stretchy="false">Ψ</mo>
                              </msub>
                            </mrow>
                            <mo stretchy="false">η</mo>
                          </mrow>
                          <mo stretchy="false">)</mo>
                        </mrow>
                        <mn>4</mn>
                        <mrow>
                          <mi/>
                          <mi mathvariant="normal">×</mi>
                          <mi/>
                        </mrow>
                      </msubsup>
                    </mrow>
                  </mtd>
                  <mtd>
                    <mrow>
                      <mmultiscripts>
                        <mi>C</mi>
                        <none/>
                        <mn>5</mn>
                        <mprescripts/>
                        <none/>
                        <mi>N</mi>
                      </mmultiscripts>
                      <msubsup>
                        <mrow>
                          <mo stretchy="false">(</mo>
                          <mrow>
                            <mrow>
                              <mi>c</mi>
                              <mo stretchy="false">+</mo>
                              <msub>
                                <mi>P</mi>
                                <mo stretchy="false">Ψ</mo>
                              </msub>
                            </mrow>
                            <mo stretchy="false">η</mo>
                          </mrow>
                          <mo stretchy="false">)</mo>
                        </mrow>
                        <mn>5</mn>
                        <mrow>
                          <mi/>
                          <mi mathvariant="normal">×</mi>
                          <mi/>
                        </mrow>
                      </msubsup>
                    </mrow>
                  </mtd>
                </mtr>
              </mtable>
            </mfenced>
          </mrow>
        </mtd>
      </mtr>
      <mtr>
        <mtd>
          <mrow>
            <mrow>
              <mrow>
                <mi stretchy="false" mathvariant="normal">[</mi>
                <msub>
                  <mi>P</mi>
                  <mo stretchy="false">Ψ</mo>
                </msub>
                <mi stretchy="false" mathvariant="normal">]</mi>
              </mrow>
              <mi mathvariant="normal">≡</mi>
              <mtext>diag</mtext>
            </mrow>
            <mfenced open="[" close="]">
              <mtable>
                <mtr>
                  <mtd>
                    <mrow>
                      <mmultiscripts>
                        <mi>C</mi>
                        <none/>
                        <mn>1</mn>
                        <mprescripts/>
                        <none/>
                        <mi>N</mi>
                      </mmultiscripts>
                      <msub>
                        <mi>P</mi>
                        <mrow>
                          <mo stretchy="false">Ψ</mo>
                          <mn>1</mn>
                        </mrow>
                      </msub>
                    </mrow>
                  </mtd>
                  <mtd>
                    <mrow>
                      <mmultiscripts>
                        <mi>C</mi>
                        <none/>
                        <mn>2</mn>
                        <mprescripts/>
                        <none/>
                        <mi>N</mi>
                      </mmultiscripts>
                      <msub>
                        <mi>P</mi>
                        <mrow>
                          <mo stretchy="false">Ψ</mo>
                          <mn>2</mn>
                        </mrow>
                      </msub>
                    </mrow>
                  </mtd>
                  <mtd>
                    <mrow>
                      <mmultiscripts>
                        <mi>C</mi>
                        <none/>
                        <mn>3</mn>
                        <mprescripts/>
                        <none/>
                        <mi>N</mi>
                      </mmultiscripts>
                      <msub>
                        <mi>P</mi>
                        <mrow>
                          <mo stretchy="false">Ψ</mo>
                          <mn>3</mn>
                        </mrow>
                      </msub>
                    </mrow>
                  </mtd>
                  <mtd>
                    <mrow>
                      <mmultiscripts>
                        <mi>C</mi>
                        <none/>
                        <mn>4</mn>
                        <mprescripts/>
                        <none/>
                        <mi>N</mi>
                      </mmultiscripts>
                      <msub>
                        <mi>P</mi>
                        <mrow>
                          <mo stretchy="false">Ψ</mo>
                          <mn>4</mn>
                        </mrow>
                      </msub>
                    </mrow>
                  </mtd>
                  <mtd>
                    <mrow>
                      <mmultiscripts>
                        <mi>C</mi>
                        <none/>
                        <mn>5</mn>
                        <mprescripts/>
                        <none/>
                        <mi>N</mi>
                      </mmultiscripts>
                      <msub>
                        <mi>P</mi>
                        <mrow>
                          <mo stretchy="false">Ψ</mo>
                          <mn>5</mn>
                        </mrow>
                      </msub>
                    </mrow>
                  </mtd>
                </mtr>
              </mtable>
            </mfenced>
          </mrow>
        </mtd>
      </mtr>
      <mtr>
        <mtd>
          <mrow>
            <mrow>
              <mrow>
                <mi stretchy="false" mathvariant="normal">[</mi>
                <msub>
                  <munder accentunder="true">
                    <mi>H</mi>
                    <mo>̲</mo>
                  </munder>
                  <mo stretchy="false">Ψ</mo>
                </msub>
                <mi stretchy="false" mathvariant="normal">]</mi>
              </mrow>
              <mi mathvariant="normal">≡</mi>
              <mtext>diag</mtext>
            </mrow>
            <mfenced open="[" close="]">
              <mtable>
                <mtr>
                  <mtd>
                    <msub>
                      <mrow>
                        <mo stretchy="false">(</mo>
                        <mrow>
                          <mrow>
                            <msub>
                              <mi>H</mi>
                              <mo stretchy="false">Ψ</mo>
                            </msub>
                            <mo stretchy="false">+</mo>
                            <msub>
                              <mi>Q</mi>
                              <mo stretchy="false">Ψ</mo>
                            </msub>
                          </mrow>
                          <mo stretchy="false">η</mo>
                        </mrow>
                        <mo stretchy="false">)</mo>
                      </mrow>
                      <mn>1</mn>
                    </msub>
                  </mtd>
                  <mtd>
                    <msub>
                      <mrow>
                        <mo stretchy="false">(</mo>
                        <mrow>
                          <mrow>
                            <msub>
                              <mi>H</mi>
                              <mo stretchy="false">Ψ</mo>
                            </msub>
                            <mo stretchy="false">+</mo>
                            <msub>
                              <mi>Q</mi>
                              <mo stretchy="false">Ψ</mo>
                            </msub>
                          </mrow>
                          <mo stretchy="false">η</mo>
                        </mrow>
                        <mo stretchy="false">)</mo>
                      </mrow>
                      <mn>2</mn>
                    </msub>
                  </mtd>
                  <mtd>
                    <msub>
                      <mrow>
                        <mo stretchy="false">(</mo>
                        <mrow>
                          <mrow>
                            <msub>
                              <mi>H</mi>
                              <mo stretchy="false">Ψ</mo>
                            </msub>
                            <mo stretchy="false">+</mo>
                            <msub>
                              <mi>Q</mi>
                              <mo stretchy="false">Ψ</mo>
                            </msub>
                          </mrow>
                          <mo stretchy="false">η</mo>
                        </mrow>
                        <mo stretchy="false">)</mo>
                      </mrow>
                      <mn>3</mn>
                    </msub>
                  </mtd>
                  <mtd>
                    <msub>
                      <mrow>
                        <mo stretchy="false">(</mo>
                        <mrow>
                          <mrow>
                            <msub>
                              <mi>H</mi>
                              <mo stretchy="false">Ψ</mo>
                            </msub>
                            <mo stretchy="false">+</mo>
                            <msub>
                              <mi>Q</mi>
                              <mo stretchy="false">Ψ</mo>
                            </msub>
                          </mrow>
                          <mo stretchy="false">η</mo>
                        </mrow>
                        <mo stretchy="false">)</mo>
                      </mrow>
                      <mn>4</mn>
                    </msub>
                  </mtd>
                  <mtd>
                    <msub>
                      <mrow>
                        <mo stretchy="false">(</mo>
                        <mrow>
                          <mrow>
                            <msub>
                              <mi>H</mi>
                              <mo stretchy="false">Ψ</mo>
                            </msub>
                            <mo stretchy="false">+</mo>
                            <msub>
                              <mi>Q</mi>
                              <mo stretchy="false">Ψ</mo>
                            </msub>
                          </mrow>
                          <mo stretchy="false">η</mo>
                        </mrow>
                        <mo stretchy="false">)</mo>
                      </mrow>
                      <mn>5</mn>
                    </msub>
                  </mtd>
                </mtr>
              </mtable>
            </mfenced>
          </mrow>
        </mtd>
      </mtr>
      <mtr>
        <mtd/>
      </mtr>
      <mtr>
        <mtd>
          <mtext>yielding</mtext>
        </mtd>
      </mtr>
      <mtr>
        <mtd>
          <mrow>
            <mrow>
              <mrow>
                <mi stretchy="false" mathvariant="normal">{</mi>
                <mmultiscripts>
                  <mi>P</mi>
                  <none/>
                  <mrow>
                    <mi>B</mi>
                    <mtext>*</mtext>
                  </mrow>
                  <mprescripts/>
                  <none/>
                  <mi>N</mi>
                </mmultiscripts>
                <mi stretchy="false" mathvariant="normal">}</mi>
              </mrow>
              <mi mathvariant="normal">=</mi>
              <mfenced open="[" close="]">
                <mrow>
                  <mrow>
                    <mi stretchy="false" mathvariant="normal">[</mi>
                    <mi>m</mi>
                    <mi stretchy="false" mathvariant="normal">]</mi>
                  </mrow>
                  <mrow>
                    <msub>
                      <mi>V</mi>
                      <mi>u</mi>
                    </msub>
                    <mi mathvariant="normal">−</mi>
                    <mrow>
                      <mi stretchy="false" mathvariant="normal">[</mi>
                      <munder accentunder="true">
                        <mover accent="true">
                          <mi>c</mi>
                          <mo stretchy="false">˜</mo>
                        </mover>
                        <mo>̲</mo>
                      </munder>
                      <mi stretchy="false" mathvariant="normal">]</mi>
                    </mrow>
                  </mrow>
                  <msub>
                    <mo stretchy="false">Ω</mo>
                    <mi>u</mi>
                  </msub>
                </mrow>
              </mfenced>
            </mrow>
            <mrow>
              <mi>u</mi>
              <mo stretchy="false">+</mo>
              <mfenced open="[" close="]">
                <mrow>
                  <mrow>
                    <mi stretchy="false" mathvariant="normal">[</mi>
                    <mi>m</mi>
                    <mi stretchy="false" mathvariant="normal">]</mi>
                  </mrow>
                  <mrow>
                    <msub>
                      <mi>V</mi>
                      <mo stretchy="false">ξ</mo>
                    </msub>
                    <mi mathvariant="normal">−</mi>
                    <mrow>
                      <mi stretchy="false" mathvariant="normal">[</mi>
                      <munder accentunder="true">
                        <mover accent="true">
                          <mi>c</mi>
                          <mo stretchy="false">˜</mo>
                        </mover>
                        <mo>̲</mo>
                      </munder>
                      <mi stretchy="false" mathvariant="normal">]</mi>
                    </mrow>
                  </mrow>
                  <mrow>
                    <msub>
                      <mo stretchy="false">Ω</mo>
                      <mo stretchy="false">ξ</mo>
                    </msub>
                    <mo stretchy="false">+</mo>
                    <mrow>
                      <mi stretchy="false" mathvariant="normal">[</mi>
                      <msub>
                        <mi>P</mi>
                        <mo stretchy="false">Ψ</mo>
                      </msub>
                      <mi stretchy="false" mathvariant="normal">]</mi>
                    </mrow>
                  </mrow>
                </mrow>
              </mfenced>
            </mrow>
            <mo stretchy="false">ξ</mo>
          </mrow>
        </mtd>
      </mtr>
      <mtr>
        <mtd>
          <mrow>
            <mrow>
              <mrow>
                <mi stretchy="false" mathvariant="normal">{</mi>
                <mmultiscripts>
                  <mi>H</mi>
                  <none/>
                  <mi>B</mi>
                  <mprescripts/>
                  <none/>
                  <mi>R</mi>
                </mmultiscripts>
                <mi stretchy="false" mathvariant="normal">}</mi>
              </mrow>
              <mi mathvariant="normal">=</mi>
              <mfenced open="[" close="]">
                <mrow>
                  <mrow>
                    <mi stretchy="false" mathvariant="normal">[</mi>
                    <munder accentunder="true">
                      <mi>J</mi>
                      <mo>̲</mo>
                    </munder>
                    <mi stretchy="false" mathvariant="normal">]</mi>
                  </mrow>
                  <mrow>
                    <msub>
                      <mo stretchy="false">Ω</mo>
                      <mi>u</mi>
                    </msub>
                    <mi mathvariant="normal">−</mi>
                    <msup>
                      <mrow>
                        <mi stretchy="false" mathvariant="normal">[</mi>
                        <munder accentunder="true">
                          <mover accent="true">
                            <mi>c</mi>
                            <mo stretchy="false">˜</mo>
                          </mover>
                          <mo>̲</mo>
                        </munder>
                        <mi stretchy="false" mathvariant="normal">]</mi>
                      </mrow>
                      <mi>T</mi>
                    </msup>
                  </mrow>
                  <msub>
                    <mi>V</mi>
                    <mi>u</mi>
                  </msub>
                </mrow>
              </mfenced>
            </mrow>
            <mrow>
              <mi>u</mi>
              <mo stretchy="false">+</mo>
              <mfenced open="[" close="]">
                <mrow>
                  <mrow>
                    <mi stretchy="false" mathvariant="normal">[</mi>
                    <munder accentunder="true">
                      <mi>J</mi>
                      <mo>̲</mo>
                    </munder>
                    <mi stretchy="false" mathvariant="normal">]</mi>
                  </mrow>
                  <mrow>
                    <msub>
                      <mo stretchy="false">Ω</mo>
                      <mo stretchy="false">ξ</mo>
                    </msub>
                    <mi mathvariant="normal">−</mi>
                    <msup>
                      <mrow>
                        <mi stretchy="false" mathvariant="normal">[</mi>
                        <munder accentunder="true">
                          <mover accent="true">
                            <mi>c</mi>
                            <mo stretchy="false">˜</mo>
                          </mover>
                          <mo>̲</mo>
                        </munder>
                        <mi stretchy="false" mathvariant="normal">]</mi>
                      </mrow>
                      <mi>T</mi>
                    </msup>
                  </mrow>
                  <mrow>
                    <msub>
                      <mi>V</mi>
                      <mo stretchy="false">ξ</mo>
                    </msub>
                    <mo stretchy="false">+</mo>
                    <mrow>
                      <mi stretchy="false" mathvariant="normal">[</mi>
                      <msub>
                        <munder accentunder="true">
                          <mi>H</mi>
                          <mo>̲</mo>
                        </munder>
                        <mo stretchy="false">Ψ</mo>
                      </msub>
                      <mi stretchy="false" mathvariant="normal">]</mi>
                    </mrow>
                  </mrow>
                </mrow>
              </mfenced>
            </mrow>
            <mo stretchy="false">ξ</mo>
          </mrow>
        </mtd>
      </mtr>
    </mtable>
    <annotation encoding="StarMath 5.0">"Using:" newline
alignl P lsup N ^{B"*"} = m v lsup N ^R - (c+P_%PSI %eta) times %omega lsup N ^B + P_%PSI %xi, newline
alignl H lsup R ^B = J %omega lsup N ^B - v lsup N ^R times (c+P_%PSI %eta) + (H_%PSI + Q_%PSI %eta) %xi - %omega lsup N ^B cdot (R_%PSI + R_%PSI^T) %eta , newline newline
"Let " newline
alignl {underline{J}}_i equiv (J-%eta^T(R_%PSI+R_%PSI^T))_i newline
alignl [m] equiv "diag"left [ matrix { m_1 U # m_2 U # m_3 U # m_4 U # m_5 U} right ] newline
alignl [underline{J}] equiv "diag"left [ matrix { {underline{J}}_1 # {underline{J}}_2 # {underline{J}}_3 # {underline{J}}_4 # {underline{J}}_5} right ] newline
alignl [underline{tilde{c}}] equiv "diag" left [ matrix { C lsup N ^1(c+%P_%PSI %eta)^{`times`}_1 # C lsup N ^2 (c+%P_%PSI %eta)^{`times`}_2 # C lsup N ^3 (c+%P_%PSI %eta)^{`times`}_3 # C lsup N ^4 (c+%P_%PSI %eta)^{`times`}_4 # C lsup N ^5 (c+%P_%PSI %eta)^{`times`}_5} right ] newline
alignl [P_%PSI] equiv "diag" left [ matrix {C lsup N ^1 P_{%PSI 1} # C lsup N ^2 P_{%PSI 2} # C lsup N ^3 P_{%PSI 3} # C lsup N ^4 P_{%PSI 4} # C lsup N ^5 P_{%PSI 5} } right ] newline
alignl [{underline{H}}_%PSI] equiv "diag" left [ matrix{(H_%PSI + Q_%PSI %eta)_1 # (H_%PSI + Q_%PSI %eta)_2 # (H_%PSI + Q_%PSI %eta)_3 # (H_%PSI + Q_%PSI %eta)_4 # (H_%PSI + Q_%PSI %eta)_5} right ]
newline newline
"yielding" newline
alignl lbrace P lsup N ^{B"*"} rbrace = left [ [m]V_u - [underline{tilde{c}}] %OMEGA_u right ] u + left [ [m] V_%xi - [underline{tilde{c}}] %OMEGA_%xi + [{P}_%PSI] right ] %xi newline
alignl lbrace H lsup R ^B rbrace = left [ [underline{J}] %OMEGA_u - [underline{tilde{c}}]^T V_u right ] u+left [ [underline{J}] %OMEGA_%xi - [underline{tilde{c}}]^T V_%xi + [{underline{H}}_%PSI] right ] %xi</annotation>
  </semantics>
</math>
</file>

<file path=Object 52/content.xml><?xml version="1.0" encoding="utf-8"?>
<math xmlns="http://www.w3.org/1998/Math/MathML">
  <semantics>
    <mtable>
      <mtr>
        <mtd>
          <mtext>Linear Momentum: </mtext>
        </mtd>
      </mtr>
      <mtr>
        <mtd>
          <mtable>
            <mtr>
              <mtd>
                <mmultiscripts>
                  <mi>P</mi>
                  <none/>
                  <mrow>
                    <mi>B</mi>
                    <mtext>*</mtext>
                  </mrow>
                  <mprescripts/>
                  <none/>
                  <mi>N</mi>
                </mmultiscripts>
              </mtd>
              <mtd>
                <mtext>=</mtext>
              </mtd>
              <mtd>
                <mrow>
                  <munder>
                    <mi mathvariant="normal">∫</mi>
                    <mi>B</mi>
                  </munder>
                  <mrow>
                    <mmultiscripts>
                      <mi>v</mi>
                      <none/>
                      <mi>k</mi>
                      <mprescripts/>
                      <none/>
                      <mi>N</mi>
                    </mmultiscripts>
                    <mi mathvariant="italic">dm</mi>
                  </mrow>
                </mrow>
              </mtd>
            </mtr>
            <mtr>
              <mtd>
                <mtext> </mtext>
              </mtd>
              <mtd>
                <mtext>=</mtext>
              </mtd>
              <mtd>
                <mrow>
                  <mi>m</mi>
                  <mrow>
                    <mrow>
                      <mmultiscripts>
                        <mi>v</mi>
                        <none/>
                        <mi>R</mi>
                        <mprescripts/>
                        <none/>
                        <mi>N</mi>
                      </mmultiscripts>
                      <mo stretchy="false">+</mo>
                      <mrow>
                        <mmultiscripts>
                          <mo stretchy="false">ω</mo>
                          <none/>
                          <mi>B</mi>
                          <mprescripts/>
                          <none/>
                          <mi>N</mi>
                        </mmultiscripts>
                        <mi mathvariant="normal">×</mi>
                        <mrow>
                          <mo stretchy="false">(</mo>
                          <mrow>
                            <mrow>
                              <mi>c</mi>
                              <mo stretchy="false">+</mo>
                              <msub>
                                <mi>P</mi>
                                <mo stretchy="false">Ψ</mo>
                              </msub>
                            </mrow>
                            <mo stretchy="false">η</mo>
                          </mrow>
                          <mo stretchy="false">)</mo>
                        </mrow>
                      </mrow>
                    </mrow>
                    <mo stretchy="false">+</mo>
                    <msub>
                      <mi>P</mi>
                      <mo stretchy="false">Ψ</mo>
                    </msub>
                  </mrow>
                  <mo stretchy="false">ξ</mo>
                </mrow>
              </mtd>
            </mtr>
          </mtable>
        </mtd>
      </mtr>
    </mtable>
    <annotation encoding="StarMath 5.0">"Linear Momentum: " newline
matrix{P lsup N ^{B"*"} # "=" # alignl int from B {v lsup N ^{k} dm} ##
" " # "=" #m v lsup N ^R + %omega lsup N ^B times (c+P_%PSI %eta) + P_%PSI %xi}</annotation>
  </semantics>
</math>
</file>

<file path=Object 53/content.xml><?xml version="1.0" encoding="utf-8"?>
<math xmlns="http://www.w3.org/1998/Math/MathML">
  <semantics>
    <mtable>
      <mtr>
        <mtd>
          <mtext>Angular Momentum of B about R:</mtext>
        </mtd>
      </mtr>
      <mtr>
        <mtd>
          <mtable>
            <mtr>
              <mtd>
                <mmultiscripts>
                  <mi>H</mi>
                  <none/>
                  <mi>B</mi>
                  <mprescripts/>
                  <none/>
                  <mi>R</mi>
                </mmultiscripts>
              </mtd>
              <mtd>
                <mtext>=</mtext>
              </mtd>
              <mtd>
                <mrow>
                  <munder>
                    <mi mathvariant="normal">∫</mi>
                    <mi>B</mi>
                  </munder>
                  <mrow>
                    <mfenced open="" close="">
                      <mrow>
                        <mmultiscripts>
                          <mi>r</mi>
                          <none/>
                          <mi>k</mi>
                          <mprescripts/>
                          <none/>
                          <mi>R</mi>
                        </mmultiscripts>
                        <mi mathvariant="normal">×</mi>
                        <mmultiscripts>
                          <mi>v</mi>
                          <none/>
                          <mi>k</mi>
                          <mprescripts/>
                          <none/>
                          <mi>N</mi>
                        </mmultiscripts>
                      </mrow>
                    </mfenced>
                    <mi mathvariant="italic">dm</mi>
                  </mrow>
                </mrow>
              </mtd>
            </mtr>
            <mtr>
              <mtd>
                <mtext> </mtext>
              </mtd>
              <mtd>
                <mtext>=</mtext>
              </mtd>
              <mtd>
                <mrow>
                  <munder>
                    <mi mathvariant="normal">∫</mi>
                    <mi>B</mi>
                  </munder>
                  <mrow>
                    <mrow>
                      <mrow>
                        <mo stretchy="false">(</mo>
                        <mrow>
                          <mrow>
                            <msub>
                              <mi>r</mi>
                              <mi>k</mi>
                            </msub>
                            <mo stretchy="false">+</mo>
                            <msub>
                              <mo stretchy="false">Ψ</mo>
                              <mi>k</mi>
                            </msub>
                          </mrow>
                          <mo stretchy="false">η</mo>
                        </mrow>
                        <mo stretchy="false">)</mo>
                      </mrow>
                      <mi mathvariant="normal">×</mi>
                      <mfenced open="[" close="]">
                        <mrow>
                          <mrow>
                            <mrow>
                              <mmultiscripts>
                                <mi>v</mi>
                                <none/>
                                <mi>R</mi>
                                <mprescripts/>
                                <none/>
                                <mi>N</mi>
                              </mmultiscripts>
                              <mo stretchy="false">+</mo>
                              <mrow>
                                <mmultiscripts>
                                  <mo stretchy="false">ω</mo>
                                  <none/>
                                  <mi>B</mi>
                                  <mprescripts/>
                                  <none/>
                                  <mi>N</mi>
                                </mmultiscripts>
                                <mi mathvariant="normal">×</mi>
                                <mrow>
                                  <mo stretchy="false">(</mo>
                                  <mrow>
                                    <mrow>
                                      <msub>
                                        <mi>r</mi>
                                        <mi>k</mi>
                                      </msub>
                                      <mo stretchy="false">+</mo>
                                      <msub>
                                        <mo stretchy="false">Ψ</mo>
                                        <mi>k</mi>
                                      </msub>
                                    </mrow>
                                    <mo stretchy="false">η</mo>
                                  </mrow>
                                  <mo stretchy="false">)</mo>
                                </mrow>
                              </mrow>
                            </mrow>
                            <mo stretchy="false">+</mo>
                            <msub>
                              <mo stretchy="false">Ψ</mo>
                              <mi>k</mi>
                            </msub>
                          </mrow>
                          <mo stretchy="false">ξ</mo>
                        </mrow>
                      </mfenced>
                    </mrow>
                    <mi mathvariant="italic">dm</mi>
                  </mrow>
                </mrow>
              </mtd>
            </mtr>
            <mtr>
              <mtd>
                <mtext> </mtext>
              </mtd>
              <mtd>
                <mtext>=</mtext>
              </mtd>
              <mtd>
                <mrow>
                  <mi>J</mi>
                  <mrow>
                    <mrow>
                      <mmultiscripts>
                        <mo stretchy="false">ω</mo>
                        <none/>
                        <mi>B</mi>
                        <mprescripts/>
                        <none/>
                        <mi>N</mi>
                      </mmultiscripts>
                      <mi mathvariant="normal">−</mi>
                      <mrow>
                        <mmultiscripts>
                          <mi>v</mi>
                          <none/>
                          <mi>R</mi>
                          <mprescripts/>
                          <none/>
                          <mi>N</mi>
                        </mmultiscripts>
                        <mi mathvariant="normal">×</mi>
                        <mrow>
                          <mo stretchy="false">(</mo>
                          <mrow>
                            <mrow>
                              <mi>c</mi>
                              <mo stretchy="false">+</mo>
                              <msub>
                                <mi>P</mi>
                                <mo stretchy="false">Ψ</mo>
                              </msub>
                            </mrow>
                            <mo stretchy="false">η</mo>
                          </mrow>
                          <mo stretchy="false">)</mo>
                        </mrow>
                      </mrow>
                    </mrow>
                    <mo stretchy="false">+</mo>
                    <mrow>
                      <mo stretchy="false">(</mo>
                      <mrow>
                        <mrow>
                          <msub>
                            <mi>H</mi>
                            <mo stretchy="false">Ψ</mo>
                          </msub>
                          <mo stretchy="false">+</mo>
                          <msub>
                            <mi>Q</mi>
                            <mo stretchy="false">Ψ</mo>
                          </msub>
                        </mrow>
                        <mo stretchy="false">η</mo>
                      </mrow>
                      <mo stretchy="false">)</mo>
                    </mrow>
                  </mrow>
                  <mrow>
                    <mo stretchy="false">ξ</mo>
                    <mi mathvariant="normal">−</mi>
                    <mrow>
                      <mmultiscripts>
                        <mo stretchy="false">ω</mo>
                        <none/>
                        <mi>B</mi>
                        <mprescripts/>
                        <none/>
                        <mi>N</mi>
                      </mmultiscripts>
                      <mi mathvariant="normal">⋅</mi>
                      <mrow>
                        <mo stretchy="false">(</mo>
                        <mrow>
                          <msub>
                            <mi>R</mi>
                            <mo stretchy="false">Ψ</mo>
                          </msub>
                          <mo stretchy="false">+</mo>
                          <msubsup>
                            <mi>R</mi>
                            <mo stretchy="false">Ψ</mo>
                            <mi>T</mi>
                          </msubsup>
                        </mrow>
                        <mo stretchy="false">)</mo>
                      </mrow>
                    </mrow>
                  </mrow>
                  <mo stretchy="false">η</mo>
                </mrow>
              </mtd>
            </mtr>
          </mtable>
        </mtd>
      </mtr>
    </mtable>
    <annotation encoding="StarMath 5.0">"Angular Momentum of B about R:"newline
matrix{H lsup R ^B # "=" # alignl int from B {left (r lsup R ^k times v lsup N ^k right ) dm} ##" " # "=" # alignl int from B {(r_k+%PSI_k %eta) times left [v lsup N ^R + %omega lsup N ^B times (r_k + %PSI_k %eta) + %PSI_k %xi right ] dm} ##" " # "=" # alignl J %omega lsup N ^B - v lsup N ^R times (c+P_%PSI %eta) + (H_%PSI + Q_%PSI %eta) %xi - %omega lsup N ^B cdot (R_%PSI + R_%PSI^T) %eta }</annotation>
  </semantics>
</math>
</file>

<file path=Object 54/content.xml><?xml version="1.0" encoding="utf-8"?>
<math xmlns="http://www.w3.org/1998/Math/MathML">
  <semantics>
    <mi>N</mi>
    <annotation encoding="StarMath 5.0">N</annotation>
  </semantics>
</math>
</file>

<file path=Object 55/content.xml><?xml version="1.0" encoding="utf-8"?>
<math xmlns="http://www.w3.org/1998/Math/MathML">
  <semantics>
    <mtable>
      <mtr>
        <mtd>
          <mtext>Using</mtext>
        </mtd>
      </mtr>
      <mtr>
        <mtd>
          <mrow>
            <mmultiscripts>
              <mi>H</mi>
              <none/>
              <mi>B</mi>
              <mprescripts/>
              <none/>
              <mi>G</mi>
            </mmultiscripts>
            <mi mathvariant="normal">=</mi>
            <mrow>
              <mmultiscripts>
                <mi>H</mi>
                <none/>
                <mi>B</mi>
                <mprescripts/>
                <none/>
                <mi>R</mi>
              </mmultiscripts>
              <mo stretchy="false">+</mo>
              <mrow>
                <mmultiscripts>
                  <mi>r</mi>
                  <none/>
                  <mi>R</mi>
                  <mprescripts/>
                  <none/>
                  <mi>G</mi>
                </mmultiscripts>
                <mi mathvariant="normal">×</mi>
                <mmultiscripts>
                  <mi>P</mi>
                  <none/>
                  <mrow>
                    <mi>B</mi>
                    <mtext>*</mtext>
                  </mrow>
                  <mprescripts/>
                  <none/>
                  <mi>N</mi>
                </mmultiscripts>
              </mrow>
            </mrow>
          </mrow>
        </mtd>
      </mtr>
      <mtr>
        <mtd>
          <mtext>Let</mtext>
        </mtd>
      </mtr>
      <mtr>
        <mtd>
          <mrow>
            <mrow>
              <mi>S</mi>
              <mi mathvariant="normal">≡</mi>
              <mfenced open="[" close="]">
                <mtable>
                  <mtr>
                    <mtd>
                      <mi>U</mi>
                    </mtd>
                    <mtd>
                      <mmultiscripts>
                        <mi>C</mi>
                        <none/>
                        <mn>2</mn>
                        <mprescripts/>
                        <none/>
                        <mn>1</mn>
                      </mmultiscripts>
                    </mtd>
                    <mtd>
                      <mmultiscripts>
                        <mi>C</mi>
                        <none/>
                        <mn>3</mn>
                        <mprescripts/>
                        <none/>
                        <mn>1</mn>
                      </mmultiscripts>
                    </mtd>
                    <mtd>
                      <mmultiscripts>
                        <mi>C</mi>
                        <none/>
                        <mn>4</mn>
                        <mprescripts/>
                        <none/>
                        <mn>1</mn>
                      </mmultiscripts>
                    </mtd>
                    <mtd>
                      <mmultiscripts>
                        <mi>C</mi>
                        <none/>
                        <mn>5</mn>
                        <mprescripts/>
                        <none/>
                        <mn>1</mn>
                      </mmultiscripts>
                    </mtd>
                  </mtr>
                  <mtr>
                    <mtd>
                      <mi/>
                    </mtd>
                    <mtd>
                      <mi>U</mi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>U</mi>
                    </mtd>
                    <mtd>
                      <mmultiscripts>
                        <mi>C</mi>
                        <none/>
                        <mn>4</mn>
                        <mprescripts/>
                        <none/>
                        <mn>3</mn>
                      </mmultiscripts>
                    </mtd>
                    <mtd>
                      <mmultiscripts>
                        <mi>C</mi>
                        <none/>
                        <mn>5</mn>
                        <mprescripts/>
                        <none/>
                        <mn>3</mn>
                      </mmultiscripts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>U</mi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>U</mi>
                    </mtd>
                  </mtr>
                </mtable>
              </mfenced>
            </mrow>
            <mi>,</mi>
            <mi/>
            <mrow>
              <mi>R</mi>
              <mi mathvariant="normal">≡</mi>
              <mfenced open="[" close="]">
                <mtable>
                  <mtr>
                    <mtd>
                      <mn>0</mn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1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20</mn>
                        </msub>
                      </mrow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1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30</mn>
                        </msub>
                      </mrow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1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40</mn>
                        </msub>
                      </mrow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1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50</mn>
                        </msub>
                      </mrow>
                    </mtd>
                  </mtr>
                  <mtr>
                    <mtd>
                      <mi/>
                    </mtd>
                    <mtd>
                      <mn>0</mn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n>0</mn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3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42</mn>
                        </msub>
                      </mrow>
                    </mtd>
                    <mtd>
                      <mrow>
                        <mmultiscripts>
                          <mi>C</mi>
                          <none/>
                          <mi>N</mi>
                          <mprescripts/>
                          <none/>
                          <mn>3</mn>
                        </mmultiscripts>
                        <msub>
                          <mover accent="true">
                            <mo stretchy="false">ρ</mo>
                            <mo stretchy="false">˜</mo>
                          </mover>
                          <mn>52</mn>
                        </msub>
                      </mrow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n>0</mn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n>0</mn>
                    </mtd>
                  </mtr>
                </mtable>
              </mfenced>
            </mrow>
          </mrow>
        </mtd>
      </mtr>
      <mtr>
        <mtd/>
      </mtr>
      <mtr>
        <mtd>
          <mtext>yielding</mtext>
        </mtd>
      </mtr>
      <mtr>
        <mtd>
          <mrow>
            <mrow>
              <mrow>
                <mi stretchy="false" mathvariant="normal">{</mi>
                <msub>
                  <mi>H</mi>
                  <mi>k</mi>
                </msub>
                <mi stretchy="false" mathvariant="normal">}</mi>
              </mrow>
              <mi mathvariant="normal">=</mi>
              <mi>S</mi>
            </mrow>
            <mrow>
              <mrow>
                <mi stretchy="false" mathvariant="normal">{</mi>
                <mmultiscripts>
                  <mi>H</mi>
                  <none/>
                  <mi>B</mi>
                  <mprescripts/>
                  <none/>
                  <mi>R</mi>
                </mmultiscripts>
                <mi stretchy="false" mathvariant="normal">}</mi>
              </mrow>
              <mi mathvariant="normal">−</mi>
              <mi>R</mi>
            </mrow>
            <mrow>
              <mi stretchy="false" mathvariant="normal">{</mi>
              <mmultiscripts>
                <mi>P</mi>
                <none/>
                <mrow>
                  <mi>B</mi>
                  <mtext>*</mtext>
                </mrow>
                <mprescripts/>
                <none/>
                <mi>N</mi>
              </mmultiscripts>
              <mi stretchy="false" mathvariant="normal">}</mi>
            </mrow>
          </mrow>
        </mtd>
      </mtr>
      <mtr>
        <mtd>
          <mtext>or</mtext>
        </mtd>
      </mtr>
      <mtr>
        <mtd>
          <mrow>
            <mrow>
              <mrow>
                <mi stretchy="false" mathvariant="normal">{</mi>
                <msub>
                  <mi>H</mi>
                  <mi>k</mi>
                </msub>
                <mi stretchy="false" mathvariant="normal">}</mi>
              </mrow>
              <mi mathvariant="normal">=</mi>
              <mfenced open="[" close="]">
                <mrow>
                  <mrow>
                    <mo stretchy="false">(</mo>
                    <mrow>
                      <mi>S</mi>
                      <mrow>
                        <mrow>
                          <mi stretchy="false" mathvariant="normal">[</mi>
                          <munder accentunder="true">
                            <mi>J</mi>
                            <mo>̲</mo>
                          </munder>
                          <mi stretchy="false" mathvariant="normal">]</mi>
                        </mrow>
                        <mo stretchy="false">+</mo>
                        <mi>R</mi>
                      </mrow>
                      <mrow>
                        <mi stretchy="false" mathvariant="normal">[</mi>
                        <munder accentunder="true">
                          <mover accent="true">
                            <mi>c</mi>
                            <mo stretchy="false">˜</mo>
                          </mover>
                          <mo>̲</mo>
                        </munder>
                        <mi stretchy="false" mathvariant="normal">]</mi>
                      </mrow>
                    </mrow>
                    <mo stretchy="false">)</mo>
                  </mrow>
                  <mrow>
                    <msub>
                      <mo stretchy="false">Ω</mo>
                      <mi>u</mi>
                    </msub>
                    <mi mathvariant="normal">−</mi>
                    <mrow>
                      <mo stretchy="false">(</mo>
                      <mrow>
                        <mi>S</mi>
                        <mrow>
                          <msup>
                            <mrow>
                              <mi stretchy="false" mathvariant="normal">[</mi>
                              <munder accentunder="true">
                                <mover accent="true">
                                  <mi>c</mi>
                                  <mo stretchy="false">˜</mo>
                                </mover>
                                <mo>̲</mo>
                              </munder>
                              <mi stretchy="false" mathvariant="normal">]</mi>
                            </mrow>
                            <mi>T</mi>
                          </msup>
                          <mo stretchy="false">+</mo>
                          <mi>R</mi>
                        </mrow>
                        <mrow>
                          <mi stretchy="false" mathvariant="normal">[</mi>
                          <mi>m</mi>
                          <mi stretchy="false" mathvariant="normal">]</mi>
                        </mrow>
                      </mrow>
                      <mo stretchy="false">)</mo>
                    </mrow>
                  </mrow>
                  <msub>
                    <mi>V</mi>
                    <mi>u</mi>
                  </msub>
                </mrow>
              </mfenced>
            </mrow>
            <mrow>
              <mi>u</mi>
              <mo stretchy="false">+</mo>
              <mfenced open="[" close="]">
                <mrow>
                  <mrow>
                    <mo stretchy="false">(</mo>
                    <mrow>
                      <mi>S</mi>
                      <mrow>
                        <mrow>
                          <mi stretchy="false" mathvariant="normal">[</mi>
                          <munder accentunder="true">
                            <mi>J</mi>
                            <mo>̲</mo>
                          </munder>
                          <mi stretchy="false" mathvariant="normal">]</mi>
                        </mrow>
                        <mo stretchy="false">+</mo>
                        <mi>R</mi>
                      </mrow>
                      <mrow>
                        <mi stretchy="false" mathvariant="normal">[</mi>
                        <munder accentunder="true">
                          <mover accent="true">
                            <mi>c</mi>
                            <mo stretchy="false">˜</mo>
                          </mover>
                          <mo>̲</mo>
                        </munder>
                        <mi stretchy="false" mathvariant="normal">]</mi>
                      </mrow>
                    </mrow>
                    <mo stretchy="false">)</mo>
                  </mrow>
                  <mrow>
                    <msub>
                      <mo stretchy="false">Ω</mo>
                      <mo stretchy="false">ξ</mo>
                    </msub>
                    <mi mathvariant="normal">−</mi>
                    <mrow>
                      <mo stretchy="false">(</mo>
                      <mrow>
                        <mi>S</mi>
                        <mrow>
                          <msup>
                            <mrow>
                              <mi stretchy="false" mathvariant="normal">[</mi>
                              <munder accentunder="true">
                                <mover accent="true">
                                  <mi>c</mi>
                                  <mo stretchy="false">˜</mo>
                                </mover>
                                <mo>̲</mo>
                              </munder>
                              <mi stretchy="false" mathvariant="normal">]</mi>
                            </mrow>
                            <mi>T</mi>
                          </msup>
                          <mo stretchy="false">+</mo>
                          <mi>R</mi>
                        </mrow>
                        <mrow>
                          <mi stretchy="false" mathvariant="normal">[</mi>
                          <mi>m</mi>
                          <mi stretchy="false" mathvariant="normal">]</mi>
                        </mrow>
                      </mrow>
                      <mo stretchy="false">)</mo>
                    </mrow>
                  </mrow>
                  <mrow>
                    <msub>
                      <mi>V</mi>
                      <mo stretchy="false">ξ</mo>
                    </msub>
                    <mo stretchy="false">+</mo>
                    <mi>S</mi>
                  </mrow>
                  <mrow>
                    <mrow>
                      <mi stretchy="false" mathvariant="normal">[</mi>
                      <msub>
                        <munder accentunder="true">
                          <mi>H</mi>
                          <mo>̲</mo>
                        </munder>
                        <mo stretchy="false">Ψ</mo>
                      </msub>
                      <mi stretchy="false" mathvariant="normal">]</mi>
                    </mrow>
                    <mi mathvariant="normal">−</mi>
                    <mi>R</mi>
                  </mrow>
                  <mrow>
                    <mi stretchy="false" mathvariant="normal">[</mi>
                    <msub>
                      <mi>P</mi>
                      <mo stretchy="false">Ψ</mo>
                    </msub>
                    <mi stretchy="false" mathvariant="normal">]</mi>
                  </mrow>
                </mrow>
              </mfenced>
            </mrow>
            <mo stretchy="false">ξ</mo>
          </mrow>
        </mtd>
      </mtr>
      <mtr>
        <mtd>
          <mrow>
            <mrow>
              <mrow>
                <mi stretchy="false" mathvariant="normal">{</mi>
                <msub>
                  <mi>h</mi>
                  <mi>k</mi>
                </msub>
                <mi stretchy="false" mathvariant="normal">}</mi>
              </mrow>
              <mi mathvariant="normal">=</mi>
              <msup>
                <mrow>
                  <mi stretchy="false" mathvariant="normal">[</mi>
                  <msub>
                    <mo stretchy="false">Γ</mo>
                    <mi>k</mi>
                  </msub>
                  <mi stretchy="false" mathvariant="normal">]</mi>
                </mrow>
                <mi>T</mi>
              </msup>
            </mrow>
            <mrow>
              <mi stretchy="false" mathvariant="normal">{</mi>
              <msub>
                <mi>H</mi>
                <mi>k</mi>
              </msub>
              <mi stretchy="false" mathvariant="normal">}</mi>
            </mrow>
          </mrow>
        </mtd>
      </mtr>
      <mtr>
        <mtd>
          <mtext>Similarly,</mtext>
        </mtd>
      </mtr>
      <mtr>
        <mtd>
          <mrow>
            <mrow>
              <mo stretchy="false">Σ</mo>
              <mi mathvariant="normal">≡</mi>
              <mfenced open="[" close="]">
                <mtable>
                  <mtr>
                    <mtd>
                      <mi>U</mi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</mtr>
                  <mtr>
                    <mtd>
                      <mi/>
                    </mtd>
                    <mtd>
                      <mi>U</mi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>U</mi>
                    </mtd>
                    <mtd>
                      <mi/>
                    </mtd>
                  </mtr>
                  <mtr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/>
                    </mtd>
                    <mtd>
                      <mi>U</mi>
                    </mtd>
                  </mtr>
                </mtable>
              </mfenced>
            </mrow>
            <mtext> gives </mtext>
            <mrow>
              <mrow>
                <mi stretchy="false" mathvariant="normal">{</mi>
                <msub>
                  <mi>P</mi>
                  <mi>k</mi>
                </msub>
                <mi stretchy="false" mathvariant="normal">}</mi>
              </mrow>
              <mi mathvariant="normal">=</mi>
              <mo stretchy="false">Σ</mo>
            </mrow>
            <mfenced open="{" close="}">
              <mrow>
                <mfenced open="[" close="]">
                  <mrow>
                    <mrow>
                      <mi stretchy="false" mathvariant="normal">[</mi>
                      <mi>m</mi>
                      <mi stretchy="false" mathvariant="normal">]</mi>
                    </mrow>
                    <mrow>
                      <msub>
                        <mi>V</mi>
                        <mi>u</mi>
                      </msub>
                      <mi mathvariant="normal">−</mi>
                      <mrow>
                        <mi stretchy="false" mathvariant="normal">[</mi>
                        <munder accentunder="true">
                          <mover accent="true">
                            <mi>c</mi>
                            <mo stretchy="false">˜</mo>
                          </mover>
                          <mo>̲</mo>
                        </munder>
                        <mi stretchy="false" mathvariant="normal">]</mi>
                      </mrow>
                    </mrow>
                    <msub>
                      <mo stretchy="false">Ω</mo>
                      <mi>u</mi>
                    </msub>
                  </mrow>
                </mfenced>
                <mrow>
                  <mi>u</mi>
                  <mo stretchy="false">+</mo>
                  <mfenced open="[" close="]">
                    <mrow>
                      <mrow>
                        <mi stretchy="false" mathvariant="normal">[</mi>
                        <mi>m</mi>
                        <mi stretchy="false" mathvariant="normal">]</mi>
                      </mrow>
                      <mrow>
                        <msub>
                          <mi>V</mi>
                          <mo stretchy="false">ξ</mo>
                        </msub>
                        <mi mathvariant="normal">−</mi>
                        <mrow>
                          <mi stretchy="false" mathvariant="normal">[</mi>
                          <munder accentunder="true">
                            <mover accent="true">
                              <mi>c</mi>
                              <mo stretchy="false">˜</mo>
                            </mover>
                            <mo>̲</mo>
                          </munder>
                          <mi stretchy="false" mathvariant="normal">]</mi>
                        </mrow>
                      </mrow>
                      <mrow>
                        <msub>
                          <mo stretchy="false">Ω</mo>
                          <mo stretchy="false">ξ</mo>
                        </msub>
                        <mo stretchy="false">+</mo>
                        <mrow>
                          <mi stretchy="false" mathvariant="normal">[</mi>
                          <msub>
                            <mi>P</mi>
                            <mo stretchy="false">Ψ</mo>
                          </msub>
                          <mi stretchy="false" mathvariant="normal">]</mi>
                        </mrow>
                      </mrow>
                    </mrow>
                  </mfenced>
                </mrow>
                <mo stretchy="false">ξ</mo>
              </mrow>
            </mfenced>
          </mrow>
        </mtd>
      </mtr>
    </mtable>
    <annotation encoding="StarMath 5.0">"Using" newline
H lsup G ^B = H lsup R ^B + r lsup G ^R times P lsup N ^{B"*"} newline
"Let" newline
S equiv left [ matrix {U # C lsup 1 ^2 # C lsup 1 ^3 # C lsup 1 ^4 # C lsup 1 ^5 ## ~ # U # ~ # ~ # ~## ~ # ~ # U # C lsup 3 ^4 # C lsup 3 ^5 ## ~ # ~ # ~ # U # ~ ##  ~ # ~ # ~ # ~ # U}  right ], ~~~~
R equiv left [ matrix {0 # C lsup 1 ^N {tilde{%rho}}_20 # C lsup 1 ^N {tilde{%rho}}_30 # C lsup 1 ^N {tilde{%rho}}_40 # C lsup 1 ^N {tilde{%rho}}_50 ## ~ # 0 # ~ # ~ # ~## ~ # ~ # 0 # C lsup 3 ^N {tilde{%rho}}_42 # C lsup 3 ^N {tilde{%rho}}_52 ## ~ # ~ # ~ # 0 # ~ ##  ~ # ~ # ~ # ~ # 0}  right ]newline newline
"yielding" newline
lbrace H_k rbrace = S lbrace H lsup R ^B rbrace - R lbrace P lsup N ^{B"*"} rbrace newline
"or" newline
lbrace H_k rbrace =  left [ (S [underline{J}] + R [underline{tilde{c}}]) %OMEGA_u - (S [underline{tilde{c}}]^T+ R [m]) V_u right ] u+left [ (S [underline{J}] + R [underline{tilde{c}}]) %OMEGA_%xi - (S [underline{tilde{c}}]^T + R[m]) V_%xi + S [{underline{H}}_%PSI] - R [P_%PSI] right ] %xi newline
lbrace h_k rbrace = [%GAMMA_k]^T lbrace H_k rbrace newline
"Similarly," newline
%SIGMA equiv left [ matrix {U # U # U # U # U ## ~ # U # ~ # ~ # ~## ~ # ~ # U # U # U ## ~ # ~ # ~ # U # ~ ##  ~ # ~ # ~ # ~ # U}  right ] " gives "
lbrace P_k rbrace = %SIGMA left lbrace left [ [m]V_u - [underline{tilde{c}}] %OMEGA_u right ] u + left [ [m] V_%xi - [underline{tilde{c}}] %OMEGA_%xi + [P_%PSI] right ] %xi right rbrace</annotation>
  </semantics>
</math>
</file>

<file path=Object 56/content.xml><?xml version="1.0" encoding="utf-8"?>
<math xmlns="http://www.w3.org/1998/Math/MathML">
  <semantics>
    <mi>R</mi>
    <annotation encoding="StarMath 5.0">R</annotation>
  </semantics>
</math>
</file>

<file path=Object 57/content.xml><?xml version="1.0" encoding="utf-8"?>
<math xmlns="http://www.w3.org/1998/Math/MathML">
  <semantics>
    <mtable>
      <mtr>
        <mtd>
          <mtext>Define</mtext>
        </mtd>
      </mtr>
      <mtr>
        <mtd>
          <mrow>
            <msub>
              <mi>A</mi>
              <mo stretchy="false">Ψ</mo>
            </msub>
            <mi mathvariant="normal">=</mi>
            <mfenced open="[" close="]">
              <mtable>
                <mtr>
                  <mtd>
                    <mrow>
                      <mrow>
                        <mo stretchy="false">(</mo>
                        <mrow>
                          <mi>S</mi>
                          <mrow>
                            <mrow>
                              <mi stretchy="false" mathvariant="normal">[</mi>
                              <munder accentunder="true">
                                <mi>J</mi>
                                <mo>̲</mo>
                              </munder>
                              <mi stretchy="false" mathvariant="normal">]</mi>
                            </mrow>
                            <mo stretchy="false">+</mo>
                            <mi>R</mi>
                          </mrow>
                          <mrow>
                            <mi stretchy="false" mathvariant="normal">[</mi>
                            <munder accentunder="true">
                              <mover accent="true">
                                <mi>c</mi>
                                <mo stretchy="false">˜</mo>
                              </mover>
                              <mo>̲</mo>
                            </munder>
                            <mi stretchy="false" mathvariant="normal">]</mi>
                          </mrow>
                        </mrow>
                        <mo stretchy="false">)</mo>
                      </mrow>
                      <mrow>
                        <msub>
                          <mo stretchy="false">Ω</mo>
                          <mi>u</mi>
                        </msub>
                        <mi mathvariant="normal">−</mi>
                        <mrow>
                          <mo stretchy="false">(</mo>
                          <mrow>
                            <mi>S</mi>
                            <mrow>
                              <msup>
                                <mrow>
                                  <mi stretchy="false" mathvariant="normal">[</mi>
                                  <munder accentunder="true">
                                    <mover accent="true">
                                      <mi>c</mi>
                                      <mo stretchy="false">˜</mo>
                                    </mover>
                                    <mo>̲</mo>
                                  </munder>
                                  <mi stretchy="false" mathvariant="normal">]</mi>
                                </mrow>
                                <mi>T</mi>
                              </msup>
                              <mo stretchy="false">+</mo>
                              <mi>R</mi>
                            </mrow>
                            <mrow>
                              <mi stretchy="false" mathvariant="normal">[</mi>
                              <mi>m</mi>
                              <mi stretchy="false" mathvariant="normal">]</mi>
                            </mrow>
                          </mrow>
                          <mo stretchy="false">)</mo>
                        </mrow>
                      </mrow>
                      <msub>
                        <mi>V</mi>
                        <mi>u</mi>
                      </msub>
                    </mrow>
                  </mtd>
                  <mtd>
                    <mrow>
                      <mrow>
                        <mo stretchy="false">(</mo>
                        <mrow>
                          <mi>S</mi>
                          <mrow>
                            <mrow>
                              <mi stretchy="false" mathvariant="normal">[</mi>
                              <munder accentunder="true">
                                <mi>J</mi>
                                <mo>̲</mo>
                              </munder>
                              <mi stretchy="false" mathvariant="normal">]</mi>
                            </mrow>
                            <mo stretchy="false">+</mo>
                            <mi>R</mi>
                          </mrow>
                          <mrow>
                            <mi stretchy="false" mathvariant="normal">[</mi>
                            <munder accentunder="true">
                              <mover accent="true">
                                <mi>c</mi>
                                <mo stretchy="false">˜</mo>
                              </mover>
                              <mo>̲</mo>
                            </munder>
                            <mi stretchy="false" mathvariant="normal">]</mi>
                          </mrow>
                        </mrow>
                        <mo stretchy="false">)</mo>
                      </mrow>
                      <mrow>
                        <msub>
                          <mo stretchy="false">Ω</mo>
                          <mo stretchy="false">ξ</mo>
                        </msub>
                        <mi mathvariant="normal">−</mi>
                        <mrow>
                          <mo stretchy="false">(</mo>
                          <mrow>
                            <mi>S</mi>
                            <mrow>
                              <msup>
                                <mrow>
                                  <mi stretchy="false" mathvariant="normal">[</mi>
                                  <munder accentunder="true">
                                    <mover accent="true">
                                      <mi>c</mi>
                                      <mo stretchy="false">˜</mo>
                                    </mover>
                                    <mo>̲</mo>
                                  </munder>
                                  <mi stretchy="false" mathvariant="normal">]</mi>
                                </mrow>
                                <mi>T</mi>
                              </msup>
                              <mo stretchy="false">+</mo>
                              <mi>R</mi>
                            </mrow>
                            <mrow>
                              <mi stretchy="false" mathvariant="normal">[</mi>
                              <mi>m</mi>
                              <mi stretchy="false" mathvariant="normal">]</mi>
                            </mrow>
                          </mrow>
                          <mo stretchy="false">)</mo>
                        </mrow>
                      </mrow>
                      <mrow>
                        <msub>
                          <mi>V</mi>
                          <mo stretchy="false">ξ</mo>
                        </msub>
                        <mo stretchy="false">+</mo>
                        <mi>S</mi>
                      </mrow>
                      <mrow>
                        <mrow>
                          <mi stretchy="false" mathvariant="normal">[</mi>
                          <msub>
                            <munder accentunder="true">
                              <mi>H</mi>
                              <mo>̲</mo>
                            </munder>
                            <mo stretchy="false">Ψ</mo>
                          </msub>
                          <mi stretchy="false" mathvariant="normal">]</mi>
                        </mrow>
                        <mi mathvariant="normal">−</mi>
                        <mi>R</mi>
                      </mrow>
                      <mrow>
                        <mi stretchy="false" mathvariant="normal">[</mi>
                        <msub>
                          <mi>P</mi>
                          <mo stretchy="false">Ψ</mo>
                        </msub>
                        <mi stretchy="false" mathvariant="normal">]</mi>
                      </mrow>
                    </mrow>
                  </mtd>
                </mtr>
              </mtable>
            </mfenced>
          </mrow>
        </mtd>
      </mtr>
      <mtr>
        <mtd>
          <mrow>
            <mrow>
              <msub>
                <mo stretchy="false">Λ</mo>
                <mo stretchy="false">Ψ</mo>
              </msub>
              <mi mathvariant="normal">=</mi>
              <mfenced open="[" close="]">
                <mtable>
                  <mtr>
                    <mtd>
                      <mi>U</mi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  <mtd>
                      <mi>U</mi>
                    </mtd>
                  </mtr>
                </mtable>
              </mfenced>
            </mrow>
            <mfenced open="[" close="]">
              <mtable>
                <mtr>
                  <mtd>
                    <mrow>
                      <mrow>
                        <mi stretchy="false" mathvariant="normal">[</mi>
                        <mi>m</mi>
                        <mi stretchy="false" mathvariant="normal">]</mi>
                      </mrow>
                      <mrow>
                        <msub>
                          <mi>V</mi>
                          <mi>u</mi>
                        </msub>
                        <mi mathvariant="normal">−</mi>
                        <mrow>
                          <mi stretchy="false" mathvariant="normal">[</mi>
                          <munder accentunder="true">
                            <mover accent="true">
                              <mi>c</mi>
                              <mo stretchy="false">˜</mo>
                            </mover>
                            <mo>̲</mo>
                          </munder>
                          <mi stretchy="false" mathvariant="normal">]</mi>
                        </mrow>
                      </mrow>
                      <msub>
                        <mo stretchy="false">Ω</mo>
                        <mi>u</mi>
                      </msub>
                    </mrow>
                  </mtd>
                  <mtd>
                    <mrow>
                      <mrow>
                        <mi stretchy="false" mathvariant="normal">[</mi>
                        <mi>m</mi>
                        <mi stretchy="false" mathvariant="normal">]</mi>
                      </mrow>
                      <mrow>
                        <msub>
                          <mi>V</mi>
                          <mo stretchy="false">ξ</mo>
                        </msub>
                        <mi mathvariant="normal">−</mi>
                        <mrow>
                          <mi stretchy="false" mathvariant="normal">[</mi>
                          <munder accentunder="true">
                            <mover accent="true">
                              <mi>c</mi>
                              <mo stretchy="false">˜</mo>
                            </mover>
                            <mo>̲</mo>
                          </munder>
                          <mi stretchy="false" mathvariant="normal">]</mi>
                        </mrow>
                      </mrow>
                      <mrow>
                        <msub>
                          <mo stretchy="false">Ω</mo>
                          <mo stretchy="false">ξ</mo>
                        </msub>
                        <mo stretchy="false">+</mo>
                        <mrow>
                          <mi stretchy="false" mathvariant="normal">[</mi>
                          <msub>
                            <mi>P</mi>
                            <mo stretchy="false">Ψ</mo>
                          </msub>
                          <mi stretchy="false" mathvariant="normal">]</mi>
                        </mrow>
                      </mrow>
                    </mrow>
                  </mtd>
                </mtr>
              </mtable>
            </mfenced>
          </mrow>
        </mtd>
      </mtr>
      <mtr>
        <mtd/>
      </mtr>
      <mtr>
        <mtd>
          <mtext>so</mtext>
        </mtd>
      </mtr>
      <mtr>
        <mtd>
          <mrow>
            <mrow>
              <mrow>
                <mi stretchy="false" mathvariant="normal">{</mi>
                <msub>
                  <mi>H</mi>
                  <mi>k</mi>
                </msub>
                <mi stretchy="false" mathvariant="normal">}</mi>
              </mrow>
              <mi mathvariant="normal">=</mi>
              <msub>
                <mi>A</mi>
                <mo stretchy="false">Ψ</mo>
              </msub>
            </mrow>
            <mfenced open="{" close="}">
              <mtable>
                <mtr>
                  <mtd>
                    <mi>u</mi>
                  </mtd>
                </mtr>
                <mtr>
                  <mtd>
                    <mo stretchy="false">ξ</mo>
                  </mtd>
                </mtr>
              </mtable>
            </mfenced>
            <mi>,</mi>
            <mi/>
            <mrow>
              <mrow>
                <mi stretchy="false" mathvariant="normal">{</mi>
                <msub>
                  <mi>h</mi>
                  <mi>k</mi>
                </msub>
                <mi stretchy="false" mathvariant="normal">}</mi>
              </mrow>
              <mi mathvariant="normal">=</mi>
              <msup>
                <mrow>
                  <mi stretchy="false" mathvariant="normal">[</mi>
                  <msub>
                    <mo stretchy="false">Γ</mo>
                    <mi>k</mi>
                  </msub>
                  <mi stretchy="false" mathvariant="normal">]</mi>
                </mrow>
                <mi>T</mi>
              </msup>
            </mrow>
            <msub>
              <mi>A</mi>
              <mo stretchy="false">Ψ</mo>
            </msub>
            <mfenced open="{" close="}">
              <mtable>
                <mtr>
                  <mtd>
                    <mi>u</mi>
                  </mtd>
                </mtr>
                <mtr>
                  <mtd>
                    <mo stretchy="false">ξ</mo>
                  </mtd>
                </mtr>
              </mtable>
            </mfenced>
          </mrow>
        </mtd>
      </mtr>
      <mtr>
        <mtd>
          <mrow>
            <mrow>
              <msub>
                <mi>P</mi>
                <mn>0</mn>
              </msub>
              <mi mathvariant="normal">=</mi>
              <msub>
                <mo stretchy="false">Λ</mo>
                <mo stretchy="false">Ψ</mo>
              </msub>
            </mrow>
            <mfenced open="{" close="}">
              <mtable>
                <mtr>
                  <mtd>
                    <mi>u</mi>
                  </mtd>
                </mtr>
                <mtr>
                  <mtd>
                    <mo stretchy="false">ξ</mo>
                  </mtd>
                </mtr>
              </mtable>
            </mfenced>
          </mrow>
        </mtd>
      </mtr>
    </mtable>
    <annotation encoding="StarMath 5.0">"Define" newline
alignl A_%PSI = left [ matrix {(S [underline{J}] + R [underline{tilde{c}}]) %OMEGA_u - (S [underline{tilde{c}}]^T+ R [m]) V_u # (S [underline{J}] + R [underline{tilde{c}}]) %OMEGA_%xi - (S [underline{tilde{c}}]^T + R[m]) V_%xi + S [{underline{H}}_%PSI] - R [P_%PSI] } right ] newline
alignl %LAMBDA_%PSI = left [ matrix{U # U # U # U # U} right ] left [ matrix {[m]V_u - [underline{tilde{c}}] %OMEGA_u #  [m] V_%xi - [underline{tilde{c}}] %OMEGA_%xi + [P_%PSI]} right ] newline newline
"so" newline
alignl lbrace H_k rbrace = A_%PSI left lbrace stack{u # %xi} right rbrace, ~~~~lbrace h_k rbrace = [%GAMMA_k]^T A_%PSI left lbrace stack{u # %xi} right rbrace newline
alignl P_0 = %LAMBDA_%PSI left lbrace stack{u # %xi} right rbrace 

</annotation>
  </semantics>
</math>
</file>

<file path=Object 58/content.xml><?xml version="1.0" encoding="utf-8"?>
<math xmlns="http://www.w3.org/1998/Math/MathML">
  <semantics>
    <mi>G</mi>
    <annotation encoding="StarMath 5.0">G</annotation>
  </semantics>
</math>
</file>

<file path=Object 59/content.xml><?xml version="1.0" encoding="utf-8"?>
<math xmlns="http://www.w3.org/1998/Math/MathML">
  <semantics>
    <mmultiscripts>
      <mi>r</mi>
      <none/>
      <mi>G</mi>
      <mprescripts/>
      <none/>
      <mi>N</mi>
    </mmultiscripts>
    <annotation encoding="StarMath 5.0">r lsup N ^G</annotation>
  </semantics>
</math>
</file>

<file path=Object 6/content.xml><?xml version="1.0" encoding="utf-8"?>
<math xmlns="http://www.w3.org/1998/Math/MathML">
  <semantics>
    <mmultiscripts>
      <mi>r</mi>
      <none/>
      <mi>G</mi>
      <mprescripts/>
      <none/>
      <mi>N</mi>
    </mmultiscripts>
    <annotation encoding="StarMath 5.0">r lsup N ^G</annotation>
  </semantics>
</math>
</file>

<file path=Object 60/content.xml><?xml version="1.0" encoding="utf-8"?>
<math xmlns="http://www.w3.org/1998/Math/MathML">
  <semantics>
    <mmultiscripts>
      <mi>r</mi>
      <none/>
      <mi>R</mi>
      <mprescripts/>
      <none/>
      <mi>G</mi>
    </mmultiscripts>
    <annotation encoding="StarMath 5.0">r lsup G ^R</annotation>
  </semantics>
</math>
</file>

<file path=Object 61/content.xml><?xml version="1.0" encoding="utf-8"?>
<math xmlns="http://www.w3.org/1998/Math/MathML">
  <semantics>
    <msub>
      <mi>r</mi>
      <mi>k</mi>
    </msub>
    <annotation encoding="StarMath 5.0">r_k</annotation>
  </semantics>
</math>
</file>

<file path=Object 62/content.xml><?xml version="1.0" encoding="utf-8"?>
<math xmlns="http://www.w3.org/1998/Math/MathML">
  <semantics>
    <mrow>
      <mtext>Linear Momentum: </mtext>
      <mrow>
        <mmultiscripts>
          <mi>P</mi>
          <none/>
          <mrow>
            <mi>B</mi>
            <mtext>*</mtext>
          </mrow>
          <mprescripts/>
          <none/>
          <mi>N</mi>
        </mmultiscripts>
        <mi mathvariant="normal">=</mi>
        <mrow>
          <munder>
            <mi mathvariant="normal">∫</mi>
            <mi>B</mi>
          </munder>
          <mrow>
            <mmultiscripts>
              <mi>v</mi>
              <none/>
              <mi>k</mi>
              <mprescripts/>
              <none/>
              <mi>N</mi>
            </mmultiscripts>
            <mi mathvariant="italic">dm</mi>
          </mrow>
        </mrow>
      </mrow>
    </mrow>
    <annotation encoding="StarMath 5.0">"Linear Momentum: " P lsup N ^{B"*"} = int from B {v lsup N ^{k} dm}</annotation>
  </semantics>
</math>
</file>

<file path=Object 63/content.xml><?xml version="1.0" encoding="utf-8"?>
<math xmlns="http://www.w3.org/1998/Math/MathML">
  <semantics>
    <mtable>
      <mtr>
        <mtd>
          <mtext>Angular Momentum of B about R:</mtext>
        </mtd>
      </mtr>
      <mtr>
        <mtd>
          <mrow>
            <mmultiscripts>
              <mi>H</mi>
              <none/>
              <mi>B</mi>
              <mprescripts/>
              <none/>
              <mi>R</mi>
            </mmultiscripts>
            <mi mathvariant="normal">=</mi>
            <mrow>
              <munder>
                <mi mathvariant="normal">∫</mi>
                <mi>B</mi>
              </munder>
              <mrow>
                <mfenced open="" close="">
                  <mrow>
                    <mmultiscripts>
                      <mi>r</mi>
                      <none/>
                      <mi>k</mi>
                      <mprescripts/>
                      <none/>
                      <mi>R</mi>
                    </mmultiscripts>
                    <mi mathvariant="normal">×</mi>
                    <mmultiscripts>
                      <mi>v</mi>
                      <none/>
                      <mi>k</mi>
                      <mprescripts/>
                      <none/>
                      <mi>N</mi>
                    </mmultiscripts>
                  </mrow>
                </mfenced>
                <mi mathvariant="italic">dm</mi>
              </mrow>
            </mrow>
          </mrow>
        </mtd>
      </mtr>
    </mtable>
    <annotation encoding="StarMath 5.0">"Angular Momentum of B about R:"newline
H lsup R ^B = int from B {left (r lsup R ^k times v lsup N ^k right ) dm} </annotation>
  </semantics>
</math>
</file>

<file path=Object 64/content.xml><?xml version="1.0" encoding="utf-8"?>
<math xmlns="http://www.w3.org/1998/Math/MathML">
  <semantics>
    <mrow>
      <mtext>Angular Momentum of B about G:</mtext>
      <mrow>
        <mmultiscripts>
          <mi>H</mi>
          <none/>
          <mi>B</mi>
          <mprescripts/>
          <none/>
          <mi>G</mi>
        </mmultiscripts>
        <mi mathvariant="normal">=</mi>
        <mrow>
          <mmultiscripts>
            <mi>H</mi>
            <none/>
            <mi>B</mi>
            <mprescripts/>
            <none/>
            <mi>R</mi>
          </mmultiscripts>
          <mo stretchy="false">+</mo>
          <mrow>
            <mmultiscripts>
              <mi>r</mi>
              <none/>
              <mi>R</mi>
              <mprescripts/>
              <none/>
              <mi>G</mi>
            </mmultiscripts>
            <mi mathvariant="normal">×</mi>
            <mmultiscripts>
              <mi>P</mi>
              <none/>
              <mrow>
                <mi>B</mi>
                <mtext>*</mtext>
              </mrow>
              <mprescripts/>
              <none/>
              <mi>N</mi>
            </mmultiscripts>
          </mrow>
        </mrow>
      </mrow>
    </mrow>
    <annotation encoding="StarMath 5.0">"Angular Momentum of B about G:"  H lsup G ^B = H lsup R ^B + r lsup G ^R times P lsup N ^{B"*"}</annotation>
  </semantics>
</math>
</file>

<file path=Object 65/content.xml><?xml version="1.0" encoding="utf-8"?>
<math xmlns="http://www.w3.org/1998/Math/MathML"/>
</file>

<file path=Object 66/content.xml><?xml version="1.0" encoding="utf-8"?>
<math xmlns="http://www.w3.org/1998/Math/MathML">
  <semantics>
    <mi mathvariant="italic">dm</mi>
    <annotation encoding="StarMath 5.0">dm</annotation>
  </semantics>
</math>
</file>

<file path=Object 67/content.xml><?xml version="1.0" encoding="utf-8"?>
<math xmlns="http://www.w3.org/1998/Math/MathML">
  <semantics>
    <mtable>
      <mtr>
        <mtd>
          <mtext>Integrate:</mtext>
        </mtd>
      </mtr>
      <mtr>
        <mtd>
          <mrow>
            <mfenced open="{" close="}">
              <mtable>
                <mtr>
                  <mtd>
                    <msub>
                      <mover accent="true">
                        <mi>P</mi>
                        <mi mathvariant="normal">˙</mi>
                      </mover>
                      <mn>0</mn>
                    </msub>
                  </mtd>
                </mtr>
                <mtr>
                  <mtd>
                    <mrow>
                      <mi stretchy="false" mathvariant="normal">{</mi>
                      <msub>
                        <mover accent="true">
                          <mi>h</mi>
                          <mi mathvariant="normal">˙</mi>
                        </mover>
                        <mi>k</mi>
                      </msub>
                      <mi stretchy="false" mathvariant="normal">}</mi>
                    </mrow>
                  </mtd>
                </mtr>
                <mtr>
                  <mtd>
                    <mrow>
                      <mi stretchy="false" mathvariant="normal">{</mi>
                      <msub>
                        <mover accent="true">
                          <mo stretchy="false">Π</mo>
                          <mi mathvariant="normal">˙</mi>
                        </mover>
                        <mi>i</mi>
                      </msub>
                      <mi stretchy="false" mathvariant="normal">}</mi>
                    </mrow>
                  </mtd>
                </mtr>
              </mtable>
            </mfenced>
            <mi mathvariant="normal">=</mi>
            <mfenced open="{" close="}">
              <mtable>
                <mtr>
                  <mtd>
                    <msub>
                      <mi>F</mi>
                      <mn>0</mn>
                    </msub>
                  </mtd>
                </mtr>
                <mtr>
                  <mtd>
                    <mrow>
                      <msup>
                        <mrow>
                          <mi stretchy="false" mathvariant="normal">[</mi>
                          <msub>
                            <mo stretchy="false">Γ</mo>
                            <mi>k</mi>
                          </msub>
                          <mi stretchy="false" mathvariant="normal">]</mi>
                        </mrow>
                        <mi>T</mi>
                      </msup>
                      <mfenced open="{" close="}">
                        <mrow>
                          <mrow>
                            <msub>
                              <mi>T</mi>
                              <mi>k</mi>
                            </msub>
                            <mi mathvariant="normal">−</mi>
                            <mrow>
                              <msub>
                                <mi>v</mi>
                                <mi>k</mi>
                              </msub>
                              <mi mathvariant="normal">×</mi>
                              <msub>
                                <mi>P</mi>
                                <mi>k</mi>
                              </msub>
                            </mrow>
                          </mrow>
                          <mi mathvariant="normal">−</mi>
                          <mrow>
                            <munder>
                              <mi mathvariant="normal">∑</mi>
                              <mi>i</mi>
                            </munder>
                            <mrow>
                              <msub>
                                <mo stretchy="false">ω</mo>
                                <mi>i</mi>
                              </msub>
                              <mi mathvariant="normal">×</mi>
                              <mmultiscripts>
                                <mi>H</mi>
                                <none/>
                                <msub>
                                  <mi>B</mi>
                                  <mi>i</mi>
                                </msub>
                                <mprescripts/>
                                <none/>
                                <msub>
                                  <mi>G</mi>
                                  <mi>k</mi>
                                </msub>
                              </mmultiscripts>
                            </mrow>
                          </mrow>
                        </mrow>
                      </mfenced>
                    </mrow>
                  </mtd>
                </mtr>
                <mtr>
                  <mtd>
                    <mfenced open="{" close="}">
                      <mrow>
                        <mrow>
                          <msub>
                            <mi mathvariant="normal">∫</mi>
                            <msub>
                              <mi>B</mi>
                              <mi>i</mi>
                            </msub>
                          </msub>
                          <msup>
                            <mo stretchy="false">Ψ</mo>
                            <mi>T</mi>
                          </msup>
                        </mrow>
                        <mi mathvariant="italic">df</mi>
                      </mrow>
                    </mfenced>
                  </mtd>
                </mtr>
              </mtable>
            </mfenced>
          </mrow>
        </mtd>
      </mtr>
      <mtr>
        <mtd>
          <mrow>
            <mtext>(where </mtext>
            <msub>
              <mi>F</mi>
              <mn>0</mn>
            </msub>
            <mtext> is the total resultant force on the spacecraft, applied at the center of mass, and</mtext>
          </mrow>
        </mtd>
      </mtr>
      <mtr>
        <mtd>
          <mrow>
            <msub>
              <mi>T</mi>
              <mi>k</mi>
            </msub>
            <mtext> is the resultant torque about </mtext>
            <msub>
              <mi>G</mi>
              <mi>k</mi>
            </msub>
            <mtext> of all forces and moments acting on bodies outboard of </mtext>
            <msub>
              <mi>G</mi>
              <mi>k</mi>
            </msub>
            <mtext>).</mtext>
          </mrow>
        </mtd>
      </mtr>
      <mtr>
        <mtd>
          <mrow>
            <mtext>As discussed in the Kane_NBody_Flex slides, </mtext>
            <mrow>
              <msub>
                <mi mathvariant="normal">∫</mi>
                <msub>
                  <mi>B</mi>
                  <mi>i</mi>
                </msub>
              </msub>
              <msup>
                <mo stretchy="false">Ψ</mo>
                <mi>T</mi>
              </msup>
            </mrow>
            <mi mathvariant="italic">df</mi>
            <mtext> comprises spring and damping</mtext>
          </mrow>
        </mtd>
      </mtr>
      <mtr>
        <mtd>
          <mrow>
            <mrow>
              <mtext>forces, </mtext>
              <mi mathvariant="normal">−</mi>
              <msub>
                <mi>C</mi>
                <mo stretchy="false">Ψ</mo>
              </msub>
            </mrow>
            <mrow>
              <mo stretchy="false">ξ</mo>
              <mi mathvariant="normal">−</mi>
              <msub>
                <mi>K</mi>
                <mo stretchy="false">Ψ</mo>
              </msub>
            </mrow>
            <mo stretchy="false">η</mo>
            <mtext>, as well as any external forces or moments that have zero resultants on</mtext>
          </mrow>
        </mtd>
      </mtr>
      <mtr>
        <mtd>
          <mtext>the body, but non-zero projections into the modal space.</mtext>
        </mtd>
      </mtr>
      <mtr>
        <mtd>
          <mtext/>
        </mtd>
      </mtr>
      <mtr>
        <mtd>
          <mrow>
            <mtext>Solve for </mtext>
            <mi>u</mi>
            <mi>,</mi>
            <mo stretchy="false">ξ</mo>
            <mtext>:</mtext>
            <mi/>
            <mrow>
              <mfenced open="{" close="}">
                <mtable>
                  <mtr>
                    <mtd>
                      <msub>
                        <mi>P</mi>
                        <mn>0</mn>
                      </msub>
                    </mtd>
                  </mtr>
                  <mtr>
                    <mtd>
                      <mrow>
                        <mi stretchy="false" mathvariant="normal">{</mi>
                        <msub>
                          <mi>h</mi>
                          <mi>k</mi>
                        </msub>
                        <mi stretchy="false" mathvariant="normal">}</mi>
                      </mrow>
                    </mtd>
                  </mtr>
                  <mtr>
                    <mtd>
                      <mrow>
                        <mi stretchy="false" mathvariant="normal">{</mi>
                        <mo stretchy="false">Π</mo>
                        <mi stretchy="false" mathvariant="normal">}</mi>
                      </mrow>
                    </mtd>
                  </mtr>
                </mtable>
              </mfenced>
              <mi mathvariant="normal">=</mi>
              <mfenced open="[" close="]">
                <mtable>
                  <mtr>
                    <mtd>
                      <msub>
                        <mo stretchy="false">Λ</mo>
                        <mo stretchy="false">Ψ</mo>
                      </msub>
                    </mtd>
                  </mtr>
                  <mtr>
                    <mtd>
                      <mrow>
                        <msup>
                          <mrow>
                            <mi stretchy="false" mathvariant="normal">[</mi>
                            <msub>
                              <mo stretchy="false">Γ</mo>
                              <mi>k</mi>
                            </msub>
                            <mi stretchy="false" mathvariant="normal">]</mi>
                          </mrow>
                          <mi>T</mi>
                        </msup>
                        <msub>
                          <mi>A</mi>
                          <mo stretchy="false">Ψ</mo>
                        </msub>
                      </mrow>
                    </mtd>
                  </mtr>
                  <mtr>
                    <mtd>
                      <msub>
                        <mo stretchy="false">Φ</mo>
                        <mo stretchy="false">Ψ</mo>
                      </msub>
                    </mtd>
                  </mtr>
                </mtable>
              </mfenced>
            </mrow>
            <mfenced open="{" close="}">
              <mtable>
                <mtr>
                  <mtd>
                    <mi>u</mi>
                  </mtd>
                </mtr>
                <mtr>
                  <mtd>
                    <mo stretchy="false">ξ</mo>
                  </mtd>
                </mtr>
              </mtable>
            </mfenced>
          </mrow>
        </mtd>
      </mtr>
      <mtr>
        <mtd/>
      </mtr>
      <mtr>
        <mtd>
          <mrow>
            <mtext>Construct </mtext>
            <mrow>
              <mi stretchy="false" mathvariant="normal">{</mi>
              <msub>
                <mo stretchy="false">ω</mo>
                <mi>i</mi>
              </msub>
              <mi stretchy="false" mathvariant="normal">}</mi>
            </mrow>
            <mi>,</mi>
            <mrow>
              <mi stretchy="false" mathvariant="normal">{</mi>
              <msub>
                <mi>v</mi>
                <mi>k</mi>
              </msub>
              <mi stretchy="false" mathvariant="normal">}</mi>
            </mrow>
            <mtext>:</mtext>
            <mi/>
            <mtable>
              <mtr>
                <mtd>
                  <mrow>
                    <mrow>
                      <mrow>
                        <mi stretchy="false" mathvariant="normal">{</mi>
                        <msub>
                          <mo stretchy="false">ω</mo>
                          <mi>i</mi>
                        </msub>
                        <mi stretchy="false" mathvariant="normal">}</mi>
                      </mrow>
                      <mi mathvariant="normal">=</mi>
                      <msub>
                        <mo stretchy="false">Ω</mo>
                        <mi>u</mi>
                      </msub>
                    </mrow>
                    <mrow>
                      <mi>u</mi>
                      <mo stretchy="false">+</mo>
                      <msub>
                        <mo stretchy="false">Ω</mo>
                        <mo stretchy="false">ξ</mo>
                      </msub>
                    </mrow>
                    <mo stretchy="false">ξ</mo>
                  </mrow>
                </mtd>
              </mtr>
              <mtr>
                <mtd>
                  <mrow>
                    <mrow>
                      <mrow>
                        <mi stretchy="false" mathvariant="normal">{</mi>
                        <msub>
                          <mi>v</mi>
                          <mi>k</mi>
                        </msub>
                        <mi stretchy="false" mathvariant="normal">}</mi>
                      </mrow>
                      <mi mathvariant="normal">=</mi>
                      <msub>
                        <mi>V</mi>
                        <mi>u</mi>
                      </msub>
                    </mrow>
                    <mrow>
                      <mi>u</mi>
                      <mo stretchy="false">+</mo>
                      <msub>
                        <mi>V</mi>
                        <mo stretchy="false">ξ</mo>
                      </msub>
                    </mrow>
                    <mo stretchy="false">ξ</mo>
                  </mrow>
                </mtd>
              </mtr>
            </mtable>
          </mrow>
        </mtd>
      </mtr>
      <mtr>
        <mtd>
          <mtext>Repeat</mtext>
        </mtd>
      </mtr>
    </mtable>
    <annotation encoding="StarMath 5.0">"Integrate:" newline
left lbrace stack{{dot{P}}_0 # lbrace {dot{h}}_k rbrace # lbrace {dot{%PI}}_i rbrace } right rbrace = left lbrace stack{F_0 # [%GAMMA_k]^T left lbrace T_k - v_k times P_k - Sum from i {%omega_i times H lsup {G_k} ^{B_i} }right rbrace # left lbrace int_{B_i} %PSI^T df right rbrace} right rbrace newline
"(where "F_0" is the total resultant force on the spacecraft, applied at the center of mass, and" newline
alignl T_k" is the resultant torque about "G_k" of all forces and moments acting on bodies outboard of "G_k")." newline 
"As discussed in the Kane_NBody_Flex slides, "int_{B_i} %PSI^T df" comprises spring and damping" newline
"forces, "-C_%PSI %xi - K_%PSI %eta", as well as any external forces or moments that have zero resultants on" newline
"the body, but non-zero projections into the modal space."newline
""newline
"Solve for "u, %xi":" ~~~
left lbrace stack{P_0 # lbrace h_k rbrace # lbrace %PI rbrace} right rbrace = left [ matrix { %LAMBDA_%PSI ## [%GAMMA_k]^T A_%PSI ## %PHI_%PSI} right ] left lbrace stack{u # %xi} right rbrace newline newline
"Construct "lbrace %omega_i rbrace, lbrace %v_k rbrace":"~~~
stack{lbrace %omega_i rbrace = %OMEGA_u u + %OMEGA_%xi %xi #
lbrace v_k rbrace = V_u u + V_%xi %xi} newline
"Repeat"</annotation>
  </semantics>
</math>
</file>

<file path=Object 68/content.xml><?xml version="1.0" encoding="utf-8"?>
<math xmlns="http://www.w3.org/1998/Math/MathML">
  <semantics>
    <msub>
      <mi>B</mi>
      <mi>i</mi>
    </msub>
    <annotation encoding="StarMath 5.0">B_i</annotation>
  </semantics>
</math>
</file>

<file path=Object 69/content.xml><?xml version="1.0" encoding="utf-8"?>
<math xmlns="http://www.w3.org/1998/Math/MathML">
  <semantics>
    <msub>
      <mi>G</mi>
      <mi>i</mi>
    </msub>
    <annotation encoding="StarMath 5.0">G_i</annotation>
  </semantics>
</math>
</file>

<file path=Object 7/content.xml><?xml version="1.0" encoding="utf-8"?>
<math xmlns="http://www.w3.org/1998/Math/MathML">
  <semantics>
    <mmultiscripts>
      <mi>r</mi>
      <none/>
      <mi>R</mi>
      <mprescripts/>
      <none/>
      <mi>G</mi>
    </mmultiscripts>
    <annotation encoding="StarMath 5.0">r lsup G ^R</annotation>
  </semantics>
</math>
</file>

<file path=Object 70/content.xml><?xml version="1.0" encoding="utf-8"?>
<math xmlns="http://www.w3.org/1998/Math/MathML">
  <semantics>
    <msub>
      <mi>B</mi>
      <mi>o</mi>
    </msub>
    <annotation encoding="StarMath 5.0">B_o</annotation>
  </semantics>
</math>
</file>

<file path=Object 71/content.xml><?xml version="1.0" encoding="utf-8"?>
<math xmlns="http://www.w3.org/1998/Math/MathML">
  <semantics>
    <msub>
      <mi>G</mi>
      <mi>o</mi>
    </msub>
    <annotation encoding="StarMath 5.0">G_o</annotation>
  </semantics>
</math>
</file>

<file path=Object 72/content.xml><?xml version="1.0" encoding="utf-8"?>
<math xmlns="http://www.w3.org/1998/Math/MathML">
  <semantics>
    <mtable>
      <mtr>
        <mtd>
          <mtext>As we assemble the system, we adopt a not-uncommon notation to </mtext>
        </mtd>
      </mtr>
      <mtr>
        <mtd>
          <mtext>distinguish system-level properties from body-level properties.</mtext>
        </mtd>
      </mtr>
      <mtr>
        <mtd>
          <mtext>In cases where a common symbol is used for both, the system-level</mtext>
        </mtd>
      </mtr>
      <mtr>
        <mtd>
          <mrow>
            <mtext>vectors are enclosed in braces, </mtext>
            <mrow>
              <mi stretchy="false" mathvariant="normal">{</mi>
              <mrow>
                <mi/>
                <mi mathvariant="normal">⋅</mi>
                <mi/>
              </mrow>
              <mi stretchy="false" mathvariant="normal">}</mi>
            </mrow>
            <mtext>, and system-level matrices are</mtext>
          </mrow>
        </mtd>
      </mtr>
      <mtr>
        <mtd>
          <mrow>
            <mtext>enclosed in brackets, </mtext>
            <mrow>
              <mi stretchy="false" mathvariant="normal">[</mi>
              <mrow>
                <mi/>
                <mi mathvariant="normal">⋅</mi>
                <mi/>
              </mrow>
              <mi stretchy="false" mathvariant="normal">]</mi>
            </mrow>
            <mtext> to reduce confusion.</mtext>
          </mrow>
        </mtd>
      </mtr>
      <mtr>
        <mtd/>
      </mtr>
      <mtr>
        <mtd>
          <mrow>
            <mtext>For example, we use </mtext>
            <mi>J</mi>
            <mtext> to denote the inertia tensor of a generic </mtext>
          </mrow>
        </mtd>
      </mtr>
      <mtr>
        <mtd>
          <mrow>
            <mtext>single body.  </mtext>
            <msub>
              <mi>J</mi>
              <mi>i</mi>
            </msub>
            <mtext> denotes the inertia tensor of the </mtext>
            <mi>i</mi>
            <mtext>th body, and </mtext>
            <mrow>
              <mi stretchy="false" mathvariant="normal">[</mi>
              <mi>J</mi>
              <mi stretchy="false" mathvariant="normal">]</mi>
            </mrow>
            <mtext> denotes a</mtext>
          </mrow>
        </mtd>
      </mtr>
      <mtr>
        <mtd>
          <mtext>system matrix formed by assembling the single-body inertia tensors:</mtext>
        </mtd>
      </mtr>
      <mtr>
        <mtd>
          <mrow>
            <mrow>
              <mrow>
                <mi stretchy="false" mathvariant="normal">[</mi>
                <mi>J</mi>
                <mi stretchy="false" mathvariant="normal">]</mi>
              </mrow>
              <mi mathvariant="normal">≡</mi>
              <mtext>diag</mtext>
            </mrow>
            <mrow>
              <mi stretchy="false" mathvariant="normal">[</mi>
              <mtable>
                <mtr>
                  <mtd>
                    <msub>
                      <mi>J</mi>
                      <mn>1</mn>
                    </msub>
                  </mtd>
                  <mtd>
                    <msub>
                      <mi>J</mi>
                      <mn>2</mn>
                    </msub>
                  </mtd>
                  <mtd>
                    <msub>
                      <mi>J</mi>
                      <mn>3</mn>
                    </msub>
                  </mtd>
                  <mtd>
                    <mo stretchy="false">…</mo>
                  </mtd>
                </mtr>
              </mtable>
              <mi stretchy="false" mathvariant="normal">]</mi>
            </mrow>
          </mrow>
        </mtd>
      </mtr>
    </mtable>
    <annotation encoding="StarMath 5.0">"As we assemble the system, we adopt a not-uncommon notation to " newline 
"distinguish system-level properties from body-level properties." newline  
"In cases where a common symbol is used for both, the system-level" newline 
"vectors are enclosed in braces, "lbrace ` cdot ` rbrace", and system-level matrices are" newline 
"enclosed in brackets, "[ ` cdot ` ]" to reduce confusion."newline newline
"For example, we use "J" to denote the inertia tensor of a generic " newline
"single body.  "J_i" denotes the inertia tensor of the "i"th body, and "[J]" denotes a" newline
"system matrix formed by assembling the single-body inertia tensors:" newline
[J] equiv "diag"[matrix{J_1 # J_2 # J_3 # dotslow} ]</annotation>
  </semantics>
</math>
</file>

<file path=Object 73/content.xml><?xml version="1.0" encoding="utf-8"?>
<math xmlns="http://www.w3.org/1998/Math/MathML">
  <semantics>
    <mtable>
      <mtr>
        <mtd>
          <mtext>The momentum states discussed so far are extensions of the rigid-body momentum </mtext>
        </mtd>
      </mtr>
      <mtr>
        <mtd>
          <mtext>states. We still need some equations of motion for the flexible modes of 
each body.</mtext>
        </mtd>
      </mtr>
      <mtr>
        <mtd>
          <mtext>Ken London suggests we use the momentum states:</mtext>
        </mtd>
      </mtr>
      <mtr>
        <mtd/>
      </mtr>
      <mtr>
        <mtd>
          <mrow>
            <mo stretchy="false">Π</mo>
            <mi mathvariant="normal">≡</mi>
            <mrow>
              <msub>
                <mi mathvariant="normal">∫</mi>
                <mi>B</mi>
              </msub>
              <mrow>
                <msubsup>
                  <mo stretchy="false">Ψ</mo>
                  <mi>k</mi>
                  <mi>T</mi>
                </msubsup>
                <mmultiscripts>
                  <mi>v</mi>
                  <none/>
                  <mi>k</mi>
                  <mprescripts/>
                  <none/>
                  <mi>N</mi>
                </mmultiscripts>
                <mi mathvariant="italic">dm</mi>
              </mrow>
            </mrow>
          </mrow>
        </mtd>
      </mtr>
      <mtr>
        <mtd>
          <mtext>with the equations of motion:</mtext>
        </mtd>
      </mtr>
      <mtr>
        <mtd>
          <mrow>
            <mrow>
              <mover accent="true">
                <mo stretchy="false">Π</mo>
                <mi mathvariant="normal">˙</mi>
              </mover>
              <mi mathvariant="normal">=</mi>
              <mrow>
                <msub>
                  <mi mathvariant="normal">∫</mi>
                  <mi>B</mi>
                </msub>
                <msubsup>
                  <mo stretchy="false">Ψ</mo>
                  <mi>k</mi>
                  <mi>T</mi>
                </msubsup>
              </mrow>
            </mrow>
            <mi mathvariant="italic">df</mi>
          </mrow>
        </mtd>
      </mtr>
      <mtr>
        <mtd>
          <mrow>
            <mtext>Expressing </mtext>
            <mmultiscripts>
              <mi>v</mi>
              <none/>
              <mi>k</mi>
              <mprescripts/>
              <none/>
              <mi>N</mi>
            </mmultiscripts>
            <mtext> as:</mtext>
          </mrow>
        </mtd>
      </mtr>
      <mtr>
        <mtd>
          <mrow>
            <mrow>
              <mmultiscripts>
                <mi>v</mi>
                <none/>
                <mi>k</mi>
                <mprescripts/>
                <none/>
                <mi>N</mi>
              </mmultiscripts>
              <mi mathvariant="normal">=</mi>
              <mrow>
                <mrow>
                  <mmultiscripts>
                    <mi>v</mi>
                    <none/>
                    <mi>R</mi>
                    <mprescripts/>
                    <none/>
                    <mi>N</mi>
                  </mmultiscripts>
                  <mo stretchy="false">+</mo>
                  <mrow>
                    <mmultiscripts>
                      <mo stretchy="false">ω</mo>
                      <none/>
                      <mi>B</mi>
                      <mprescripts/>
                      <none/>
                      <mi>N</mi>
                    </mmultiscripts>
                    <mi mathvariant="normal">×</mi>
                    <mrow>
                      <mo stretchy="false">(</mo>
                      <mrow>
                        <mrow>
                          <mmultiscripts>
                            <mi>r</mi>
                            <none/>
                            <mi>k</mi>
                            <mprescripts/>
                            <none/>
                            <mi>R</mi>
                          </mmultiscripts>
                          <mo stretchy="false">+</mo>
                          <msub>
                            <mo stretchy="false">Ψ</mo>
                            <mi>k</mi>
                          </msub>
                        </mrow>
                        <mo stretchy="false">η</mo>
                      </mrow>
                      <mo stretchy="false">)</mo>
                    </mrow>
                  </mrow>
                </mrow>
                <mo stretchy="false">+</mo>
                <msub>
                  <mo stretchy="false">Ψ</mo>
                  <mi>k</mi>
                </msub>
              </mrow>
            </mrow>
            <mo stretchy="false">ξ</mo>
          </mrow>
        </mtd>
      </mtr>
      <mtr>
        <mtd/>
      </mtr>
      <mtr>
        <mtd>
          <mtext>and referring to modal integrals defined in Kane_NBody_Flex slides, we immediately obtain</mtext>
        </mtd>
      </mtr>
      <mtr>
        <mtd/>
      </mtr>
      <mtr>
        <mtd>
          <mrow>
            <mrow>
              <mo stretchy="false">Π</mo>
              <mi mathvariant="normal">=</mi>
              <msubsup>
                <mi>P</mi>
                <mo stretchy="false">Ψ</mo>
                <mi>T</mi>
              </msubsup>
            </mrow>
            <mrow>
              <mmultiscripts>
                <mi>v</mi>
                <none/>
                <mi>R</mi>
                <mprescripts/>
                <none/>
                <mi>N</mi>
              </mmultiscripts>
              <mo stretchy="false">+</mo>
              <msup>
                <mrow>
                  <mo stretchy="false">(</mo>
                  <mrow>
                    <mrow>
                      <msub>
                        <mi>H</mi>
                        <mo stretchy="false">Ψ</mo>
                      </msub>
                      <mo stretchy="false">+</mo>
                      <msub>
                        <mi>Q</mi>
                        <mo stretchy="false">Ψ</mo>
                      </msub>
                    </mrow>
                    <mo stretchy="false">η</mo>
                  </mrow>
                  <mo stretchy="false">)</mo>
                </mrow>
                <mi>T</mi>
              </msup>
            </mrow>
            <mrow>
              <mmultiscripts>
                <mo stretchy="false">ω</mo>
                <none/>
                <mi>B</mi>
                <mprescripts/>
                <none/>
                <mi>N</mi>
              </mmultiscripts>
              <mo stretchy="false">+</mo>
              <msub>
                <mi>M</mi>
                <mo stretchy="false">Ψ</mo>
              </msub>
            </mrow>
            <mo stretchy="false">ξ</mo>
          </mrow>
        </mtd>
      </mtr>
      <mtr>
        <mtd>
          <mtext>or</mtext>
        </mtd>
      </mtr>
      <mtr>
        <mtd>
          <mrow>
            <mrow>
              <mrow>
                <mi stretchy="false" mathvariant="normal">{</mi>
                <mo stretchy="false">Π</mo>
                <mi stretchy="false" mathvariant="normal">}</mi>
              </mrow>
              <mi mathvariant="normal">=</mi>
              <mfenced open="[" close="]">
                <mtable>
                  <mtr>
                    <mtd>
                      <mrow>
                        <msup>
                          <mrow>
                            <mi stretchy="false" mathvariant="normal">[</mi>
                            <msub>
                              <munder accentunder="true">
                                <mi>H</mi>
                                <mo>̲</mo>
                              </munder>
                              <mo stretchy="false">Ψ</mo>
                            </msub>
                            <mi stretchy="false" mathvariant="normal">]</mi>
                          </mrow>
                          <mi>T</mi>
                        </msup>
                        <mrow>
                          <msub>
                            <mo stretchy="false">Ω</mo>
                            <mi>u</mi>
                          </msub>
                          <mo stretchy="false">+</mo>
                          <msup>
                            <mrow>
                              <mi stretchy="false" mathvariant="normal">[</mi>
                              <msub>
                                <mi>P</mi>
                                <mo stretchy="false">Ψ</mo>
                              </msub>
                              <mi stretchy="false" mathvariant="normal">]</mi>
                            </mrow>
                            <mi>T</mi>
                          </msup>
                        </mrow>
                        <msub>
                          <mi>V</mi>
                          <mi>u</mi>
                        </msub>
                      </mrow>
                    </mtd>
                    <mtd>
                      <mrow>
                        <msup>
                          <mrow>
                            <mi stretchy="false" mathvariant="normal">[</mi>
                            <msub>
                              <munder accentunder="true">
                                <mi>H</mi>
                                <mo>̲</mo>
                              </munder>
                              <mo stretchy="false">Ψ</mo>
                            </msub>
                            <mi stretchy="false" mathvariant="normal">]</mi>
                          </mrow>
                          <mi>T</mi>
                        </msup>
                        <mrow>
                          <msub>
                            <mo stretchy="false">Ω</mo>
                            <mo stretchy="false">ξ</mo>
                          </msub>
                          <mo stretchy="false">+</mo>
                          <msup>
                            <mrow>
                              <mi stretchy="false" mathvariant="normal">[</mi>
                              <msub>
                                <mi>P</mi>
                                <mo stretchy="false">Ψ</mo>
                              </msub>
                              <mi stretchy="false" mathvariant="normal">]</mi>
                            </mrow>
                            <mi>T</mi>
                          </msup>
                        </mrow>
                        <mrow>
                          <msub>
                            <mi>V</mi>
                            <mo stretchy="false">ξ</mo>
                          </msub>
                          <mo stretchy="false">+</mo>
                          <mrow>
                            <mi stretchy="false" mathvariant="normal">[</mi>
                            <msub>
                              <mi>M</mi>
                              <mo stretchy="false">Ψ</mo>
                            </msub>
                            <mi stretchy="false" mathvariant="normal">]</mi>
                          </mrow>
                        </mrow>
                      </mrow>
                    </mtd>
                  </mtr>
                </mtable>
              </mfenced>
            </mrow>
            <mfenced open="{" close="}">
              <mtable>
                <mtr>
                  <mtd>
                    <mi>u</mi>
                  </mtd>
                </mtr>
                <mtr>
                  <mtd>
                    <mo stretchy="false">ξ</mo>
                  </mtd>
                </mtr>
              </mtable>
            </mfenced>
          </mrow>
        </mtd>
      </mtr>
      <mtr>
        <mtd>
          <mrow>
            <mtext>For compactness, we introduce </mtext>
            <msub>
              <mo stretchy="false">Φ</mo>
              <mo stretchy="false">Ψ</mo>
            </msub>
            <mi>,</mi>
          </mrow>
        </mtd>
      </mtr>
      <mtr>
        <mtd>
          <mrow>
            <mrow>
              <mrow>
                <mi stretchy="false" mathvariant="normal">{</mi>
                <mo stretchy="false">Π</mo>
                <mi stretchy="false" mathvariant="normal">}</mi>
              </mrow>
              <mi mathvariant="normal">=</mi>
              <msub>
                <mo stretchy="false">Φ</mo>
                <mo stretchy="false">Ψ</mo>
              </msub>
            </mrow>
            <mfenced open="{" close="}">
              <mtable>
                <mtr>
                  <mtd>
                    <mi>u</mi>
                  </mtd>
                </mtr>
                <mtr>
                  <mtd>
                    <mo stretchy="false">ξ</mo>
                  </mtd>
                </mtr>
              </mtable>
            </mfenced>
          </mrow>
        </mtd>
      </mtr>
    </mtable>
    <annotation encoding="StarMath 5.0">"The momentum states discussed so far are extensions of the rigid-body momentum " newline 
"states. We still need some equations of motion for the flexible modes of 
each body." newline
"Ken London suggests we use the momentum states:" newline newline
%PI equiv int_B {%PSI_k^T v lsup N ^k dm}
newline
"with the equations of motion:" newline 
dot{%PI} = int_B %PSI_k^T df
newline
"Expressing "v lsup N ^k" as:" newline
v lsup N ^k = v lsup N ^R + %omega lsup N ^B times (r lsup R ^k + %PSI_k %eta) + %PSI_k %xi newline newline
"and referring to modal integrals defined in Kane_NBody_Flex slides, we immediately obtain" newline newline
%PI = P_%PSI ^T v lsup N ^R + (H_%PSI + Q_%PSI %eta)^T %omega lsup N ^B + M_%PSI %xi newline
"or" newline
lbrace %PI rbrace = left [ matrix{[{underline{H}}_%PSI]^T %OMEGA_u + [P_%PSI]^T V_u # [{underline{H}}_%PSI]^T %OMEGA_%xi + [P_%PSI]^T V_%xi + [M_%PSI] } right ] left lbrace stack{u # %xi} right rbrace newline
"For compactness, we introduce "%PHI_%PSI , newline
lbrace %PI rbrace = %PHI_%PSI left lbrace stack{u # %xi} right rbrace</annotation>
  </semantics>
</math>
</file>

<file path=Object 8/content.xml><?xml version="1.0" encoding="utf-8"?>
<math xmlns="http://www.w3.org/1998/Math/MathML">
  <semantics>
    <mmultiscripts>
      <mi>r</mi>
      <none/>
      <mrow>
        <mi>B</mi>
        <mtext>*</mtext>
      </mrow>
      <mprescripts/>
      <none/>
      <mi>R</mi>
    </mmultiscripts>
    <annotation encoding="StarMath 5.0">r lsup R ^{B"*"}</annotation>
  </semantics>
</math>
</file>

<file path=Object 9/content.xml><?xml version="1.0" encoding="utf-8"?>
<math xmlns="http://www.w3.org/1998/Math/MathML">
  <semantics>
    <mrow>
      <mtext>Linear Momentum: </mtext>
      <mrow>
        <mmultiscripts>
          <mi>P</mi>
          <none/>
          <mrow>
            <mi>B</mi>
            <mtext>*</mtext>
          </mrow>
          <mprescripts/>
          <none/>
          <mi>N</mi>
        </mmultiscripts>
        <mi mathvariant="normal">=</mi>
        <mi>m</mi>
      </mrow>
      <mrow>
        <mmultiscripts>
          <mi>v</mi>
          <none/>
          <mrow>
            <mi>B</mi>
            <mtext>*</mtext>
          </mrow>
          <mprescripts/>
          <none/>
          <mi>N</mi>
        </mmultiscripts>
        <mi mathvariant="normal">=</mi>
        <mi>m</mi>
      </mrow>
      <mrow>
        <mmultiscripts>
          <mi>v</mi>
          <none/>
          <mi>R</mi>
          <mprescripts/>
          <none/>
          <mi>N</mi>
        </mmultiscripts>
        <mo stretchy="false">+</mo>
        <mrow>
          <mmultiscripts>
            <mo stretchy="false">ω</mo>
            <none/>
            <mi>B</mi>
            <mprescripts/>
            <none/>
            <mi>N</mi>
          </mmultiscripts>
          <mi mathvariant="normal">×</mi>
          <mi>c</mi>
        </mrow>
      </mrow>
    </mrow>
    <annotation encoding="StarMath 5.0">"Linear Momentum: " P lsup N ^{B"*"} = m v lsup N ^{B"*"} = m v lsup N ^R + %omega lsup N ^B times c</annotation>
  </semantics>
</math>
</file>